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0.801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2.713cm"/>
    </style:style>
    <style:style style:name="co8" style:family="table-column">
      <style:table-column-properties fo:break-before="auto" style:column-width="3.466cm"/>
    </style:style>
    <style:style style:name="co9" style:family="table-column">
      <style:table-column-properties fo:break-before="auto" style:column-width="0.626cm"/>
    </style:style>
    <style:style style:name="co10" style:family="table-column">
      <style:table-column-properties fo:break-before="auto" style:column-width="0.64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3.884cm"/>
    </style:style>
    <style:style style:name="co14" style:family="table-column">
      <style:table-column-properties fo:break-before="auto" style:column-width="2.776cm"/>
    </style:style>
    <style:style style:name="co15" style:family="table-column">
      <style:table-column-properties fo:break-before="auto" style:column-width="1.796cm"/>
    </style:style>
    <style:style style:name="co16" style:family="table-column">
      <style:table-column-properties fo:break-before="auto" style:column-width="0.61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number:number-style style:name="N40000" number:language="en" number:country="GB">
      <number:number number:min-integer-digits="1"/>
    </number:number-style>
    <style:style style:name="ce1" style:family="table-cell" style:parent-style-name="Default" style:data-style-name="N4000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40000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 style:data-style-name="N400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000"/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400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 style:data-style-name="N40000">
      <style:table-cell-properties style:text-align-source="fix" style:repeat-content="false" fo:border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 style:data-style-name="N40000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 style:data-style-name="N40110">
      <style:table-cell-properties style:text-align-source="fix" style:repeat-content="false" fo:border="none" style:vertical-align="middle"/>
      <style:paragraph-properties fo:text-align="center"/>
    </style:style>
    <style:style style:name="ce31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</style:style>
    <style:style style:name="ce32" style:family="table-cell" style:parent-style-name="Default" style:data-style-name="N1"/>
    <style:style style:name="ce3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3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/>
    </style:style>
    <style:style style:name="ce35" style:family="table-cell" style:parent-style-name="Default" style:data-style-name="N110"/>
    <style:style style:name="ce36" style:family="table-cell" style:parent-style-name="Default" style:data-style-name="N1">
      <style:table-cell-properties fo:border="none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38" style:family="table-cell" style:parent-style-name="Default" style:data-style-name="N111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able-cell-properties fo:border="none"/>
      <style:text-properties fo:font-size="15pt" fo:font-weight="bold" style:font-size-asian="15pt" style:font-weight-asian="bold" style:font-size-complex="15pt" style:font-weight-complex="bold"/>
    </style:style>
    <style:style style:name="ce42" style:family="table-cell" style:parent-style-name="Default" style:data-style-name="N111">
      <style:table-cell-properties fo:border="none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4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center"/>
    </style:style>
    <style:style style:name="ce45" style:family="table-cell" style:parent-style-name="Default" style:data-style-name="N110">
      <style:table-cell-properties fo:border="none"/>
    </style:style>
    <style:style style:name="ce4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 style:data-style-name="N110">
      <style:table-cell-properties style:text-align-source="fix" style:repeat-content="false" fo:border="none"/>
      <style:paragraph-properties fo:text-align="center" fo:margin-left="0cm"/>
    </style:style>
    <style:style style:name="ce48" style:family="table-cell" style:parent-style-name="Default" style:data-style-name="N110">
      <style:table-cell-properties style:text-align-source="fix" style:repeat-content="false" fo:border="none" style:vertical-align="middle"/>
      <style:paragraph-properties fo:text-align="center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lsevier" table:style-name="ta1">
        <table:shapes>
          <draw:frame draw:z-index="0" draw:style-name="gr1" draw:text-style-name="P1" svg:width="15.999cm" svg:height="8.999cm" svg:x="18.156cm" svg:y="0.649cm">
            <draw:object draw:notify-on-update-of-ranges="Elsevier.A3:Elsevier.A12 Elsevier.A3:Elsevier.A12 Elsevier.A27:Elsevier.A27 Elsevier.F29:Elsevier.F38 Elsevier.A3:Elsevier.A12 Elsevier.A1:Elsevier.A1 Elsevier.F3:Elsevier.F12 Elsevier.A3:Elsevier.A12 Elsevier.A14:Elsevier.A14 Elsevier.F16:Elsevier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5.511cm" svg:y="0.717cm">
            <draw:object draw:notify-on-update-of-ranges="Elsevier.A3:Elsevier.A12 Elsevier.A3:Elsevier.A12 Elsevier.A27:Elsevier.A27 Elsevier.G29:Elsevier.G38 Elsevier.A3:Elsevier.A12 Elsevier.A1:Elsevier.A1 Elsevier.G3:Elsevier.G12 Elsevier.A3:Elsevier.A12 Elsevier.A14:Elsevier.A14 Elsevier.G16:Elsevier.G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2.539cm" svg:y="0.593cm">
            <draw:object draw:notify-on-update-of-ranges="Elsevier.A3:Elsevier.A12 Elsevier.A3:Elsevier.A12 Elsevier.A27:Elsevier.A27 Elsevier.H29:Elsevier.H38 Elsevier.A3:Elsevier.A12 Elsevier.A1:Elsevier.A1 Elsevier.H3:Elsevier.H12 Elsevier.A3:Elsevier.A12 Elsevier.A14:Elsevier.A14 Elsevier.H16:Elsevier.H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8.056cm" svg:y="10.524cm">
            <draw:object draw:notify-on-update-of-ranges="Elsevier.A3:Elsevier.A12 Elsevier.A3:Elsevier.A12 Elsevier.A27:Elsevier.A27 Elsevier.I29:Elsevier.I38 Elsevier.A3:Elsevier.A12 Elsevier.A1:Elsevier.A1 Elsevier.I3:Elsevier.I12 Elsevier.A3:Elsevier.A12 Elsevier.A14:Elsevier.A14 Elsevier.I16:Elsevier.I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35.638cm" svg:y="10.442cm">
            <draw:object draw:notify-on-update-of-ranges="Elsevier.A3:Elsevier.A12 Elsevier.A3:Elsevier.A12 Elsevier.A27:Elsevier.A27 Elsevier.J29:Elsevier.J38 Elsevier.A3:Elsevier.A12 Elsevier.A1:Elsevier.A1 Elsevier.J3:Elsevier.J12 Elsevier.A3:Elsevier.A12 Elsevier.A14:Elsevier.A14 Elsevier.J16:Elsevier.J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default-cell-style-name="ce30"/>
        <table:table-column table:style-name="co5" table:default-cell-style-name="ce30"/>
        <table:table-column table:style-name="co1" table:default-cell-style-name="ce30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LEPH</text:p>
          </table:table-cell>
          <table:covered-table-cell table:number-columns-repeated="2" table:style-name="ce4"/>
          <table:covered-table-cell table:style-name="ce22"/>
          <table:covered-table-cell table:number-columns-repeated="6" table:style-name="ce25"/>
          <table:table-cell table:style-name="ce19" table:number-columns-repeated="3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1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style-name="ce19"/>
          <table:table-cell table:number-columns-repeated="2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1" calcext:value-type="float">
            <text:p>1.000</text:p>
          </table:table-cell>
          <table:table-cell table:formula="of:=[.B3]/([.B3]+[.E3])" office:value-type="float" office:value="1" calcext:value-type="float">
            <text:p>1.000</text:p>
          </table:table-cell>
          <table:table-cell table:formula="of:=2*([.F3]*[.G3])/([.F3]+[.G3])" office:value-type="float" office:value="1" calcext:value-type="float">
            <text:p>1.000</text:p>
          </table:table-cell>
          <table:table-cell table:style-name="ce30" table:formula="of:=([.B3]+[.C3])/SUM([.B3:.E3])" office:value-type="float" office:value="1" calcext:value-type="float">
            <text:p>1.000</text:p>
          </table:table-cell>
          <table:table-cell table:style-name="ce30" table:formula="of:=1-[.I3]" office:value-type="float" office:value="0" calcext:value-type="float">
            <text:p>0.000</text:p>
          </table:table-cell>
          <table:table-cell table:style-name="ce19"/>
          <table:table-cell table:number-columns-repeated="2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/([.B4]+[.D4])" office:value-type="float" office:value="1" calcext:value-type="float">
            <text:p>1.000</text:p>
          </table:table-cell>
          <table:table-cell table:formula="of:=[.B4]/([.B4]+[.E4])" office:value-type="float" office:value="1" calcext:value-type="float">
            <text:p>1.000</text:p>
          </table:table-cell>
          <table:table-cell table:formula="of:=2*([.F4]*[.G4])/([.F4]+[.G4])" office:value-type="float" office:value="1" calcext:value-type="float">
            <text:p>1.000</text:p>
          </table:table-cell>
          <table:table-cell table:style-name="ce30" table:formula="of:=([.B4]+[.C4])/SUM([.B4:.E4])" office:value-type="float" office:value="1" calcext:value-type="float">
            <text:p>1.000</text:p>
          </table:table-cell>
          <table:table-cell table:style-name="ce30" table:formula="of:=1-[.I4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5]/([.B5]+[.D5])" office:value-type="float" office:value="1" calcext:value-type="float">
            <text:p>1.000</text:p>
          </table:table-cell>
          <table:table-cell table:formula="of:=[.B5]/([.B5]+[.E5])" office:value-type="float" office:value="1" calcext:value-type="float">
            <text:p>1.000</text:p>
          </table:table-cell>
          <table:table-cell table:formula="of:=2*([.F5]*[.G5])/([.F5]+[.G5])" office:value-type="float" office:value="1" calcext:value-type="float">
            <text:p>1.000</text:p>
          </table:table-cell>
          <table:table-cell table:style-name="ce30" table:formula="of:=([.B5]+[.C5])/SUM([.B5:.E5])" office:value-type="float" office:value="1" calcext:value-type="float">
            <text:p>1.000</text:p>
          </table:table-cell>
          <table:table-cell table:style-name="ce30" table:formula="of:=1-[.I5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6]/([.B6]+[.D6])" office:value-type="float" office:value="0.75" calcext:value-type="float">
            <text:p>0.750</text:p>
          </table:table-cell>
          <table:table-cell table:formula="of:=[.B6]/([.B6]+[.E6])" office:value-type="float" office:value="1" calcext:value-type="float">
            <text:p>1.000</text:p>
          </table:table-cell>
          <table:table-cell table:formula="of:=2*([.F6]*[.G6])/([.F6]+[.G6])" office:value-type="float" office:value="0.857142857142857" calcext:value-type="float">
            <text:p>0.857</text:p>
          </table:table-cell>
          <table:table-cell table:style-name="ce30" table:formula="of:=([.B6]+[.C6])/SUM([.B6:.E6])" office:value-type="float" office:value="0.942857142857143" calcext:value-type="float">
            <text:p>0.943</text:p>
          </table:table-cell>
          <table:table-cell table:style-name="ce30" table:formula="of:=1-[.I6]" office:value-type="float" office:value="0.0571428571428572" calcext:value-type="float">
            <text:p>0.057</text:p>
          </table:table-cell>
          <table:table-cell table:number-columns-repeated="1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7]/([.B7]+[.D7])" office:value-type="float" office:value="1" calcext:value-type="float">
            <text:p>1.000</text:p>
          </table:table-cell>
          <table:table-cell table:formula="of:=[.B7]/([.B7]+[.E7])" office:value-type="float" office:value="0.833333333333333" calcext:value-type="float">
            <text:p>0.833</text:p>
          </table:table-cell>
          <table:table-cell table:formula="of:=2*([.F7]*[.G7])/([.F7]+[.G7])" office:value-type="float" office:value="0.909090909090909" calcext:value-type="float">
            <text:p>0.909</text:p>
          </table:table-cell>
          <table:table-cell table:style-name="ce30" table:formula="of:=([.B7]+[.C7])/SUM([.B7:.E7])" office:value-type="float" office:value="0.971428571428571" calcext:value-type="float">
            <text:p>0.971</text:p>
          </table:table-cell>
          <table:table-cell table:style-name="ce30" table:formula="of:=1-[.I7]" office:value-type="float" office:value="0.0285714285714286" calcext:value-type="float">
            <text:p>0.029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8]/([.B8]+[.D8])" office:value-type="float" office:value="1" calcext:value-type="float">
            <text:p>1.000</text:p>
          </table:table-cell>
          <table:table-cell table:formula="of:=[.B8]/([.B8]+[.E8])" office:value-type="float" office:value="1" calcext:value-type="float">
            <text:p>1.000</text:p>
          </table:table-cell>
          <table:table-cell table:formula="of:=2*([.F8]*[.G8])/([.F8]+[.G8])" office:value-type="float" office:value="1" calcext:value-type="float">
            <text:p>1.000</text:p>
          </table:table-cell>
          <table:table-cell table:style-name="ce30" table:formula="of:=([.B8]+[.C8])/SUM([.B8:.E8])" office:value-type="float" office:value="1" calcext:value-type="float">
            <text:p>1.000</text:p>
          </table:table-cell>
          <table:table-cell table:style-name="ce30" table:formula="of:=1-[.I8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9]/([.B9]+[.D9])" office:value-type="float" office:value="1" calcext:value-type="float">
            <text:p>1.000</text:p>
          </table:table-cell>
          <table:table-cell table:formula="of:=[.B9]/([.B9]+[.E9])" office:value-type="float" office:value="1" calcext:value-type="float">
            <text:p>1.000</text:p>
          </table:table-cell>
          <table:table-cell table:formula="of:=2*([.F9]*[.G9])/([.F9]+[.G9])" office:value-type="float" office:value="1" calcext:value-type="float">
            <text:p>1.000</text:p>
          </table:table-cell>
          <table:table-cell table:style-name="ce30" table:formula="of:=([.B9]+[.C9])/SUM([.B9:.E9])" office:value-type="float" office:value="1" calcext:value-type="float">
            <text:p>1.000</text:p>
          </table:table-cell>
          <table:table-cell table:style-name="ce30" table:formula="of:=1-[.I9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1" calcext:value-type="float">
            <text:p>1.000</text:p>
          </table:table-cell>
          <table:table-cell table:formula="of:=2*([.F10]*[.G10])/([.F10]+[.G10])" office:value-type="float" office:value="1" calcext:value-type="float">
            <text:p>1.000</text:p>
          </table:table-cell>
          <table:table-cell table:style-name="ce30" table:formula="of:=([.B10]+[.C10])/SUM([.B10:.E10])" office:value-type="float" office:value="1" calcext:value-type="float">
            <text:p>1.000</text:p>
          </table:table-cell>
          <table:table-cell table:style-name="ce30" table:formula="of:=1-[.I10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1]/([.B11]+[.D11])" office:value-type="float" office:value="1" calcext:value-type="float">
            <text:p>1.000</text:p>
          </table:table-cell>
          <table:table-cell table:formula="of:=[.B11]/([.B11]+[.E11])" office:value-type="float" office:value="1" calcext:value-type="float">
            <text:p>1.000</text:p>
          </table:table-cell>
          <table:table-cell table:formula="of:=2*([.F11]*[.G11])/([.F11]+[.G11])" office:value-type="float" office:value="1" calcext:value-type="float">
            <text:p>1.000</text:p>
          </table:table-cell>
          <table:table-cell table:style-name="ce30" table:formula="of:=([.B11]+[.C11])/SUM([.B11:.E11])" office:value-type="float" office:value="1" calcext:value-type="float">
            <text:p>1.000</text:p>
          </table:table-cell>
          <table:table-cell table:style-name="ce30" table:formula="of:=1-[.I11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2]/([.B12]+[.D12])" office:value-type="float" office:value="1" calcext:value-type="float">
            <text:p>1.000</text:p>
          </table:table-cell>
          <table:table-cell table:formula="of:=[.B12]/([.B12]+[.E12])" office:value-type="float" office:value="1" calcext:value-type="float">
            <text:p>1.000</text:p>
          </table:table-cell>
          <table:table-cell table:formula="of:=2*([.F12]*[.G12])/([.F12]+[.G12])" office:value-type="float" office:value="1" calcext:value-type="float">
            <text:p>1.000</text:p>
          </table:table-cell>
          <table:table-cell table:style-name="ce30" table:formula="of:=([.B12]+[.C12])/SUM([.B12:.E12])" office:value-type="float" office:value="1" calcext:value-type="float">
            <text:p>1.000</text:p>
          </table:table-cell>
          <table:table-cell table:style-name="ce30" table:formula="of:=1-[.I12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table:style-name="ce4" table:number-columns-repeated="10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0" table:number-rows-spanned="1">
            <text:p>PROGOL</text:p>
          </table:table-cell>
          <table:covered-table-cell table:number-columns-repeated="2" table:style-name="ce4"/>
          <table:covered-table-cell table:style-name="ce22"/>
          <table:covered-table-cell table:number-columns-repeated="6" table:style-name="ce25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7]/([.B17]+[.D17])" office:value-type="float" office:value="1" calcext:value-type="float">
            <text:p>1.000</text:p>
          </table:table-cell>
          <table:table-cell table:formula="of:=[.B17]/([.B17]+[.E17])" office:value-type="float" office:value="1" calcext:value-type="float">
            <text:p>1.000</text:p>
          </table:table-cell>
          <table:table-cell table:formula="of:=2*([.F17]*[.G17])/([.F17]+[.G17])" office:value-type="float" office:value="1" calcext:value-type="float">
            <text:p>1.000</text:p>
          </table:table-cell>
          <table:table-cell table:style-name="ce30" table:formula="of:=([.B17]+[.C17])/SUM([.B17:.E17])" office:value-type="float" office:value="1" calcext:value-type="float">
            <text:p>1.000</text:p>
          </table:table-cell>
          <table:table-cell table:style-name="ce30" table:formula="of:=1-[.I17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8]/([.B18]+[.D18])" office:value-type="float" office:value="1" calcext:value-type="float">
            <text:p>1.000</text:p>
          </table:table-cell>
          <table:table-cell table:formula="of:=[.B18]/([.B18]+[.E18])" office:value-type="float" office:value="1" calcext:value-type="float">
            <text:p>1.000</text:p>
          </table:table-cell>
          <table:table-cell table:formula="of:=2*([.F18]*[.G18])/([.F18]+[.G18])" office:value-type="float" office:value="1" calcext:value-type="float">
            <text:p>1.000</text:p>
          </table:table-cell>
          <table:table-cell table:style-name="ce30" table:formula="of:=([.B18]+[.C18])/SUM([.B18:.E18])" office:value-type="float" office:value="1" calcext:value-type="float">
            <text:p>1.000</text:p>
          </table:table-cell>
          <table:table-cell table:style-name="ce30" table:formula="of:=1-[.I18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9]/([.B19]+[.D19])" office:value-type="float" office:value="0.75" calcext:value-type="float">
            <text:p>0.750</text:p>
          </table:table-cell>
          <table:table-cell table:formula="of:=[.B19]/([.B19]+[.E19])" office:value-type="float" office:value="1" calcext:value-type="float">
            <text:p>1.000</text:p>
          </table:table-cell>
          <table:table-cell table:formula="of:=2*([.F19]*[.G19])/([.F19]+[.G19])" office:value-type="float" office:value="0.857142857142857" calcext:value-type="float">
            <text:p>0.857</text:p>
          </table:table-cell>
          <table:table-cell table:style-name="ce30" table:formula="of:=([.B19]+[.C19])/SUM([.B19:.E19])" office:value-type="float" office:value="0.942857142857143" calcext:value-type="float">
            <text:p>0.943</text:p>
          </table:table-cell>
          <table:table-cell table:style-name="ce30" table:formula="of:=1-[.I19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0]/([.B20]+[.D20])" office:value-type="float" office:value="1" calcext:value-type="float">
            <text:p>1.000</text:p>
          </table:table-cell>
          <table:table-cell table:formula="of:=[.B20]/([.B20]+[.E20])" office:value-type="float" office:value="0.833333333333333" calcext:value-type="float">
            <text:p>0.833</text:p>
          </table:table-cell>
          <table:table-cell table:formula="of:=2*([.F20]*[.G20])/([.F20]+[.G20])" office:value-type="float" office:value="0.909090909090909" calcext:value-type="float">
            <text:p>0.909</text:p>
          </table:table-cell>
          <table:table-cell table:style-name="ce30" table:formula="of:=([.B20]+[.C20])/SUM([.B20:.E20])" office:value-type="float" office:value="0.971428571428571" calcext:value-type="float">
            <text:p>0.971</text:p>
          </table:table-cell>
          <table:table-cell table:style-name="ce30" table:formula="of:=1-[.I20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1]/([.B21]+[.D21])" office:value-type="float" office:value="1" calcext:value-type="float">
            <text:p>1.000</text:p>
          </table:table-cell>
          <table:table-cell table:formula="of:=[.B21]/([.B21]+[.E21])" office:value-type="float" office:value="1" calcext:value-type="float">
            <text:p>1.000</text:p>
          </table:table-cell>
          <table:table-cell table:formula="of:=2*([.F21]*[.G21])/([.F21]+[.G21])" office:value-type="float" office:value="1" calcext:value-type="float">
            <text:p>1.000</text:p>
          </table:table-cell>
          <table:table-cell table:style-name="ce30" table:formula="of:=([.B21]+[.C21])/SUM([.B21:.E21])" office:value-type="float" office:value="1" calcext:value-type="float">
            <text:p>1.000</text:p>
          </table:table-cell>
          <table:table-cell table:style-name="ce30" table:formula="of:=1-[.I21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2]/([.B22]+[.D22])" office:value-type="float" office:value="1" calcext:value-type="float">
            <text:p>1.000</text:p>
          </table:table-cell>
          <table:table-cell table:formula="of:=[.B22]/([.B22]+[.E22])" office:value-type="float" office:value="1" calcext:value-type="float">
            <text:p>1.000</text:p>
          </table:table-cell>
          <table:table-cell table:formula="of:=2*([.F22]*[.G22])/([.F22]+[.G22])" office:value-type="float" office:value="1" calcext:value-type="float">
            <text:p>1.000</text:p>
          </table:table-cell>
          <table:table-cell table:style-name="ce30" table:formula="of:=([.B22]+[.C22])/SUM([.B22:.E22])" office:value-type="float" office:value="1" calcext:value-type="float">
            <text:p>1.000</text:p>
          </table:table-cell>
          <table:table-cell table:style-name="ce30" table:formula="of:=1-[.I22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1" calcext:value-type="float">
            <text:p>1.000</text:p>
          </table:table-cell>
          <table:table-cell table:formula="of:=2*([.F23]*[.G23])/([.F23]+[.G23])" office:value-type="float" office:value="1" calcext:value-type="float">
            <text:p>1.000</text:p>
          </table:table-cell>
          <table:table-cell table:style-name="ce30" table:formula="of:=([.B23]+[.C23])/SUM([.B23:.E23])" office:value-type="float" office:value="1" calcext:value-type="float">
            <text:p>1.000</text:p>
          </table:table-cell>
          <table:table-cell table:style-name="ce30" table:formula="of:=1-[.I23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1" calcext:value-type="float">
            <text:p>1.000</text:p>
          </table:table-cell>
          <table:table-cell table:formula="of:=2*([.F24]*[.G24])/([.F24]+[.G24])" office:value-type="float" office:value="1" calcext:value-type="float">
            <text:p>1.000</text:p>
          </table:table-cell>
          <table:table-cell table:style-name="ce30" table:formula="of:=([.B24]+[.C24])/SUM([.B24:.E24])" office:value-type="float" office:value="1" calcext:value-type="float">
            <text:p>1.000</text:p>
          </table:table-cell>
          <table:table-cell table:style-name="ce30" table:formula="of:=1-[.I24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5]/([.B25]+[.D25])" office:value-type="float" office:value="1" calcext:value-type="float">
            <text:p>1.000</text:p>
          </table:table-cell>
          <table:table-cell table:formula="of:=[.B25]/([.B25]+[.E25])" office:value-type="float" office:value="1" calcext:value-type="float">
            <text:p>1.000</text:p>
          </table:table-cell>
          <table:table-cell table:formula="of:=2*([.F25]*[.G25])/([.F25]+[.G25])" office:value-type="float" office:value="1" calcext:value-type="float">
            <text:p>1.000</text:p>
          </table:table-cell>
          <table:table-cell table:style-name="ce30" table:formula="of:=([.B25]+[.C25])/SUM([.B25:.E25])" office:value-type="float" office:value="1" calcext:value-type="float">
            <text:p>1.000</text:p>
          </table:table-cell>
          <table:table-cell table:style-name="ce30" table:formula="of:=1-[.I25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/>
          <table:table-cell table:style-name="ce3" table:number-columns-repeated="2"/>
          <table:table-cell table:style-name="ce4" table:number-columns-repeated="7"/>
          <table:table-cell/>
          <table:table-cell table:style-name="ce14"/>
          <table:table-cell table:style-name="ce40"/>
          <table:table-cell table:number-columns-repeated="8"/>
        </table:table-row>
        <table:table-row table:style-name="ro1">
          <table:table-cell table:style-name="ce1" office:value-type="string" calcext:value-type="string" table:number-columns-spanned="10" table:number-rows-spanned="1">
            <text:p>FOIL</text:p>
          </table:table-cell>
          <table:covered-table-cell table:number-columns-repeated="2" table:style-name="ce4"/>
          <table:covered-table-cell table:style-name="ce22"/>
          <table:covered-table-cell table:number-columns-repeated="6" table:style-name="ce25"/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N</text:p>
          </table:table-cell>
          <table:table-cell table:style-name="ce2" office:value-type="string" calcext:value-type="string">
            <text:p>FP</text:p>
          </table:table-cell>
          <table:table-cell table:style-name="ce18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-Measure</text:p>
          </table:table-cell>
          <table:table-cell table:style-name="ce2" office:value-type="string" calcext:value-type="string">
            <text:p>Acc</text:p>
          </table:table-cell>
          <table:table-cell table:style-name="ce2" office:value-type="string" calcext:value-type="string">
            <text:p>Err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9]/([.B29]+[.D29])" office:value-type="float" office:value="1" calcext:value-type="float">
            <text:p>1.000</text:p>
          </table:table-cell>
          <table:table-cell table:formula="of:=[.B29]/([.B29]+[.E29])" office:value-type="float" office:value="0.833333333333333" calcext:value-type="float">
            <text:p>0.833</text:p>
          </table:table-cell>
          <table:table-cell table:formula="of:=2*([.F29]*[.G29])/([.F29]+[.G29])" office:value-type="float" office:value="0.909090909090909" calcext:value-type="float">
            <text:p>0.909</text:p>
          </table:table-cell>
          <table:table-cell table:style-name="ce30" table:formula="of:=([.B29]+[.C29])/SUM([.B29:.E29])" office:value-type="float" office:value="0.971428571428571" calcext:value-type="float">
            <text:p>0.971</text:p>
          </table:table-cell>
          <table:table-cell table:style-name="ce30" table:formula="of:=1-[.I29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1" calcext:value-type="float">
            <text:p>1.000</text:p>
          </table:table-cell>
          <table:table-cell table:formula="of:=2*([.F30]*[.G30])/([.F30]+[.G30])" office:value-type="float" office:value="1" calcext:value-type="float">
            <text:p>1.000</text:p>
          </table:table-cell>
          <table:table-cell table:style-name="ce30" table:formula="of:=([.B30]+[.C30])/SUM([.B30:.E30])" office:value-type="float" office:value="1" calcext:value-type="float">
            <text:p>1.000</text:p>
          </table:table-cell>
          <table:table-cell table:style-name="ce30" table:formula="of:=1-[.I30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1" calcext:value-type="float">
            <text:p>1.000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formula="of:=2*([.F31]*[.G31])/([.F31]+[.G31])" office:value-type="float" office:value="1" calcext:value-type="float">
            <text:p>1.000</text:p>
          </table:table-cell>
          <table:table-cell table:style-name="ce30" table:formula="of:=([.B31]+[.C31])/SUM([.B31:.E31])" office:value-type="float" office:value="1" calcext:value-type="float">
            <text:p>1.000</text:p>
          </table:table-cell>
          <table:table-cell table:style-name="ce30" table:formula="of:=1-[.I31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2]/([.B32]+[.D32])" office:value-type="float" office:value="0.857142857142857" calcext:value-type="float">
            <text:p>0.857</text:p>
          </table:table-cell>
          <table:table-cell table:formula="of:=[.B32]/([.B32]+[.E32])" office:value-type="float" office:value="1" calcext:value-type="float">
            <text:p>1.000</text:p>
          </table:table-cell>
          <table:table-cell table:formula="of:=2*([.F32]*[.G32])/([.F32]+[.G32])" office:value-type="float" office:value="0.923076923076923" calcext:value-type="float">
            <text:p>0.923</text:p>
          </table:table-cell>
          <table:table-cell table:style-name="ce30" table:formula="of:=([.B32]+[.C32])/SUM([.B32:.E32])" office:value-type="float" office:value="0.971428571428571" calcext:value-type="float">
            <text:p>0.971</text:p>
          </table:table-cell>
          <table:table-cell table:style-name="ce30" table:formula="of:=1-[.I32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formula="of:=2*([.F33]*[.G33])/([.F33]+[.G33])" office:value-type="float" office:value="1" calcext:value-type="float">
            <text:p>1.000</text:p>
          </table:table-cell>
          <table:table-cell table:style-name="ce30" table:formula="of:=([.B33]+[.C33])/SUM([.B33:.E33])" office:value-type="float" office:value="1" calcext:value-type="float">
            <text:p>1.000</text:p>
          </table:table-cell>
          <table:table-cell table:style-name="ce30" table:formula="of:=1-[.I33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4]/([.B34]+[.D34])" office:value-type="float" office:value="0.833333333333333" calcext:value-type="float">
            <text:p>0.833</text:p>
          </table:table-cell>
          <table:table-cell table:formula="of:=[.B34]/([.B34]+[.E34])" office:value-type="float" office:value="0.833333333333333" calcext:value-type="float">
            <text:p>0.833</text:p>
          </table:table-cell>
          <table:table-cell table:formula="of:=2*([.F34]*[.G34])/([.F34]+[.G34])" office:value-type="float" office:value="0.833333333333333" calcext:value-type="float">
            <text:p>0.833</text:p>
          </table:table-cell>
          <table:table-cell table:style-name="ce30" table:formula="of:=([.B34]+[.C34])/SUM([.B34:.E34])" office:value-type="float" office:value="0.942857142857143" calcext:value-type="float">
            <text:p>0.943</text:p>
          </table:table-cell>
          <table:table-cell table:style-name="ce30" table:formula="of:=1-[.I34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5]/([.B35]+[.D35])" office:value-type="float" office:value="0.75" calcext:value-type="float">
            <text:p>0.750</text:p>
          </table:table-cell>
          <table:table-cell table:formula="of:=[.B35]/([.B35]+[.E35])" office:value-type="float" office:value="1" calcext:value-type="float">
            <text:p>1.000</text:p>
          </table:table-cell>
          <table:table-cell table:formula="of:=2*([.F35]*[.G35])/([.F35]+[.G35])" office:value-type="float" office:value="0.857142857142857" calcext:value-type="float">
            <text:p>0.857</text:p>
          </table:table-cell>
          <table:table-cell table:style-name="ce30" table:formula="of:=([.B35]+[.C35])/SUM([.B35:.E35])" office:value-type="float" office:value="0.942857142857143" calcext:value-type="float">
            <text:p>0.943</text:p>
          </table:table-cell>
          <table:table-cell table:style-name="ce30" table:formula="of:=1-[.I35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6]/([.B36]+[.D36])" office:value-type="float" office:value="1" calcext:value-type="float">
            <text:p>1.000</text:p>
          </table:table-cell>
          <table:table-cell table:formula="of:=[.B36]/([.B36]+[.E36])" office:value-type="float" office:value="1" calcext:value-type="float">
            <text:p>1.000</text:p>
          </table:table-cell>
          <table:table-cell table:formula="of:=2*([.F36]*[.G36])/([.F36]+[.G36])" office:value-type="float" office:value="1" calcext:value-type="float">
            <text:p>1.000</text:p>
          </table:table-cell>
          <table:table-cell table:style-name="ce30" table:formula="of:=([.B36]+[.C36])/SUM([.B36:.E36])" office:value-type="float" office:value="1" calcext:value-type="float">
            <text:p>1.000</text:p>
          </table:table-cell>
          <table:table-cell table:style-name="ce30" table:formula="of:=1-[.I36]" office:value-type="float" office:value="0" calcext:value-type="float">
            <text:p>0.000</text:p>
          </table:table-cell>
          <table:table-cell table:number-columns-repeated="1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7]/([.B37]+[.D37])" office:value-type="float" office:value="0.857142857142857" calcext:value-type="float">
            <text:p>0.857</text:p>
          </table:table-cell>
          <table:table-cell table:formula="of:=[.B37]/([.B37]+[.E37])" office:value-type="float" office:value="1" calcext:value-type="float">
            <text:p>1.000</text:p>
          </table:table-cell>
          <table:table-cell table:formula="of:=2*([.F37]*[.G37])/([.F37]+[.G37])" office:value-type="float" office:value="0.923076923076923" calcext:value-type="float">
            <text:p>0.923</text:p>
          </table:table-cell>
          <table:table-cell table:style-name="ce30" table:formula="of:=([.B37]+[.C37])/SUM([.B37:.E37])" office:value-type="float" office:value="0.972222222222222" calcext:value-type="float">
            <text:p>0.972</text:p>
          </table:table-cell>
          <table:table-cell table:style-name="ce30" table:formula="of:=1-[.I37]" office:value-type="float" office:value="0.0277777777777778" calcext:value-type="float">
            <text:p>0.028</text:p>
          </table:table-cell>
          <table:table-cell table:number-columns-repeated="11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8]/([.B38]+[.D38])" office:value-type="float" office:value="1" calcext:value-type="float">
            <text:p>1.000</text:p>
          </table:table-cell>
          <table:table-cell table:formula="of:=[.B38]/([.B38]+[.E38])" office:value-type="float" office:value="1" calcext:value-type="float">
            <text:p>1.000</text:p>
          </table:table-cell>
          <table:table-cell table:formula="of:=2*([.F38]*[.G38])/([.F38]+[.G38])" office:value-type="float" office:value="1" calcext:value-type="float">
            <text:p>1.000</text:p>
          </table:table-cell>
          <table:table-cell table:style-name="ce30" table:formula="of:=([.B38]+[.C38])/SUM([.B38:.E38])" office:value-type="float" office:value="1" calcext:value-type="float">
            <text:p>1.000</text:p>
          </table:table-cell>
          <table:table-cell table:style-name="ce30" table:formula="of:=1-[.I38]" office:value-type="float" office:value="0" calcext:value-type="float">
            <text:p>0.000</text:p>
          </table:table-cell>
          <table:table-cell table:number-columns-repeated="11"/>
        </table:table-row>
        <table:table-row table:style-name="ro2" table:number-rows-repeated="8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Default"/>
          <table:table-cell table:style-name="ce13"/>
          <table:table-cell table:style-name="ce19" table:number-columns-repeated="6"/>
          <table:table-cell table:style-name="ce39"/>
          <table:table-cell table:style-name="ce19" table:number-columns-repeated="4"/>
          <table:table-cell table:style-name="ce41"/>
          <table:table-cell table:style-name="ce19"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20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 table:number-columns-repeated="2"/>
          <table:table-cell table:style-name="ce31"/>
          <table:table-cell table:style-name="ce38" table:number-columns-repeated="3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style-name="ce14" table:number-columns-repeated="2"/>
          <table:table-cell table:style-name="ce31"/>
          <table:table-cell table:style-name="ce42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style-name="ce14"/>
          <table:table-cell table:style-name="ce40"/>
          <table:table-cell table:style-name="ce31" table:number-columns-repeated="4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style-name="ce14"/>
          <table:table-cell table:style-name="ce40"/>
          <table:table-cell table:style-name="ce31"/>
          <table:table-cell table:style-name="ce36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 table:number-columns-repeated="2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style-name="ce14" table:number-columns-repeated="2"/>
          <table:table-cell table:style-name="ce31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3"/>
          <table:table-cell table:style-name="ce38" table:number-columns-repeated="2"/>
          <table:table-cell table:number-columns-repeated="2"/>
          <table:table-cell table:style-name="ce23" table:number-columns-repeated="2"/>
          <table:table-cell table:style-name="ce34"/>
          <table:table-cell table:style-name="ce38" table:number-columns-repeated="2"/>
          <table:table-cell table:style-name="ce14"/>
          <table:table-cell table:style-name="ce40"/>
          <table:table-cell table:style-name="ce38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Default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style-name="ce14"/>
          <table:table-cell table:style-name="ce40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26"/>
          <table:table-cell table:style-name="ce34"/>
          <table:table-cell table:style-name="ce38" table:number-columns-repeated="2"/>
          <table:table-cell table:number-columns-repeated="2"/>
          <table:table-cell table:style-name="ce23"/>
          <table:table-cell table:style-name="ce26"/>
          <table:table-cell table:style-name="ce34"/>
          <table:table-cell table:style-name="ce26"/>
          <table:table-cell table:style-name="ce31"/>
          <table:table-cell table:style-name="ce14" table:number-columns-repeated="2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style-name="ce14"/>
          <table:table-cell table:style-name="ce40"/>
          <table:table-cell table:style-name="ce38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/>
          <table:table-cell table:style-name="ce40"/>
          <table:table-cell table:style-name="ce38"/>
          <table:table-cell table:style-name="ce42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style-name="ce14" table:number-columns-repeated="2"/>
          <table:table-cell table:style-name="ce38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1"/>
          <table:table-cell table:style-name="ce23" table:number-columns-repeated="2"/>
          <table:table-cell table:style-name="ce14"/>
          <table:table-cell table:style-name="ce40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style-name="ce14"/>
          <table:table-cell table:style-name="ce40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 table:number-columns-repeated="2"/>
          <table:table-cell table:style-name="ce38"/>
          <table:table-cell table:style-name="ce31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style-name="ce38"/>
          <table:table-cell table:style-name="ce14"/>
          <table:table-cell table:style-name="ce40"/>
          <table:table-cell table:style-name="ce31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table-cell table:style-name="ce38"/>
          <table:table-cell table:style-name="ce36"/>
          <table:table-cell table:style-name="ce38"/>
          <table:table-cell table:style-name="ce42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2">
          <table:table-cell table:style-name="ce6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7">
          <table:table-cell table:style-name="ce9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>
          <table:table-cell table:style-name="ce10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11"/>
          <table:table-cell table:style-name="ce15" table:number-columns-spanned="4" table:number-rows-spanned="1"/>
          <table:covered-table-cell table:number-columns-repeated="2" table:style-name="ce20"/>
          <table:covered-table-cell table:style-name="ce27"/>
          <table:table-cell table:style-name="ce37" table:number-columns-spanned="4" table:number-rows-spanned="1"/>
          <table:covered-table-cell table:number-columns-repeated="3" table:style-name="ce20"/>
          <table:table-cell table:style-name="ce15" table:number-columns-spanned="4" table:number-rows-spanned="1"/>
          <table:covered-table-cell table:number-columns-repeated="2" table:style-name="ce20"/>
          <table:covered-table-cell table:style-name="ce27"/>
          <table:table-cell table:style-name="ce41"/>
          <table:table-cell table:style-name="ce19"/>
          <table:table-cell table:style-name="ce39" table:number-columns-spanned="6" table:number-rows-spanned="1"/>
          <table:covered-table-cell table:number-columns-repeated="4" table:style-name="ce19"/>
          <table:covered-table-cell table:style-name="ce41"/>
        </table:table-row>
        <table:table-row table:style-name="ro2">
          <table:table-cell table:style-name="ce12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8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/>
          <table:table-cell table:style-name="ce38"/>
          <table:table-cell table:style-name="ce14" table:number-columns-repeat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 table:number-columns-repeated="2"/>
          <table:table-cell table:style-name="ce14" table:number-columns-repeated="2"/>
          <table:covered-table-cell table:style-name="ce31"/>
          <table:covered-table-cell table:style-name="ce42"/>
          <table:covered-table-cell table:number-columns-repeated="2" table:style-name="ce38"/>
        </table:table-row>
        <table:table-row table:style-name="ro2">
          <table:table-cell table:style-name="ce9"/>
          <table:table-cell table:style-name="ce16"/>
          <table:table-cell table:style-name="ce14"/>
          <table:table-cell table:style-name="ce24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 table:number-columns-repeated="2"/>
          <table:table-cell table:style-name="ce14"/>
          <table:table-cell table:style-name="ce40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 table:number-columns-repeated="2"/>
          <table:table-cell table:style-name="ce14"/>
          <table:table-cell table:style-name="ce40"/>
          <table:covered-table-cell table:style-name="ce31"/>
          <table:covered-table-cell table:style-name="ce36"/>
          <table:covered-table-cell table:number-columns-repeated="2" table:style-name="ce38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1"/>
          <table:table-cell table:style-name="ce38"/>
          <table:table-cell table:style-name="ce14" table:number-columns-repeat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6" table:number-columns-repeated="2"/>
          <table:table-cell table:style-name="ce14" table:number-columns-repeated="2"/>
          <table:covered-table-cell table:style-name="ce31"/>
          <table:covered-table-cell table:style-name="ce36"/>
          <table:covered-table-cell table:style-name="ce38"/>
          <table:covered-table-cell table:style-name="ce4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38" table:number-columns-repeated="2"/>
          <table:table-cell table:style-name="ce14"/>
          <table:table-cell table:style-name="ce40"/>
          <table:table-cell table:style-name="ce38" table:number-columns-spanned="1" table:number-rows-spann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5" table:number-columns-repeated="2"/>
          <table:table-cell table:style-name="ce14"/>
          <table:table-cell table:style-name="ce40"/>
          <table:covered-table-cell table:style-name="ce38"/>
          <table:covered-table-cell table:style-name="ce36"/>
          <table:covered-table-cell table:style-name="ce38"/>
          <table:covered-table-cell table:style-name="ce42"/>
        </table:table-row>
        <table:table-row table:style-name="ro2">
          <table:table-cell table:style-name="ce9"/>
          <table:table-cell table:style-name="ce16"/>
          <table:table-cell table:style-name="ce14" table:number-columns-repeated="2"/>
          <table:table-cell table:style-name="ce28"/>
          <table:table-cell table:style-name="ce14" table:number-columns-repeated="4"/>
          <table:table-cell table:style-name="ce16"/>
          <table:table-cell table:style-name="ce14" table:number-columns-repeated="2"/>
          <table:table-cell table:style-name="ce28"/>
          <table:table-cell table:style-name="ce26"/>
          <table:table-cell table:style-name="ce31"/>
          <table:table-cell table:style-name="ce14" table:number-columns-repeat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2">
          <table:table-cell table:style-name="ce10"/>
          <table:table-cell table:style-name="ce17"/>
          <table:table-cell table:style-name="ce21" table:number-columns-repeated="2"/>
          <table:table-cell table:style-name="ce29"/>
          <table:table-cell table:style-name="ce21" table:number-columns-repeated="4"/>
          <table:table-cell table:style-name="ce17"/>
          <table:table-cell table:style-name="ce21" table:number-columns-repeated="2"/>
          <table:table-cell table:style-name="ce29"/>
          <table:table-cell table:style-name="ce5" table:number-columns-repeated="2"/>
          <table:table-cell table:style-name="ce14" table:number-columns-repeated="2"/>
          <table:covered-table-cell table:style-name="ce38"/>
          <table:covered-table-cell table:style-name="ce36"/>
          <table:covered-table-cell table:style-name="ce38"/>
          <table:covered-table-cell table:style-name="ce42"/>
        </table:table-row>
        <table:table-row table:style-name="ro2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31" table:number-columns-repeated="3"/>
          <table:table-cell table:style-name="ce14"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/>
          <table:table-cell table:style-name="ce14"/>
          <table:table-cell table:style-name="ce40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6"/>
          <table:table-cell table:style-name="ce14"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covered-table-cell table:style-name="ce23"/>
          <table:covered-table-cell table:style-name="ce5"/>
          <table:covered-table-cell table:number-columns-repeated="2" table:style-name="ce36"/>
          <table:table-cell table:style-name="ce36"/>
          <table:table-cell table:style-name="ce14"/>
          <table:table-cell table:style-name="ce40"/>
          <table:covered-table-cell table:style-name="ce38"/>
          <table:covered-table-cell table:style-name="ce42"/>
          <table:covered-table-cell table:style-name="ce38"/>
          <table:covered-table-cell table:style-name="ce42"/>
        </table:table-row>
        <table:table-row table:style-name="ro2">
          <table:table-cell table:style-name="ce6"/>
          <table:table-cell table:style-name="ce14" table:number-columns-repeated="2"/>
          <table:table-cell table:style-name="ce23" table:number-columns-repeated="2"/>
          <table:table-cell table:style-name="ce31" table:number-columns-repeated="3"/>
          <table:table-cell table:style-name="ce14"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/>
          <table:table-cell table:style-name="ce14" table:number-columns-repeated="2"/>
          <table:table-cell table:style-name="ce38" table:number-columns-spanned="1" table:number-rows-spann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</table:table-row>
        <table:table-row table:style-name="ro2">
          <table:table-cell table:style-name="ce6"/>
          <table:table-cell table:style-name="ce14" table:number-columns-repeated="2"/>
          <table:table-cell table:style-name="ce23"/>
          <table:table-cell table:style-name="ce5"/>
          <table:table-cell table:style-name="ce36" table:number-columns-repeated="3"/>
          <table:table-cell table:style-name="ce14" table:number-columns-repeated="2"/>
          <table:covered-table-cell table:style-name="ce23"/>
          <table:covered-table-cell table:style-name="ce5"/>
          <table:covered-table-cell table:number-columns-repeated="2" table:style-name="ce36"/>
          <table:table-cell table:style-name="ce36"/>
          <table:table-cell table:style-name="ce14" table:number-columns-repeated="2"/>
          <table:covered-table-cell table:style-name="ce38"/>
          <table:covered-table-cell table:style-name="ce36"/>
          <table:covered-table-cell table:style-name="ce38"/>
          <table:covered-table-cell table:style-name="ce42"/>
        </table:table-row>
      </table:table>
      <table:table table:name="JMLR" table:style-name="ta1">
        <table:shapes>
          <draw:frame draw:z-index="0" draw:style-name="gr1" draw:text-style-name="P1" svg:width="15.999cm" svg:height="8.999cm" svg:x="25.447cm" svg:y="0.8cm">
            <draw:object draw:notify-on-update-of-ranges="JMLR.A3:JMLR.A12 JMLR.A3:JMLR.A12 JMLR.A27:JMLR.A27 JMLR.F29:JMLR.F38 JMLR.A3:JMLR.A12 JMLR.A1:JMLR.A1 JMLR.F3:JMLR.F12 JMLR.A3:JMLR.A12 JMLR.A14:JMLR.A14 JMLR.F16:JMLR.F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42.802cm" svg:y="0.868cm">
            <draw:object draw:notify-on-update-of-ranges="JMLR.A3:JMLR.A12 JMLR.A3:JMLR.A12 JMLR.A27:JMLR.A27 JMLR.G29:JMLR.G38 JMLR.A3:JMLR.A12 JMLR.A1:JMLR.A1 JMLR.G3:JMLR.G12 JMLR.A3:JMLR.A12 JMLR.A14:JMLR.A14 JMLR.G16:JMLR.G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59.83cm" svg:y="0.744cm">
            <draw:object draw:notify-on-update-of-ranges="JMLR.A3:JMLR.A12 JMLR.A3:JMLR.A12 JMLR.A27:JMLR.A27 JMLR.H29:JMLR.H38 JMLR.A3:JMLR.A12 JMLR.A1:JMLR.A1 JMLR.H3:JMLR.H12 JMLR.A3:JMLR.A12 JMLR.A14:JMLR.A14 JMLR.H16:JMLR.H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15.999cm" svg:height="8.999cm" svg:x="25.347cm" svg:y="10.675cm">
            <draw:object draw:notify-on-update-of-ranges="JMLR.A3:JMLR.A12 JMLR.A3:JMLR.A12 JMLR.A27:JMLR.A27 JMLR.I29:JMLR.I38 JMLR.A3:JMLR.A12 JMLR.A1:JMLR.A1 JMLR.I3:JMLR.I12 JMLR.A3:JMLR.A12 JMLR.A14:JMLR.A14 JMLR.I16:JMLR.I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5.999cm" svg:height="8.999cm" svg:x="42.929cm" svg:y="10.593cm">
            <draw:object draw:notify-on-update-of-ranges="JMLR.A3:JMLR.A12 JMLR.A3:JMLR.A12 JMLR.A27:JMLR.A27 JMLR.J29:JMLR.J38 JMLR.A3:JMLR.A12 JMLR.A1:JMLR.A1 JMLR.J3:JMLR.J12 JMLR.A3:JMLR.A12 JMLR.A14:JMLR.A14 JMLR.J16:JMLR.J25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3" table:default-cell-style-name="Default"/>
        <table:table-column table:style-name="co1" table:default-cell-style-name="ce14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14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3]/([.B3]+[.D3])" office:value-type="float" office:value="0.909090909090909" calcext:value-type="float">
            <text:p>0.909</text:p>
          </table:table-cell>
          <table:table-cell table:style-name="ce30" table:formula="of:=[.B3]/([.B3]+[.E3])" office:value-type="float" office:value="1" calcext:value-type="float">
            <text:p>1.000</text:p>
          </table:table-cell>
          <table:table-cell table:style-name="ce30" table:formula="of:=2*([.F3]*[.G3])/([.F3]+[.G3])" office:value-type="float" office:value="0.952380952380952" calcext:value-type="float">
            <text:p>0.952</text:p>
          </table:table-cell>
          <table:table-cell table:style-name="ce30" table:formula="of:=([.B3]+[.C3])/SUM([.B3:.E3])" office:value-type="float" office:value="0.971428571428571" calcext:value-type="float">
            <text:p>0.971</text:p>
          </table:table-cell>
          <table:table-cell table:style-name="ce30" table:formula="of:=1-[.I3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4]/([.B4]+[.D4])" office:value-type="float" office:value="1" calcext:value-type="float">
            <text:p>1.000</text:p>
          </table:table-cell>
          <table:table-cell table:style-name="ce30" table:formula="of:=[.B4]/([.B4]+[.E4])" office:value-type="float" office:value="1" calcext:value-type="float">
            <text:p>1.000</text:p>
          </table:table-cell>
          <table:table-cell table:style-name="ce30" table:formula="of:=2*([.F4]*[.G4])/([.F4]+[.G4])" office:value-type="float" office:value="1" calcext:value-type="float">
            <text:p>1.000</text:p>
          </table:table-cell>
          <table:table-cell table:style-name="ce30" table:formula="of:=([.B4]+[.C4])/SUM([.B4:.E4])" office:value-type="float" office:value="1" calcext:value-type="float">
            <text:p>1.000</text:p>
          </table:table-cell>
          <table:table-cell table:style-name="ce30" table:formula="of:=1-[.I4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5]/([.B5]+[.D5])" office:value-type="float" office:value="1" calcext:value-type="float">
            <text:p>1.000</text:p>
          </table:table-cell>
          <table:table-cell table:style-name="ce30" table:formula="of:=[.B5]/([.B5]+[.E5])" office:value-type="float" office:value="0.8" calcext:value-type="float">
            <text:p>0.800</text:p>
          </table:table-cell>
          <table:table-cell table:style-name="ce30" table:formula="of:=2*([.F5]*[.G5])/([.F5]+[.G5])" office:value-type="float" office:value="0.888888888888889" calcext:value-type="float">
            <text:p>0.889</text:p>
          </table:table-cell>
          <table:table-cell table:style-name="ce30" table:formula="of:=([.B5]+[.C5])/SUM([.B5:.E5])" office:value-type="float" office:value="0.942857142857143" calcext:value-type="float">
            <text:p>0.943</text:p>
          </table:table-cell>
          <table:table-cell table:style-name="ce30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6]/([.B6]+[.D6])" office:value-type="float" office:value="0.909090909090909" calcext:value-type="float">
            <text:p>0.909</text:p>
          </table:table-cell>
          <table:table-cell table:style-name="ce30" table:formula="of:=[.B6]/([.B6]+[.E6])" office:value-type="float" office:value="1" calcext:value-type="float">
            <text:p>1.000</text:p>
          </table:table-cell>
          <table:table-cell table:style-name="ce30" table:formula="of:=2*([.F6]*[.G6])/([.F6]+[.G6])" office:value-type="float" office:value="0.952380952380952" calcext:value-type="float">
            <text:p>0.952</text:p>
          </table:table-cell>
          <table:table-cell table:style-name="ce30" table:formula="of:=([.B6]+[.C6])/SUM([.B6:.E6])" office:value-type="float" office:value="0.971428571428571" calcext:value-type="float">
            <text:p>0.971</text:p>
          </table:table-cell>
          <table:table-cell table:style-name="ce30" table:formula="of:=1-[.I6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7]/([.B7]+[.D7])" office:value-type="float" office:value="1" calcext:value-type="float">
            <text:p>1.000</text:p>
          </table:table-cell>
          <table:table-cell table:style-name="ce30" table:formula="of:=[.B7]/([.B7]+[.E7])" office:value-type="float" office:value="1" calcext:value-type="float">
            <text:p>1.000</text:p>
          </table:table-cell>
          <table:table-cell table:style-name="ce30" table:formula="of:=2*([.F7]*[.G7])/([.F7]+[.G7])" office:value-type="float" office:value="1" calcext:value-type="float">
            <text:p>1.000</text:p>
          </table:table-cell>
          <table:table-cell table:style-name="ce30" table:formula="of:=([.B7]+[.C7])/SUM([.B7:.E7])" office:value-type="float" office:value="1" calcext:value-type="float">
            <text:p>1.000</text:p>
          </table:table-cell>
          <table:table-cell table:style-name="ce30" table:formula="of:=1-[.I7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8]/([.B8]+[.D8])" office:value-type="float" office:value="1" calcext:value-type="float">
            <text:p>1.000</text:p>
          </table:table-cell>
          <table:table-cell table:style-name="ce30" table:formula="of:=[.B8]/([.B8]+[.E8])" office:value-type="float" office:value="1" calcext:value-type="float">
            <text:p>1.000</text:p>
          </table:table-cell>
          <table:table-cell table:style-name="ce30" table:formula="of:=2*([.F8]*[.G8])/([.F8]+[.G8])" office:value-type="float" office:value="1" calcext:value-type="float">
            <text:p>1.000</text:p>
          </table:table-cell>
          <table:table-cell table:style-name="ce30" table:formula="of:=([.B8]+[.C8])/SUM([.B8:.E8])" office:value-type="float" office:value="1" calcext:value-type="float">
            <text:p>1.000</text:p>
          </table:table-cell>
          <table:table-cell table:style-name="ce30" table:formula="of:=1-[.I8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9]/([.B9]+[.D9])" office:value-type="float" office:value="1" calcext:value-type="float">
            <text:p>1.000</text:p>
          </table:table-cell>
          <table:table-cell table:style-name="ce30" table:formula="of:=[.B9]/([.B9]+[.E9])" office:value-type="float" office:value="1" calcext:value-type="float">
            <text:p>1.000</text:p>
          </table:table-cell>
          <table:table-cell table:style-name="ce30" table:formula="of:=2*([.F9]*[.G9])/([.F9]+[.G9])" office:value-type="float" office:value="1" calcext:value-type="float">
            <text:p>1.000</text:p>
          </table:table-cell>
          <table:table-cell table:style-name="ce30" table:formula="of:=([.B9]+[.C9])/SUM([.B9:.E9])" office:value-type="float" office:value="1" calcext:value-type="float">
            <text:p>1.000</text:p>
          </table:table-cell>
          <table:table-cell table:style-name="ce30" table:formula="of:=1-[.I9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10]/([.B10]+[.D10])" office:value-type="float" office:value="1" calcext:value-type="float">
            <text:p>1.000</text:p>
          </table:table-cell>
          <table:table-cell table:style-name="ce30" table:formula="of:=[.B10]/([.B10]+[.E10])" office:value-type="float" office:value="1" calcext:value-type="float">
            <text:p>1.000</text:p>
          </table:table-cell>
          <table:table-cell table:style-name="ce30" table:formula="of:=2*([.F10]*[.G10])/([.F10]+[.G10])" office:value-type="float" office:value="1" calcext:value-type="float">
            <text:p>1.000</text:p>
          </table:table-cell>
          <table:table-cell table:style-name="ce30" table:formula="of:=([.B10]+[.C10])/SUM([.B10:.E10])" office:value-type="float" office:value="1" calcext:value-type="float">
            <text:p>1.000</text:p>
          </table:table-cell>
          <table:table-cell table:style-name="ce30" table:formula="of:=1-[.I10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11]/([.B11]+[.D11])" office:value-type="float" office:value="1" calcext:value-type="float">
            <text:p>1.000</text:p>
          </table:table-cell>
          <table:table-cell table:style-name="ce30" table:formula="of:=[.B11]/([.B11]+[.E11])" office:value-type="float" office:value="0.8" calcext:value-type="float">
            <text:p>0.800</text:p>
          </table:table-cell>
          <table:table-cell table:style-name="ce30" table:formula="of:=2*([.F11]*[.G11])/([.F11]+[.G11])" office:value-type="float" office:value="0.888888888888889" calcext:value-type="float">
            <text:p>0.889</text:p>
          </table:table-cell>
          <table:table-cell table:style-name="ce30" table:formula="of:=([.B11]+[.C11])/SUM([.B11:.E11])" office:value-type="float" office:value="0.944444444444444" calcext:value-type="float">
            <text:p>0.944</text:p>
          </table:table-cell>
          <table:table-cell table:style-name="ce30" table:formula="of:=1-[.I11]" office:value-type="float" office:value="0.0555555555555556" calcext:value-type="float">
            <text:p>0.056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12]/([.B12]+[.D12])" office:value-type="float" office:value="0.909090909090909" calcext:value-type="float">
            <text:p>0.909</text:p>
          </table:table-cell>
          <table:table-cell table:style-name="ce30" table:formula="of:=[.B12]/([.B12]+[.E12])" office:value-type="float" office:value="1" calcext:value-type="float">
            <text:p>1.000</text:p>
          </table:table-cell>
          <table:table-cell table:style-name="ce30" table:formula="of:=2*([.F12]*[.G12])/([.F12]+[.G12])" office:value-type="float" office:value="0.952380952380952" calcext:value-type="float">
            <text:p>0.952</text:p>
          </table:table-cell>
          <table:table-cell table:style-name="ce30" table:formula="of:=([.B12]+[.C12])/SUM([.B12:.E12])" office:value-type="float" office:value="0.972222222222222" calcext:value-type="float">
            <text:p>0.972</text:p>
          </table:table-cell>
          <table:table-cell table:style-name="ce30" table:formula="of:=1-[.I12]" office:value-type="float" office:value="0.0277777777777778" calcext:value-type="float">
            <text:p>0.028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0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16]/([.B16]+[.D16])" office:value-type="float" office:value="1" calcext:value-type="float">
            <text:p>1.000</text:p>
          </table:table-cell>
          <table:table-cell table:style-name="ce30" table:formula="of:=[.B16]/([.B16]+[.E16])" office:value-type="float" office:value="1" calcext:value-type="float">
            <text:p>1.000</text:p>
          </table:table-cell>
          <table:table-cell table:style-name="ce30"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17]/([.B17]+[.D17])" office:value-type="float" office:value="1" calcext:value-type="float">
            <text:p>1.000</text:p>
          </table:table-cell>
          <table:table-cell table:style-name="ce30" table:formula="of:=[.B17]/([.B17]+[.E17])" office:value-type="float" office:value="1" calcext:value-type="float">
            <text:p>1.000</text:p>
          </table:table-cell>
          <table:table-cell table:style-name="ce30" table:formula="of:=2*([.F17]*[.G17])/([.F17]+[.G17])" office:value-type="float" office:value="1" calcext:value-type="float">
            <text:p>1.000</text:p>
          </table:table-cell>
          <table:table-cell table:style-name="ce30" table:formula="of:=([.B17]+[.C17])/SUM([.B17:.E17])" office:value-type="float" office:value="1" calcext:value-type="float">
            <text:p>1.000</text:p>
          </table:table-cell>
          <table:table-cell table:style-name="ce30" table:formula="of:=1-[.I17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18]/([.B18]+[.D18])" office:value-type="float" office:value="1" calcext:value-type="float">
            <text:p>1.000</text:p>
          </table:table-cell>
          <table:table-cell table:style-name="ce30" table:formula="of:=[.B18]/([.B18]+[.E18])" office:value-type="float" office:value="0.8" calcext:value-type="float">
            <text:p>0.800</text:p>
          </table:table-cell>
          <table:table-cell table:style-name="ce30" table:formula="of:=2*([.F18]*[.G18])/([.F18]+[.G18])" office:value-type="float" office:value="0.888888888888889" calcext:value-type="float">
            <text:p>0.889</text:p>
          </table:table-cell>
          <table:table-cell table:style-name="ce30" table:formula="of:=([.B18]+[.C18])/SUM([.B18:.E18])" office:value-type="float" office:value="0.942857142857143" calcext:value-type="float">
            <text:p>0.943</text:p>
          </table:table-cell>
          <table:table-cell table:style-name="ce30" table:formula="of:=1-[.I18]" office:value-type="float" office:value="0.0571428571428572" calcext:value-type="float">
            <text:p>0.057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19]/([.B19]+[.D19])" office:value-type="float" office:value="0.909090909090909" calcext:value-type="float">
            <text:p>0.909</text:p>
          </table:table-cell>
          <table:table-cell table:style-name="ce30" table:formula="of:=[.B19]/([.B19]+[.E19])" office:value-type="float" office:value="1" calcext:value-type="float">
            <text:p>1.000</text:p>
          </table:table-cell>
          <table:table-cell table:style-name="ce30" table:formula="of:=2*([.F19]*[.G19])/([.F19]+[.G19])" office:value-type="float" office:value="0.952380952380952" calcext:value-type="float">
            <text:p>0.952</text:p>
          </table:table-cell>
          <table:table-cell table:style-name="ce30" table:formula="of:=([.B19]+[.C19])/SUM([.B19:.E19])" office:value-type="float" office:value="0.971428571428571" calcext:value-type="float">
            <text:p>0.971</text:p>
          </table:table-cell>
          <table:table-cell table:style-name="ce30" table:formula="of:=1-[.I19]" office:value-type="float" office:value="0.0285714285714286" calcext:value-type="float">
            <text:p>0.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0]/([.B20]+[.D20])" office:value-type="float" office:value="1" calcext:value-type="float">
            <text:p>1.000</text:p>
          </table:table-cell>
          <table:table-cell table:style-name="ce30" table:formula="of:=[.B20]/([.B20]+[.E20])" office:value-type="float" office:value="1" calcext:value-type="float">
            <text:p>1.000</text:p>
          </table:table-cell>
          <table:table-cell table:style-name="ce30" table:formula="of:=2*([.F20]*[.G20])/([.F20]+[.G20])" office:value-type="float" office:value="1" calcext:value-type="float">
            <text:p>1.000</text:p>
          </table:table-cell>
          <table:table-cell table:style-name="ce30" table:formula="of:=([.B20]+[.C20])/SUM([.B20:.E20])" office:value-type="float" office:value="1" calcext:value-type="float">
            <text:p>1.000</text:p>
          </table:table-cell>
          <table:table-cell table:style-name="ce30" table:formula="of:=1-[.I20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1]/([.B21]+[.D21])" office:value-type="float" office:value="1" calcext:value-type="float">
            <text:p>1.000</text:p>
          </table:table-cell>
          <table:table-cell table:style-name="ce30" table:formula="of:=[.B21]/([.B21]+[.E21])" office:value-type="float" office:value="1" calcext:value-type="float">
            <text:p>1.000</text:p>
          </table:table-cell>
          <table:table-cell table:style-name="ce30" table:formula="of:=2*([.F21]*[.G21])/([.F21]+[.G21])" office:value-type="float" office:value="1" calcext:value-type="float">
            <text:p>1.000</text:p>
          </table:table-cell>
          <table:table-cell table:style-name="ce30" table:formula="of:=([.B21]+[.C21])/SUM([.B21:.E21])" office:value-type="float" office:value="1" calcext:value-type="float">
            <text:p>1.000</text:p>
          </table:table-cell>
          <table:table-cell table:style-name="ce30" table:formula="of:=1-[.I21]" office:value-type="float" office:value="0" calcext:value-type="float">
            <text:p>0.000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2]/([.B22]+[.D22])" office:value-type="float" office:value="1" calcext:value-type="float">
            <text:p>1.000</text:p>
          </table:table-cell>
          <table:table-cell table:style-name="ce30" table:formula="of:=[.B22]/([.B22]+[.E22])" office:value-type="float" office:value="1" calcext:value-type="float">
            <text:p>1.000</text:p>
          </table:table-cell>
          <table:table-cell table:style-name="ce30" table:formula="of:=2*([.F22]*[.G22])/([.F22]+[.G22])" office:value-type="float" office:value="1" calcext:value-type="float">
            <text:p>1.000</text:p>
          </table:table-cell>
          <table:table-cell table:style-name="ce30" table:formula="of:=([.B22]+[.C22])/SUM([.B22:.E22])" office:value-type="float" office:value="1" calcext:value-type="float">
            <text:p>1.000</text:p>
          </table:table-cell>
          <table:table-cell table:style-name="ce30" table:formula="of:=1-[.I22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3]/([.B23]+[.D23])" office:value-type="float" office:value="1" calcext:value-type="float">
            <text:p>1.000</text:p>
          </table:table-cell>
          <table:table-cell table:style-name="ce30" table:formula="of:=[.B23]/([.B23]+[.E23])" office:value-type="float" office:value="1" calcext:value-type="float">
            <text:p>1.000</text:p>
          </table:table-cell>
          <table:table-cell table:style-name="ce30" table:formula="of:=2*([.F23]*[.G23])/([.F23]+[.G23])" office:value-type="float" office:value="1" calcext:value-type="float">
            <text:p>1.000</text:p>
          </table:table-cell>
          <table:table-cell table:style-name="ce30" table:formula="of:=([.B23]+[.C23])/SUM([.B23:.E23])" office:value-type="float" office:value="1" calcext:value-type="float">
            <text:p>1.000</text:p>
          </table:table-cell>
          <table:table-cell table:style-name="ce30" table:formula="of:=1-[.I23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B24]/([.B24]+[.D24])" office:value-type="float" office:value="1" calcext:value-type="float">
            <text:p>1.000</text:p>
          </table:table-cell>
          <table:table-cell table:style-name="ce30" table:formula="of:=[.B24]/([.B24]+[.E24])" office:value-type="float" office:value="0.8" calcext:value-type="float">
            <text:p>0.800</text:p>
          </table:table-cell>
          <table:table-cell table:style-name="ce30" table:formula="of:=2*([.F24]*[.G24])/([.F24]+[.G24])" office:value-type="float" office:value="0.888888888888889" calcext:value-type="float">
            <text:p>0.889</text:p>
          </table:table-cell>
          <table:table-cell table:style-name="ce30" table:formula="of:=([.B24]+[.C24])/SUM([.B24:.E24])" office:value-type="float" office:value="0.944444444444444" calcext:value-type="float">
            <text:p>0.944</text:p>
          </table:table-cell>
          <table:table-cell table:style-name="ce30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5]/([.B25]+[.D25])" office:value-type="float" office:value="1" calcext:value-type="float">
            <text:p>1.000</text:p>
          </table:table-cell>
          <table:table-cell table:style-name="ce30" table:formula="of:=[.B25]/([.B25]+[.E25])" office:value-type="float" office:value="1" calcext:value-type="float">
            <text:p>1.000</text:p>
          </table:table-cell>
          <table:table-cell table:style-name="ce30" table:formula="of:=2*([.F25]*[.G25])/([.F25]+[.G25])" office:value-type="float" office:value="1" calcext:value-type="float">
            <text:p>1.000</text:p>
          </table:table-cell>
          <table:table-cell table:style-name="ce30" table:formula="of:=([.B25]+[.C25])/SUM([.B25:.E25])" office:value-type="float" office:value="1" calcext:value-type="float">
            <text:p>1.000</text:p>
          </table:table-cell>
          <table:table-cell table:style-name="ce30" table:formula="of:=1-[.I25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/>
          <table:table-cell table:style-name="ce6" table:number-columns-repeated="2"/>
          <table:table-cell/>
          <table:table-cell table:style-name="Default"/>
          <table:table-cell table:number-columns-repeated="7"/>
          <table:table-cell table:style-name="ce14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29]/([.B29]+[.D29])" office:value-type="float" office:value="1" calcext:value-type="float">
            <text:p>1.000</text:p>
          </table:table-cell>
          <table:table-cell table:style-name="ce30" table:formula="of:=[.B29]/([.B29]+[.E29])" office:value-type="float" office:value="1" calcext:value-type="float">
            <text:p>1.000</text:p>
          </table:table-cell>
          <table:table-cell table:style-name="ce30" table:formula="of:=2*([.F29]*[.G29])/([.F29]+[.G29])" office:value-type="float" office:value="1" calcext:value-type="float">
            <text:p>1.000</text:p>
          </table:table-cell>
          <table:table-cell table:style-name="ce30" table:formula="of:=([.B29]+[.C29])/SUM([.B29:.E29])" office:value-type="float" office:value="1" calcext:value-type="float">
            <text:p>1.000</text:p>
          </table:table-cell>
          <table:table-cell table:style-name="ce30" table:formula="of:=1-[.I29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30]/([.B30]+[.D30])" office:value-type="float" office:value="0.909090909090909" calcext:value-type="float">
            <text:p>0.909</text:p>
          </table:table-cell>
          <table:table-cell table:style-name="ce30" table:formula="of:=[.B30]/([.B30]+[.E30])" office:value-type="float" office:value="1" calcext:value-type="float">
            <text:p>1.000</text:p>
          </table:table-cell>
          <table:table-cell table:style-name="ce30" table:formula="of:=2*([.F30]*[.G30])/([.F30]+[.G30])" office:value-type="float" office:value="0.952380952380952" calcext:value-type="float">
            <text:p>0.952</text:p>
          </table:table-cell>
          <table:table-cell table:style-name="ce30" table:formula="of:=([.B30]+[.C30])/SUM([.B30:.E30])" office:value-type="float" office:value="0.971428571428571" calcext:value-type="float">
            <text:p>0.971</text:p>
          </table:table-cell>
          <table:table-cell table:style-name="ce30" table:formula="of:=1-[.I30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31]/([.B31]+[.D31])" office:value-type="float" office:value="0.909090909090909" calcext:value-type="float">
            <text:p>0.909</text:p>
          </table:table-cell>
          <table:table-cell table:style-name="ce30" table:formula="of:=[.B31]/([.B31]+[.E31])" office:value-type="float" office:value="1" calcext:value-type="float">
            <text:p>1.000</text:p>
          </table:table-cell>
          <table:table-cell table:style-name="ce30" table:formula="of:=2*([.F31]*[.G31])/([.F31]+[.G31])" office:value-type="float" office:value="0.952380952380952" calcext:value-type="float">
            <text:p>0.952</text:p>
          </table:table-cell>
          <table:table-cell table:style-name="ce30" table:formula="of:=([.B31]+[.C31])/SUM([.B31:.E31])" office:value-type="float" office:value="0.971428571428571" calcext:value-type="float">
            <text:p>0.971</text:p>
          </table:table-cell>
          <table:table-cell table:style-name="ce30" table:formula="of:=1-[.I31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32]/([.B32]+[.D32])" office:value-type="float" office:value="0.909090909090909" calcext:value-type="float">
            <text:p>0.909</text:p>
          </table:table-cell>
          <table:table-cell table:style-name="ce30" table:formula="of:=[.B32]/([.B32]+[.E32])" office:value-type="float" office:value="1" calcext:value-type="float">
            <text:p>1.000</text:p>
          </table:table-cell>
          <table:table-cell table:style-name="ce30" table:formula="of:=2*([.F32]*[.G32])/([.F32]+[.G32])" office:value-type="float" office:value="0.952380952380952" calcext:value-type="float">
            <text:p>0.952</text:p>
          </table:table-cell>
          <table:table-cell table:style-name="ce30" table:formula="of:=([.B32]+[.C32])/SUM([.B32:.E32])" office:value-type="float" office:value="0.971428571428571" calcext:value-type="float">
            <text:p>0.971</text:p>
          </table:table-cell>
          <table:table-cell table:style-name="ce30" table:formula="of:=1-[.I32]" office:value-type="float" office:value="0.0285714285714286" calcext:value-type="float">
            <text:p>0.029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table:formula="of:=[.B33]/([.B33]+[.D33])" office:value-type="float" office:value="1" calcext:value-type="float">
            <text:p>1.000</text:p>
          </table:table-cell>
          <table:table-cell table:style-name="ce30" table:formula="of:=[.B33]/([.B33]+[.E33])" office:value-type="float" office:value="1" calcext:value-type="float">
            <text:p>1.000</text:p>
          </table:table-cell>
          <table:table-cell table:style-name="ce30" table:formula="of:=2*([.F33]*[.G33])/([.F33]+[.G33])" office:value-type="float" office:value="1" calcext:value-type="float">
            <text:p>1.000</text:p>
          </table:table-cell>
          <table:table-cell table:style-name="ce30" table:formula="of:=([.B33]+[.C33])/SUM([.B33:.E33])" office:value-type="float" office:value="1" calcext:value-type="float">
            <text:p>1.000</text:p>
          </table:table-cell>
          <table:table-cell table:style-name="ce30" table:formula="of:=1-[.I33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0" table:formula="of:=[.B34]/([.B34]+[.D34])" office:value-type="float" office:value="0.833333333333333" calcext:value-type="float">
            <text:p>0.833</text:p>
          </table:table-cell>
          <table:table-cell table:style-name="ce30" table:formula="of:=[.B34]/([.B34]+[.E34])" office:value-type="float" office:value="1" calcext:value-type="float">
            <text:p>1.000</text:p>
          </table:table-cell>
          <table:table-cell table:style-name="ce30" table:formula="of:=2*([.F34]*[.G34])/([.F34]+[.G34])" office:value-type="float" office:value="0.909090909090909" calcext:value-type="float">
            <text:p>0.909</text:p>
          </table:table-cell>
          <table:table-cell table:style-name="ce30" table:formula="of:=([.B34]+[.C34])/SUM([.B34:.E34])" office:value-type="float" office:value="0.942857142857143" calcext:value-type="float">
            <text:p>0.943</text:p>
          </table:table-cell>
          <table:table-cell table:style-name="ce30" table:formula="of:=1-[.I34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table:formula="of:=[.B35]/([.B35]+[.D35])" office:value-type="float" office:value="1" calcext:value-type="float">
            <text:p>1.000</text:p>
          </table:table-cell>
          <table:table-cell table:style-name="ce30" table:formula="of:=[.B35]/([.B35]+[.E35])" office:value-type="float" office:value="0.9" calcext:value-type="float">
            <text:p>0.900</text:p>
          </table:table-cell>
          <table:table-cell table:style-name="ce30" table:formula="of:=2*([.F35]*[.G35])/([.F35]+[.G35])" office:value-type="float" office:value="0.947368421052632" calcext:value-type="float">
            <text:p>0.947</text:p>
          </table:table-cell>
          <table:table-cell table:style-name="ce30" table:formula="of:=([.B35]+[.C35])/SUM([.B35:.E35])" office:value-type="float" office:value="0.971428571428571" calcext:value-type="float">
            <text:p>0.971</text:p>
          </table:table-cell>
          <table:table-cell table:style-name="ce30" table:formula="of:=1-[.I35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table:formula="of:=[.B36]/([.B36]+[.D36])" office:value-type="float" office:value="1" calcext:value-type="float">
            <text:p>1.000</text:p>
          </table:table-cell>
          <table:table-cell table:style-name="ce30" table:formula="of:=[.B36]/([.B36]+[.E36])" office:value-type="float" office:value="0.9" calcext:value-type="float">
            <text:p>0.900</text:p>
          </table:table-cell>
          <table:table-cell table:style-name="ce30" table:formula="of:=2*([.F36]*[.G36])/([.F36]+[.G36])" office:value-type="float" office:value="0.947368421052632" calcext:value-type="float">
            <text:p>0.947</text:p>
          </table:table-cell>
          <table:table-cell table:style-name="ce30" table:formula="of:=([.B36]+[.C36])/SUM([.B36:.E36])" office:value-type="float" office:value="0.972222222222222" calcext:value-type="float">
            <text:p>0.972</text:p>
          </table:table-cell>
          <table:table-cell table:style-name="ce30" table:formula="of:=1-[.I36]" office:value-type="float" office:value="0.0277777777777778" calcext:value-type="float">
            <text:p>0.028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table:formula="of:=[.B37]/([.B37]+[.D37])" office:value-type="float" office:value="1" calcext:value-type="float">
            <text:p>1.000</text:p>
          </table:table-cell>
          <table:table-cell table:style-name="ce30" table:formula="of:=[.B37]/([.B37]+[.E37])" office:value-type="float" office:value="0.9" calcext:value-type="float">
            <text:p>0.900</text:p>
          </table:table-cell>
          <table:table-cell table:style-name="ce30" table:formula="of:=2*([.F37]*[.G37])/([.F37]+[.G37])" office:value-type="float" office:value="0.947368421052632" calcext:value-type="float">
            <text:p>0.947</text:p>
          </table:table-cell>
          <table:table-cell table:style-name="ce30" table:formula="of:=([.B37]+[.C37])/SUM([.B37:.E37])" office:value-type="float" office:value="0.972222222222222" calcext:value-type="float">
            <text:p>0.972</text:p>
          </table:table-cell>
          <table:table-cell table:style-name="ce30" table:formula="of:=1-[.I37]" office:value-type="float" office:value="0.0277777777777778" calcext:value-type="float">
            <text:p>0.028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table:formula="of:=[.B38]/([.B38]+[.D38])" office:value-type="float" office:value="0.909090909090909" calcext:value-type="float">
            <text:p>0.909</text:p>
          </table:table-cell>
          <table:table-cell table:style-name="ce30" table:formula="of:=[.B38]/([.B38]+[.E38])" office:value-type="float" office:value="1" calcext:value-type="float">
            <text:p>1.000</text:p>
          </table:table-cell>
          <table:table-cell table:style-name="ce30" table:formula="of:=2*([.F38]*[.G38])/([.F38]+[.G38])" office:value-type="float" office:value="0.952380952380952" calcext:value-type="float">
            <text:p>0.952</text:p>
          </table:table-cell>
          <table:table-cell table:style-name="ce30" table:formula="of:=([.B38]+[.C38])/SUM([.B38:.E38])" office:value-type="float" office:value="0.972222222222222" calcext:value-type="float">
            <text:p>0.972</text:p>
          </table:table-cell>
          <table:table-cell table:style-name="ce30" table:formula="of:=1-[.I38]" office:value-type="float" office:value="0.0277777777777778" calcext:value-type="float">
            <text:p>0.028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40"/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ce14"/>
          <table:table-cell table:number-columns-repeated="8"/>
        </table:table-row>
        <table:table-row table:style-name="ro2" table:number-rows-repeated="13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/>
          <table:table-cell table:style-name="ce19" table:number-columns-repeated="6"/>
          <table:table-cell table:style-name="ce39"/>
          <table:table-cell table:style-name="ce19" table:number-columns-repeated="4"/>
          <table:table-cell table:style-name="ce41"/>
          <table:table-cell table:style-name="ce46"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 table:number-columns-repeated="9"/>
        </table:table-row>
        <table:table-row table:style-name="ro2">
          <table:table-cell table:number-columns-repeated="3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1"/>
          <table:table-cell table:style-name="ce23"/>
          <table:table-cell table:style-name="ce31" table:number-columns-repeated="3"/>
          <table:table-cell table:number-columns-repeated="2"/>
          <table:table-cell table:style-name="ce31"/>
          <table:table-cell table:style-name="ce23"/>
          <table:table-cell table:style-name="ce31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number-columns-repeated="3"/>
          <table:table-cell table:style-name="ce23"/>
          <table:table-cell table:style-name="ce44"/>
          <table:table-cell table:style-name="ce38" table:number-columns-repeated="2"/>
          <table:table-cell table:style-name="ce31"/>
          <table:table-cell table:number-columns-repeated="2"/>
          <table:table-cell table:style-name="ce23"/>
          <table:table-cell table:style-name="ce44"/>
          <table:table-cell table:style-name="ce38" table:number-columns-repeated="3"/>
          <table:table-cell table:number-columns-repeated="2"/>
          <table:table-cell table:style-name="ce38"/>
          <table:table-cell table:style-name="ce44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38"/>
          <table:table-cell table:style-name="ce23"/>
          <table:table-cell table:style-name="ce34"/>
          <table:table-cell table:style-name="ce38" table:number-columns-repeated="2"/>
          <table:table-cell table:number-columns-repeated="2"/>
          <table:table-cell table:style-name="ce38"/>
          <table:table-cell table:style-name="ce23"/>
          <table:table-cell table:style-name="ce38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31"/>
          <table:table-cell table:style-name="ce34"/>
          <table:table-cell table:style-name="ce31"/>
          <table:table-cell table:style-name="ce38"/>
          <table:table-cell table:number-columns-repeated="2"/>
          <table:table-cell table:style-name="ce23"/>
          <table:table-cell table:style-name="ce31" table:number-columns-repeated="4"/>
          <table:table-cell table:number-columns-repeated="2"/>
          <table:table-cell table:style-name="ce23"/>
          <table:table-cell table:style-name="ce31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8" table:number-columns-repeated="2"/>
          <table:table-cell table:style-name="ce31"/>
          <table:table-cell table:number-columns-repeated="2"/>
          <table:table-cell table:style-name="ce23" table:number-columns-repeated="2"/>
          <table:table-cell table:style-name="ce38" table:number-columns-repeated="3"/>
          <table:table-cell table:number-columns-repeated="2"/>
          <table:table-cell table:style-name="ce23" table:number-columns-repeated="2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8"/>
          <table:table-cell table:style-name="ce23"/>
          <table:table-cell table:style-name="ce31" table:number-columns-repeated="3"/>
          <table:table-cell table:number-columns-repeated="2"/>
          <table:table-cell table:style-name="ce38"/>
          <table:table-cell table:style-name="ce23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4"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style-name="ce13" table:number-columns-spanned="4" table:number-rows-spanned="1"/>
          <table:covered-table-cell table:number-columns-repeated="3" table:style-name="ce19"/>
          <table:table-cell table:style-name="ce13" table:number-columns-spanned="4" table:number-rows-spanned="1"/>
          <table:covered-table-cell table:number-columns-repeated="3" table:style-name="ce19"/>
          <table:table-cell table:style-name="ce13" table:number-columns-spanned="4" table:number-rows-spanned="1"/>
          <table:covered-table-cell table:number-columns-repeated="3" table:style-name="ce19"/>
          <table:table-cell table:number-columns-repeated="8"/>
        </table:table-row>
        <table:table-row table:style-name="ro2">
          <table:table-cell table:style-name="ce5"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 table:number-rows-repeated="2"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>
          <table:table-cell/>
          <table:table-cell table:style-name="ce14" table:number-columns-repeated="2"/>
          <table:table-cell table:style-name="ce24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 table:number-rows-repeated="6"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  <table:table-row table:style-name="ro2">
          <table:table-cell/>
          <table:table-cell table:style-name="ce14" table:number-columns-repeated="3"/>
          <table:table-cell/>
          <table:table-cell table:style-name="ce14" table:number-columns-repeated="6"/>
          <table:table-cell/>
          <table:table-cell table:style-name="ce14"/>
          <table:table-cell table:number-columns-repeated="8"/>
        </table:table-row>
      </table:table>
      <table:table table:name="MLJNODISCR" table:style-name="ta1">
        <table:shapes>
          <draw:frame draw:z-index="0" draw:style-name="gr1" draw:text-style-name="P1" svg:width="15.999cm" svg:height="8.999cm" svg:x="24.965cm" svg:y="0.74cm">
            <draw:object draw:notify-on-update-of-ranges="MLJNODISCR.A3:MLJNODISCR.A12 MLJNODISCR.A3:MLJNODISCR.A12 MLJNODISCR.A27:MLJNODISCR.A27 MLJNODISCR.F29:MLJNODISCR.F38 MLJNODISCR.A3:MLJNODISCR.A12 MLJNODISCR.A1:MLJNODISCR.A1 MLJNODISCR.F3:MLJNODISCR.F12 MLJNODISCR.A3:MLJNODISCR.A12 MLJNODISCR.A14:MLJNODISCR.A14 MLJNODISCR.F16:MLJNODISCR.F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.999cm" svg:height="8.999cm" svg:x="42.32cm" svg:y="0.808cm">
            <draw:object draw:notify-on-update-of-ranges="MLJNODISCR.A3:MLJNODISCR.A12 MLJNODISCR.A3:MLJNODISCR.A12 MLJNODISCR.A27:MLJNODISCR.A27 MLJNODISCR.G29:MLJNODISCR.G38 MLJNODISCR.A3:MLJNODISCR.A12 MLJNODISCR.A1:MLJNODISCR.A1 MLJNODISCR.G3:MLJNODISCR.G12 MLJNODISCR.A3:MLJNODISCR.A12 MLJNODISCR.A14:MLJNODISCR.A14 MLJNODISCR.G16:MLJNODISCR.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59.348cm" svg:y="0.684cm">
            <draw:object draw:notify-on-update-of-ranges="MLJNODISCR.A3:MLJNODISCR.A12 MLJNODISCR.A3:MLJNODISCR.A12 MLJNODISCR.A27:MLJNODISCR.A27 MLJNODISCR.H29:MLJNODISCR.H38 MLJNODISCR.A3:MLJNODISCR.A12 MLJNODISCR.A1:MLJNODISCR.A1 MLJNODISCR.H3:MLJNODISCR.H12 MLJNODISCR.A3:MLJNODISCR.A12 MLJNODISCR.A14:MLJNODISCR.A14 MLJNODISCR.H16:MLJNODISCR.H25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3" draw:style-name="gr1" draw:text-style-name="P1" svg:width="15.999cm" svg:height="8.999cm" svg:x="24.865cm" svg:y="10.615cm">
            <draw:object draw:notify-on-update-of-ranges="MLJNODISCR.A3:MLJNODISCR.A12 MLJNODISCR.A3:MLJNODISCR.A12 MLJNODISCR.A27:MLJNODISCR.A27 MLJNODISCR.I29:MLJNODISCR.I38 MLJNODISCR.A3:MLJNODISCR.A12 MLJNODISCR.A1:MLJNODISCR.A1 MLJNODISCR.I3:MLJNODISCR.I12 MLJNODISCR.A3:MLJNODISCR.A12 MLJNODISCR.A14:MLJNODISCR.A14 MLJNODISCR.I16:MLJNODISCR.I2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4" draw:style-name="gr1" draw:text-style-name="P1" svg:width="15.999cm" svg:height="8.999cm" svg:x="42.447cm" svg:y="10.533cm">
            <draw:object draw:notify-on-update-of-ranges="MLJNODISCR.A3:MLJNODISCR.A12 MLJNODISCR.A3:MLJNODISCR.A12 MLJNODISCR.A27:MLJNODISCR.A27 MLJNODISCR.J29:MLJNODISCR.J38 MLJNODISCR.A3:MLJNODISCR.A12 MLJNODISCR.A1:MLJNODISCR.A1 MLJNODISCR.J3:MLJNODISCR.J12 MLJNODISCR.A3:MLJNODISCR.A12 MLJNODISCR.A14:MLJNODISCR.A14 MLJNODISCR.J16:MLJNODISCR.J2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6"/>
        <table:table-column table:style-name="co1" table:number-columns-repeated="10" table:default-cell-style-name="Default"/>
        <table:table-column table:style-name="co1" table:default-cell-style-name="ce14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Default"/>
          <table:table-cell table:number-columns-repeated="9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]/([.B3]+[.D3])" office:value-type="float" office:value="1" calcext:value-type="float">
            <text:p>1.000</text:p>
          </table:table-cell>
          <table:table-cell table:style-name="ce30" table:formula="of:=[.B3]/([.B3]+[.E3])" office:value-type="float" office:value="0.916666666666667" calcext:value-type="float">
            <text:p>0.917</text:p>
          </table:table-cell>
          <table:table-cell table:style-name="ce30" table:formula="of:=2*([.F3]*[.G3])/([.F3]+[.G3])" office:value-type="float" office:value="0.956521739130435" calcext:value-type="float">
            <text:p>0.957</text:p>
          </table:table-cell>
          <table:table-cell table:style-name="ce30" table:formula="of:=([.B3]+[.C3])/SUM([.B3:.E3])" office:value-type="float" office:value="0.971428571428571" calcext:value-type="float">
            <text:p>0.971</text:p>
          </table:table-cell>
          <table:table-cell table:style-name="ce30" table:formula="of:=1-[.I3]" office:value-type="float" office:value="0.0285714285714286" calcext:value-type="float">
            <text:p>0.029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4]/([.B4]+[.D4])" office:value-type="float" office:value="1" calcext:value-type="float">
            <text:p>1.000</text:p>
          </table:table-cell>
          <table:table-cell table:style-name="ce30" table:formula="of:=[.B4]/([.B4]+[.E4])" office:value-type="float" office:value="1" calcext:value-type="float">
            <text:p>1.000</text:p>
          </table:table-cell>
          <table:table-cell table:style-name="ce30" table:formula="of:=2*([.F4]*[.G4])/([.F4]+[.G4])" office:value-type="float" office:value="1" calcext:value-type="float">
            <text:p>1.000</text:p>
          </table:table-cell>
          <table:table-cell table:style-name="ce30" table:formula="of:=([.B4]+[.C4])/SUM([.B4:.E4])" office:value-type="float" office:value="1" calcext:value-type="float">
            <text:p>1.000</text:p>
          </table:table-cell>
          <table:table-cell table:style-name="ce30" table:formula="of:=1-[.I4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5]/([.B5]+[.D5])" office:value-type="float" office:value="0.916666666666667" calcext:value-type="float">
            <text:p>0.917</text:p>
          </table:table-cell>
          <table:table-cell table:style-name="ce30" table:formula="of:=[.B5]/([.B5]+[.E5])" office:value-type="float" office:value="0.916666666666667" calcext:value-type="float">
            <text:p>0.917</text:p>
          </table:table-cell>
          <table:table-cell table:style-name="ce30" table:formula="of:=2*([.F5]*[.G5])/([.F5]+[.G5])" office:value-type="float" office:value="0.916666666666667" calcext:value-type="float">
            <text:p>0.917</text:p>
          </table:table-cell>
          <table:table-cell table:style-name="ce30" table:formula="of:=([.B5]+[.C5])/SUM([.B5:.E5])" office:value-type="float" office:value="0.942857142857143" calcext:value-type="float">
            <text:p>0.943</text:p>
          </table:table-cell>
          <table:table-cell table:style-name="ce30" table:formula="of:=1-[.I5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6]/([.B6]+[.D6])" office:value-type="float" office:value="1" calcext:value-type="float">
            <text:p>1.000</text:p>
          </table:table-cell>
          <table:table-cell table:style-name="ce30" table:formula="of:=[.B6]/([.B6]+[.E6])" office:value-type="float" office:value="1" calcext:value-type="float">
            <text:p>1.000</text:p>
          </table:table-cell>
          <table:table-cell table:style-name="ce30" table:formula="of:=2*([.F6]*[.G6])/([.F6]+[.G6])" office:value-type="float" office:value="1" calcext:value-type="float">
            <text:p>1.000</text:p>
          </table:table-cell>
          <table:table-cell table:style-name="ce30" table:formula="of:=([.B6]+[.C6])/SUM([.B6:.E6])" office:value-type="float" office:value="1" calcext:value-type="float">
            <text:p>1.000</text:p>
          </table:table-cell>
          <table:table-cell table:style-name="ce30" table:formula="of:=1-[.I6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7]/([.B7]+[.D7])" office:value-type="float" office:value="1" calcext:value-type="float">
            <text:p>1.000</text:p>
          </table:table-cell>
          <table:table-cell table:style-name="ce30" table:formula="of:=[.B7]/([.B7]+[.E7])" office:value-type="float" office:value="0.916666666666667" calcext:value-type="float">
            <text:p>0.917</text:p>
          </table:table-cell>
          <table:table-cell table:style-name="ce30" table:formula="of:=2*([.F7]*[.G7])/([.F7]+[.G7])" office:value-type="float" office:value="0.956521739130435" calcext:value-type="float">
            <text:p>0.957</text:p>
          </table:table-cell>
          <table:table-cell table:style-name="ce30" table:formula="of:=([.B7]+[.C7])/SUM([.B7:.E7])" office:value-type="float" office:value="0.971428571428571" calcext:value-type="float">
            <text:p>0.971</text:p>
          </table:table-cell>
          <table:table-cell table:style-name="ce30" table:formula="of:=1-[.I7]" office:value-type="float" office:value="0.0285714285714286" calcext:value-type="float">
            <text:p>0.029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8]/([.B8]+[.D8])" office:value-type="float" office:value="1" calcext:value-type="float">
            <text:p>1.000</text:p>
          </table:table-cell>
          <table:table-cell table:style-name="ce30" table:formula="of:=[.B8]/([.B8]+[.E8])" office:value-type="float" office:value="0.916666666666667" calcext:value-type="float">
            <text:p>0.917</text:p>
          </table:table-cell>
          <table:table-cell table:style-name="ce30" table:formula="of:=2*([.F8]*[.G8])/([.F8]+[.G8])" office:value-type="float" office:value="0.956521739130435" calcext:value-type="float">
            <text:p>0.957</text:p>
          </table:table-cell>
          <table:table-cell table:style-name="ce30" table:formula="of:=([.B8]+[.C8])/SUM([.B8:.E8])" office:value-type="float" office:value="0.971428571428571" calcext:value-type="float">
            <text:p>0.971</text:p>
          </table:table-cell>
          <table:table-cell table:style-name="ce30" table:formula="of:=1-[.I8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9]/([.B9]+[.D9])" office:value-type="float" office:value="1" calcext:value-type="float">
            <text:p>1.000</text:p>
          </table:table-cell>
          <table:table-cell table:style-name="ce30" table:formula="of:=[.B9]/([.B9]+[.E9])" office:value-type="float" office:value="0.833333333333333" calcext:value-type="float">
            <text:p>0.833</text:p>
          </table:table-cell>
          <table:table-cell table:style-name="ce30" table:formula="of:=2*([.F9]*[.G9])/([.F9]+[.G9])" office:value-type="float" office:value="0.909090909090909" calcext:value-type="float">
            <text:p>0.909</text:p>
          </table:table-cell>
          <table:table-cell table:style-name="ce30" table:formula="of:=([.B9]+[.C9])/SUM([.B9:.E9])" office:value-type="float" office:value="0.942857142857143" calcext:value-type="float">
            <text:p>0.943</text:p>
          </table:table-cell>
          <table:table-cell table:style-name="ce30" table:formula="of:=1-[.I9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0]/([.B10]+[.D10])" office:value-type="float" office:value="1" calcext:value-type="float">
            <text:p>1.000</text:p>
          </table:table-cell>
          <table:table-cell table:style-name="ce30" table:formula="of:=[.B10]/([.B10]+[.E10])" office:value-type="float" office:value="1" calcext:value-type="float">
            <text:p>1.000</text:p>
          </table:table-cell>
          <table:table-cell table:style-name="ce30" table:formula="of:=2*([.F10]*[.G10])/([.F10]+[.G10])" office:value-type="float" office:value="1" calcext:value-type="float">
            <text:p>1.000</text:p>
          </table:table-cell>
          <table:table-cell table:style-name="ce30" table:formula="of:=([.B10]+[.C10])/SUM([.B10:.E10])" office:value-type="float" office:value="1" calcext:value-type="float">
            <text:p>1.000</text:p>
          </table:table-cell>
          <table:table-cell table:style-name="ce30" table:formula="of:=1-[.I10]" office:value-type="float" office:value="0" calcext:value-type="float">
            <text:p>0.000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1]/([.B11]+[.D11])" office:value-type="float" office:value="0.928571428571429" calcext:value-type="float">
            <text:p>0.929</text:p>
          </table:table-cell>
          <table:table-cell table:style-name="ce30" table:formula="of:=[.B11]/([.B11]+[.E11])" office:value-type="float" office:value="1" calcext:value-type="float">
            <text:p>1.000</text:p>
          </table:table-cell>
          <table:table-cell table:style-name="ce30" table:formula="of:=2*([.F11]*[.G11])/([.F11]+[.G11])" office:value-type="float" office:value="0.962962962962963" calcext:value-type="float">
            <text:p>0.963</text:p>
          </table:table-cell>
          <table:table-cell table:style-name="ce30" table:formula="of:=([.B11]+[.C11])/SUM([.B11:.E11])" office:value-type="float" office:value="0.972222222222222" calcext:value-type="float">
            <text:p>0.972</text:p>
          </table:table-cell>
          <table:table-cell table:style-name="ce30" table:formula="of:=1-[.I11]" office:value-type="float" office:value="0.0277777777777778" calcext:value-type="float">
            <text:p>0.028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2]/([.B12]+[.D12])" office:value-type="float" office:value="0.866666666666667" calcext:value-type="float">
            <text:p>0.867</text:p>
          </table:table-cell>
          <table:table-cell table:style-name="ce30" table:formula="of:=[.B12]/([.B12]+[.E12])" office:value-type="float" office:value="1" calcext:value-type="float">
            <text:p>1.000</text:p>
          </table:table-cell>
          <table:table-cell table:style-name="ce30" table:formula="of:=2*([.F12]*[.G12])/([.F12]+[.G12])" office:value-type="float" office:value="0.928571428571429" calcext:value-type="float">
            <text:p>0.929</text:p>
          </table:table-cell>
          <table:table-cell table:style-name="ce30" table:formula="of:=([.B12]+[.C12])/SUM([.B12:.E12])" office:value-type="float" office:value="0.944444444444444" calcext:value-type="float">
            <text:p>0.944</text:p>
          </table:table-cell>
          <table:table-cell table:style-name="ce30" table:formula="of:=1-[.I12]" office:value-type="float" office:value="0.0555555555555556" calcext:value-type="float">
            <text:p>0.056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14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16]/([.B16]+[.D16])" office:value-type="float" office:value="1" calcext:value-type="float">
            <text:p>1.000</text:p>
          </table:table-cell>
          <table:table-cell table:style-name="ce30" table:formula="of:=[.B16]/([.B16]+[.E16])" office:value-type="float" office:value="0.916666666666667" calcext:value-type="float">
            <text:p>0.917</text:p>
          </table:table-cell>
          <table:table-cell table:style-name="ce30" table:formula="of:=2*([.F16]*[.G16])/([.F16]+[.G16])" office:value-type="float" office:value="0.956521739130435" calcext:value-type="float">
            <text:p>0.957</text:p>
          </table:table-cell>
          <table:table-cell table:style-name="ce30" table:formula="of:=([.B16]+[.C16])/SUM([.B16:.E16])" office:value-type="float" office:value="0.971428571428571" calcext:value-type="float">
            <text:p>0.971</text:p>
          </table:table-cell>
          <table:table-cell table:style-name="ce30" table:formula="of:=1-[.I16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7]/([.B17]+[.D17])" office:value-type="float" office:value="1" calcext:value-type="float">
            <text:p>1.000</text:p>
          </table:table-cell>
          <table:table-cell table:style-name="ce30" table:formula="of:=[.B17]/([.B17]+[.E17])" office:value-type="float" office:value="1" calcext:value-type="float">
            <text:p>1.000</text:p>
          </table:table-cell>
          <table:table-cell table:style-name="ce30" table:formula="of:=2*([.F17]*[.G17])/([.F17]+[.G17])" office:value-type="float" office:value="1" calcext:value-type="float">
            <text:p>1.000</text:p>
          </table:table-cell>
          <table:table-cell table:style-name="ce30" table:formula="of:=([.B17]+[.C17])/SUM([.B17:.E17])" office:value-type="float" office:value="1" calcext:value-type="float">
            <text:p>1.000</text:p>
          </table:table-cell>
          <table:table-cell table:style-name="ce30" table:formula="of:=1-[.I17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18]/([.B18]+[.D18])" office:value-type="float" office:value="0.916666666666667" calcext:value-type="float">
            <text:p>0.917</text:p>
          </table:table-cell>
          <table:table-cell table:style-name="ce30" table:formula="of:=[.B18]/([.B18]+[.E18])" office:value-type="float" office:value="0.916666666666667" calcext:value-type="float">
            <text:p>0.917</text:p>
          </table:table-cell>
          <table:table-cell table:style-name="ce30" table:formula="of:=2*([.F18]*[.G18])/([.F18]+[.G18])" office:value-type="float" office:value="0.916666666666667" calcext:value-type="float">
            <text:p>0.917</text:p>
          </table:table-cell>
          <table:table-cell table:style-name="ce30" table:formula="of:=([.B18]+[.C18])/SUM([.B18:.E18])" office:value-type="float" office:value="0.942857142857143" calcext:value-type="float">
            <text:p>0.943</text:p>
          </table:table-cell>
          <table:table-cell table:style-name="ce30" table:formula="of:=1-[.I18]" office:value-type="float" office:value="0.0571428571428572" calcext:value-type="float">
            <text:p>0.05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19]/([.B19]+[.D19])" office:value-type="float" office:value="1" calcext:value-type="float">
            <text:p>1.000</text:p>
          </table:table-cell>
          <table:table-cell table:style-name="ce30" table:formula="of:=[.B19]/([.B19]+[.E19])" office:value-type="float" office:value="0.833333333333333" calcext:value-type="float">
            <text:p>0.833</text:p>
          </table:table-cell>
          <table:table-cell table:style-name="ce30" table:formula="of:=2*([.F19]*[.G19])/([.F19]+[.G19])" office:value-type="float" office:value="0.909090909090909" calcext:value-type="float">
            <text:p>0.909</text:p>
          </table:table-cell>
          <table:table-cell table:style-name="ce30" table:formula="of:=([.B19]+[.C19])/SUM([.B19:.E19])" office:value-type="float" office:value="0.942857142857143" calcext:value-type="float">
            <text:p>0.943</text:p>
          </table:table-cell>
          <table:table-cell table:style-name="ce30" table:formula="of:=1-[.I19]" office:value-type="float" office:value="0.0571428571428572" calcext:value-type="float">
            <text:p>0.057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0]/([.B20]+[.D20])" office:value-type="float" office:value="1" calcext:value-type="float">
            <text:p>1.000</text:p>
          </table:table-cell>
          <table:table-cell table:style-name="ce30" table:formula="of:=[.B20]/([.B20]+[.E20])" office:value-type="float" office:value="0.916666666666667" calcext:value-type="float">
            <text:p>0.917</text:p>
          </table:table-cell>
          <table:table-cell table:style-name="ce30" table:formula="of:=2*([.F20]*[.G20])/([.F20]+[.G20])" office:value-type="float" office:value="0.956521739130435" calcext:value-type="float">
            <text:p>0.957</text:p>
          </table:table-cell>
          <table:table-cell table:style-name="ce30" table:formula="of:=([.B20]+[.C20])/SUM([.B20:.E20])" office:value-type="float" office:value="0.971428571428571" calcext:value-type="float">
            <text:p>0.971</text:p>
          </table:table-cell>
          <table:table-cell table:style-name="ce30" table:formula="of:=1-[.I20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1]/([.B21]+[.D21])" office:value-type="float" office:value="1" calcext:value-type="float">
            <text:p>1.000</text:p>
          </table:table-cell>
          <table:table-cell table:style-name="ce30" table:formula="of:=[.B21]/([.B21]+[.E21])" office:value-type="float" office:value="0.916666666666667" calcext:value-type="float">
            <text:p>0.917</text:p>
          </table:table-cell>
          <table:table-cell table:style-name="ce30" table:formula="of:=2*([.F21]*[.G21])/([.F21]+[.G21])" office:value-type="float" office:value="0.956521739130435" calcext:value-type="float">
            <text:p>0.957</text:p>
          </table:table-cell>
          <table:table-cell table:style-name="ce30" table:formula="of:=([.B21]+[.C21])/SUM([.B21:.E21])" office:value-type="float" office:value="0.971428571428571" calcext:value-type="float">
            <text:p>0.971</text:p>
          </table:table-cell>
          <table:table-cell table:style-name="ce30" table:formula="of:=1-[.I21]" office:value-type="float" office:value="0.0285714285714286" calcext:value-type="float">
            <text:p>0.029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22]/([.B22]+[.D22])" office:value-type="float" office:value="1" calcext:value-type="float">
            <text:p>1.000</text:p>
          </table:table-cell>
          <table:table-cell table:style-name="ce30" table:formula="of:=[.B22]/([.B22]+[.E22])" office:value-type="float" office:value="0.833333333333333" calcext:value-type="float">
            <text:p>0.833</text:p>
          </table:table-cell>
          <table:table-cell table:style-name="ce30" table:formula="of:=2*([.F22]*[.G22])/([.F22]+[.G22])" office:value-type="float" office:value="0.909090909090909" calcext:value-type="float">
            <text:p>0.909</text:p>
          </table:table-cell>
          <table:table-cell table:style-name="ce30" table:formula="of:=([.B22]+[.C22])/SUM([.B22:.E22])" office:value-type="float" office:value="0.942857142857143" calcext:value-type="float">
            <text:p>0.943</text:p>
          </table:table-cell>
          <table:table-cell table:style-name="ce30" table:formula="of:=1-[.I22]" office:value-type="float" office:value="0.0571428571428572" calcext:value-type="float">
            <text:p>0.057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3]/([.B23]+[.D23])" office:value-type="float" office:value="1" calcext:value-type="float">
            <text:p>1.000</text:p>
          </table:table-cell>
          <table:table-cell table:style-name="ce30" table:formula="of:=[.B23]/([.B23]+[.E23])" office:value-type="float" office:value="1" calcext:value-type="float">
            <text:p>1.000</text:p>
          </table:table-cell>
          <table:table-cell table:style-name="ce30" table:formula="of:=2*([.F23]*[.G23])/([.F23]+[.G23])" office:value-type="float" office:value="1" calcext:value-type="float">
            <text:p>1.000</text:p>
          </table:table-cell>
          <table:table-cell table:style-name="ce30" table:formula="of:=([.B23]+[.C23])/SUM([.B23:.E23])" office:value-type="float" office:value="1" calcext:value-type="float">
            <text:p>1.000</text:p>
          </table:table-cell>
          <table:table-cell table:style-name="ce30" table:formula="of:=1-[.I23]" office:value-type="float" office:value="0" calcext:value-type="float">
            <text:p>0.000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2" calcext:value-type="float">
            <text:p>2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24]/([.B24]+[.D24])" office:value-type="float" office:value="0.923076923076923" calcext:value-type="float">
            <text:p>0.923</text:p>
          </table:table-cell>
          <table:table-cell table:style-name="ce30" table:formula="of:=[.B24]/([.B24]+[.E24])" office:value-type="float" office:value="0.923076923076923" calcext:value-type="float">
            <text:p>0.923</text:p>
          </table:table-cell>
          <table:table-cell table:style-name="ce30" table:formula="of:=2*([.F24]*[.G24])/([.F24]+[.G24])" office:value-type="float" office:value="0.923076923076923" calcext:value-type="float">
            <text:p>0.923</text:p>
          </table:table-cell>
          <table:table-cell table:style-name="ce30" table:formula="of:=([.B24]+[.C24])/SUM([.B24:.E24])" office:value-type="float" office:value="0.944444444444444" calcext:value-type="float">
            <text:p>0.944</text:p>
          </table:table-cell>
          <table:table-cell table:style-name="ce30" table:formula="of:=1-[.I24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3" calcext:value-type="float">
            <text:p>1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5]/([.B25]+[.D25])" office:value-type="float" office:value="0.866666666666667" calcext:value-type="float">
            <text:p>0.867</text:p>
          </table:table-cell>
          <table:table-cell table:style-name="ce30" table:formula="of:=[.B25]/([.B25]+[.E25])" office:value-type="float" office:value="1" calcext:value-type="float">
            <text:p>1.000</text:p>
          </table:table-cell>
          <table:table-cell table:style-name="ce30" table:formula="of:=2*([.F25]*[.G25])/([.F25]+[.G25])" office:value-type="float" office:value="0.928571428571429" calcext:value-type="float">
            <text:p>0.929</text:p>
          </table:table-cell>
          <table:table-cell table:style-name="ce30" table:formula="of:=([.B25]+[.C25])/SUM([.B25:.E25])" office:value-type="float" office:value="0.944444444444444" calcext:value-type="float">
            <text:p>0.944</text:p>
          </table:table-cell>
          <table:table-cell table:style-name="ce30" table:formula="of:=1-[.I25]" office:value-type="float" office:value="0.0555555555555556" calcext:value-type="float">
            <text:p>0.05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/>
          <table:table-cell table:style-name="ce6" table:number-columns-repeated="2"/>
          <table:table-cell table:number-columns-repeated="9"/>
          <table:table-cell table:style-name="ce14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30" table:formula="of:=[.B29]/([.B29]+[.D29])" office:value-type="float" office:value="0.5" calcext:value-type="float">
            <text:p>0.500</text:p>
          </table:table-cell>
          <table:table-cell table:style-name="ce30" table:formula="of:=[.B29]/([.B29]+[.E29])" office:value-type="float" office:value="0.0833333333333333" calcext:value-type="float">
            <text:p>0.083</text:p>
          </table:table-cell>
          <table:table-cell table:style-name="ce30" table:formula="of:=2*([.F29]*[.G29])/([.F29]+[.G29])" office:value-type="float" office:value="0.142857142857143" calcext:value-type="float">
            <text:p>0.143</text:p>
          </table:table-cell>
          <table:table-cell table:style-name="ce30" table:formula="of:=([.B29]+[.C29])/SUM([.B29:.E29])" office:value-type="float" office:value="0.657142857142857" calcext:value-type="float">
            <text:p>0.657</text:p>
          </table:table-cell>
          <table:table-cell table:style-name="ce30" table:formula="of:=1-[.I29]" office:value-type="float" office:value="0.342857142857143" calcext:value-type="float">
            <text:p>0.343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30" table:formula="of:=[.B30]/([.B30]+[.D30])" office:value-type="float" office:value="0.333333333333333" calcext:value-type="float">
            <text:p>0.333</text:p>
          </table:table-cell>
          <table:table-cell table:style-name="ce30" table:formula="of:=[.B30]/([.B30]+[.E30])" office:value-type="float" office:value="0.0833333333333333" calcext:value-type="float">
            <text:p>0.083</text:p>
          </table:table-cell>
          <table:table-cell table:style-name="ce30" table:formula="of:=2*([.F30]*[.G30])/([.F30]+[.G30])" office:value-type="float" office:value="0.133333333333333" calcext:value-type="float">
            <text:p>0.133</text:p>
          </table:table-cell>
          <table:table-cell table:style-name="ce30" table:formula="of:=([.B30]+[.C30])/SUM([.B30:.E30])" office:value-type="float" office:value="0.628571428571429" calcext:value-type="float">
            <text:p>0.629</text:p>
          </table:table-cell>
          <table:table-cell table:style-name="ce30" table:formula="of:=1-[.I30]" office:value-type="float" office:value="0.371428571428571" calcext:value-type="float">
            <text:p>0.371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30" table:formula="of:=[.B31]/([.B31]+[.D31])" office:value-type="float" office:value="0.75" calcext:value-type="float">
            <text:p>0.750</text:p>
          </table:table-cell>
          <table:table-cell table:style-name="ce30" table:formula="of:=[.B31]/([.B31]+[.E31])" office:value-type="float" office:value="0.272727272727273" calcext:value-type="float">
            <text:p>0.273</text:p>
          </table:table-cell>
          <table:table-cell table:style-name="ce30" table:formula="of:=2*([.F31]*[.G31])/([.F31]+[.G31])" office:value-type="float" office:value="0.4" calcext:value-type="float">
            <text:p>0.400</text:p>
          </table:table-cell>
          <table:table-cell table:style-name="ce30" table:formula="of:=([.B31]+[.C31])/SUM([.B31:.E31])" office:value-type="float" office:value="0.735294117647059" calcext:value-type="float">
            <text:p>0.735</text:p>
          </table:table-cell>
          <table:table-cell table:style-name="ce30" table:formula="of:=1-[.I31]" office:value-type="float" office:value="0.264705882352941" calcext:value-type="float">
            <text:p>0.265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30" table:formula="of:=[.B32]/([.B32]+[.D32])" office:value-type="float" office:value="1" calcext:value-type="float">
            <text:p>1.000</text:p>
          </table:table-cell>
          <table:table-cell table:style-name="ce30" table:formula="of:=[.B32]/([.B32]+[.E32])" office:value-type="float" office:value="0.0833333333333333" calcext:value-type="float">
            <text:p>0.083</text:p>
          </table:table-cell>
          <table:table-cell table:style-name="ce30" table:formula="of:=2*([.F32]*[.G32])/([.F32]+[.G32])" office:value-type="float" office:value="0.153846153846154" calcext:value-type="float">
            <text:p>0.154</text:p>
          </table:table-cell>
          <table:table-cell table:style-name="ce30" table:formula="of:=([.B32]+[.C32])/SUM([.B32:.E32])" office:value-type="float" office:value="0.685714285714286" calcext:value-type="float">
            <text:p>0.686</text:p>
          </table:table-cell>
          <table:table-cell table:style-name="ce30" table:formula="of:=1-[.I32]" office:value-type="float" office:value="0.314285714285714" calcext:value-type="float">
            <text:p>0.314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[.B33]/([.B33]+[.D33])" office:value-type="float" office:value="1" calcext:value-type="float">
            <text:p>1.000</text:p>
          </table:table-cell>
          <table:table-cell table:style-name="ce30" table:formula="of:=[.B33]/([.B33]+[.E33])" office:value-type="float" office:value="0.166666666666667" calcext:value-type="float">
            <text:p>0.167</text:p>
          </table:table-cell>
          <table:table-cell table:style-name="ce30" table:formula="of:=2*([.F33]*[.G33])/([.F33]+[.G33])" office:value-type="float" office:value="0.285714285714286" calcext:value-type="float">
            <text:p>0.286</text:p>
          </table:table-cell>
          <table:table-cell table:style-name="ce30" table:formula="of:=([.B33]+[.C33])/SUM([.B33:.E33])" office:value-type="float" office:value="0.714285714285714" calcext:value-type="float">
            <text:p>0.714</text:p>
          </table:table-cell>
          <table:table-cell table:style-name="ce30" table:formula="of:=1-[.I33]" office:value-type="float" office:value="0.285714285714286" calcext:value-type="float">
            <text:p>0.28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30" table:formula="of:=[.B34]/([.B34]+[.D34])" office:value-type="float" office:value="1" calcext:value-type="float">
            <text:p>1.000</text:p>
          </table:table-cell>
          <table:table-cell table:style-name="ce30" table:formula="of:=[.B34]/([.B34]+[.E34])" office:value-type="float" office:value="0.0833333333333333" calcext:value-type="float">
            <text:p>0.083</text:p>
          </table:table-cell>
          <table:table-cell table:style-name="ce30" table:formula="of:=2*([.F34]*[.G34])/([.F34]+[.G34])" office:value-type="float" office:value="0.153846153846154" calcext:value-type="float">
            <text:p>0.154</text:p>
          </table:table-cell>
          <table:table-cell table:style-name="ce30" table:formula="of:=([.B34]+[.C34])/SUM([.B34:.E34])" office:value-type="float" office:value="0.685714285714286" calcext:value-type="float">
            <text:p>0.686</text:p>
          </table:table-cell>
          <table:table-cell table:style-name="ce30" table:formula="of:=1-[.I34]" office:value-type="float" office:value="0.314285714285714" calcext:value-type="float">
            <text:p>0.314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30" table:formula="of:=[.B35]/([.B35]+[.D35])" office:value-type="float" office:value="0" calcext:value-type="float">
            <text:p>0.000</text:p>
          </table:table-cell>
          <table:table-cell table:style-name="ce30" table:formula="of:=[.B35]/([.B35]+[.E35])" office:value-type="float" office:value="0" calcext:value-type="float">
            <text:p>0.000</text:p>
          </table:table-cell>
          <table:table-cell table:style-name="ce30" table:formula="of:=2*([.F35]*[.G35])/([.F35]+[.G35])" office:value-type="string" office:string-value="" calcext:value-type="error">
            <text:p>#DIV/0!</text:p>
          </table:table-cell>
          <table:table-cell table:style-name="ce30" table:formula="of:=([.B35]+[.C35])/SUM([.B35:.E35])" office:value-type="float" office:value="0.628571428571429" calcext:value-type="float">
            <text:p>0.629</text:p>
          </table:table-cell>
          <table:table-cell table:style-name="ce30" table:formula="of:=1-[.I35]" office:value-type="float" office:value="0.371428571428571" calcext:value-type="float">
            <text:p>0.371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30" table:formula="of:=[.B36]/([.B36]+[.D36])" office:value-type="float" office:value="1" calcext:value-type="float">
            <text:p>1.000</text:p>
          </table:table-cell>
          <table:table-cell table:style-name="ce30" table:formula="of:=[.B36]/([.B36]+[.E36])" office:value-type="float" office:value="0.0833333333333333" calcext:value-type="float">
            <text:p>0.083</text:p>
          </table:table-cell>
          <table:table-cell table:style-name="ce30" table:formula="of:=2*([.F36]*[.G36])/([.F36]+[.G36])" office:value-type="float" office:value="0.153846153846154" calcext:value-type="float">
            <text:p>0.154</text:p>
          </table:table-cell>
          <table:table-cell table:style-name="ce30" table:formula="of:=([.B36]+[.C36])/SUM([.B36:.E36])" office:value-type="float" office:value="0.694444444444444" calcext:value-type="float">
            <text:p>0.694</text:p>
          </table:table-cell>
          <table:table-cell table:style-name="ce30" table:formula="of:=1-[.I36]" office:value-type="float" office:value="0.305555555555556" calcext:value-type="float">
            <text:p>0.306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3" calcext:value-type="float">
            <text:p>13</text:p>
          </table:table-cell>
          <table:table-cell table:style-name="ce30" table:formula="of:=[.B37]/([.B37]+[.D37])" office:value-type="string" office:string-value="" calcext:value-type="error">
            <text:p>#DIV/0!</text:p>
          </table:table-cell>
          <table:table-cell table:style-name="ce30" table:formula="of:=[.B37]/([.B37]+[.E37])" office:value-type="float" office:value="0" calcext:value-type="float">
            <text:p>0.000</text:p>
          </table:table-cell>
          <table:table-cell table:style-name="ce30" table:formula="of:=2*([.F37]*[.G37])/([.F37]+[.G37])" office:value-type="string" office:string-value="" calcext:value-type="error">
            <text:p>#DIV/0!</text:p>
          </table:table-cell>
          <table:table-cell table:style-name="ce30" table:formula="of:=([.B37]+[.C37])/SUM([.B37:.E37])" office:value-type="float" office:value="0.638888888888889" calcext:value-type="float">
            <text:p>0.639</text:p>
          </table:table-cell>
          <table:table-cell table:style-name="ce30" table:formula="of:=1-[.I37]" office:value-type="float" office:value="0.361111111111111" calcext:value-type="float">
            <text:p>0.361</text:p>
          </table:table-cell>
          <table:table-cell table:number-columns-repeated="2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2" calcext:value-type="float">
            <text:p>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1" calcext:value-type="float">
            <text:p>11</text:p>
          </table:table-cell>
          <table:table-cell table:style-name="ce30" table:formula="of:=[.B38]/([.B38]+[.D38])" office:value-type="float" office:value="1" calcext:value-type="float">
            <text:p>1.000</text:p>
          </table:table-cell>
          <table:table-cell table:style-name="ce30" table:formula="of:=[.B38]/([.B38]+[.E38])" office:value-type="float" office:value="0.153846153846154" calcext:value-type="float">
            <text:p>0.154</text:p>
          </table:table-cell>
          <table:table-cell table:style-name="ce30" table:formula="of:=2*([.F38]*[.G38])/([.F38]+[.G38])" office:value-type="float" office:value="0.266666666666667" calcext:value-type="float">
            <text:p>0.267</text:p>
          </table:table-cell>
          <table:table-cell table:style-name="ce30" table:formula="of:=([.B38]+[.C38])/SUM([.B38:.E38])" office:value-type="float" office:value="0.694444444444444" calcext:value-type="float">
            <text:p>0.694</text:p>
          </table:table-cell>
          <table:table-cell table:style-name="ce30" table:formula="of:=1-[.I38]" office:value-type="float" office:value="0.305555555555556" calcext:value-type="float">
            <text:p>0.306</text:p>
          </table:table-cell>
          <table:table-cell table:number-columns-repeated="2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14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40"/>
          <table:table-cell table:number-columns-repeated="8"/>
        </table:table-row>
        <table:table-row table:style-name="ro2">
          <table:table-cell table:style-name="Default"/>
          <table:table-cell table:number-columns-repeated="11"/>
          <table:table-cell table:style-name="ce14"/>
          <table:table-cell table:number-columns-repeated="8"/>
        </table:table-row>
        <table:table-row table:style-name="ro2" table:number-rows-repeated="14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style-name="ce13"/>
          <table:table-cell table:style-name="ce41" table:number-columns-repeated="5"/>
          <table:table-cell table:style-name="ce19"/>
          <table:table-cell table:style-name="ce13"/>
          <table:table-cell table:style-name="ce41" table:number-columns-repeated="3"/>
          <table:table-cell table:style-name="ce19"/>
          <table:table-cell table:style-name="ce41"/>
          <table:table-cell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10"/>
          <table:table-cell/>
          <table:table-cell table:style-name="ce14" table:number-columns-repeated="2"/>
          <table:table-cell/>
          <table:table-cell table:style-name="ce14" table:number-columns-repeated="6"/>
        </table:table-row>
        <table:table-row table:style-name="ro2">
          <table:table-cell table:number-columns-repeated="3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38" table:number-columns-repeated="4"/>
          <table:table-cell table:style-name="ce31"/>
          <table:table-cell table:number-columns-repeated="2"/>
          <table:table-cell table:style-name="ce38" table:number-columns-repeated="2"/>
          <table:table-cell table:style-name="ce48"/>
          <table:table-cell table:style-name="ce38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4"/>
          <table:table-cell table:style-name="ce31"/>
          <table:table-cell table:style-name="ce38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26"/>
          <table:table-cell table:style-name="ce34"/>
          <table:table-cell table:style-name="ce38" table:number-columns-repeated="2"/>
          <table:table-cell table:number-columns-repeated="2"/>
          <table:table-cell table:style-name="ce23"/>
          <table:table-cell table:style-name="ce26"/>
          <table:table-cell table:style-name="ce48"/>
          <table:table-cell table:style-name="ce26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4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38"/>
          <table:table-cell table:style-name="ce34"/>
          <table:table-cell table:style-name="ce38"/>
          <table:table-cell table:style-name="ce31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4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/>
          <table:table-cell table:style-name="ce48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3"/>
          <table:table-cell table:style-name="ce23" table:number-columns-repeated="2"/>
          <table:table-cell table:style-name="ce3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31"/>
          <table:table-cell table:style-name="ce23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8" table:number-columns-repeated="2"/>
          <table:table-cell table:style-name="ce48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number-columns-repeated="3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38"/>
          <table:table-cell table:style-name="ce23"/>
          <table:table-cell table:style-name="ce38" table:number-columns-repeated="2"/>
          <table:table-cell table:style-name="ce31"/>
          <table:table-cell table:number-columns-repeated="2"/>
          <table:table-cell table:style-name="ce38"/>
          <table:table-cell table:style-name="ce23"/>
          <table:table-cell table:style-name="ce48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 table:number-rows-repeated="4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2" table:number-rows-repeated="10">
          <table:table-cell table:number-columns-repeated="11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2">
          <table:table-cell table:style-name="Default"/>
          <table:table-cell table:number-columns-repeated="3"/>
          <table:table-cell table:style-name="ce31"/>
          <table:table-cell table:number-columns-repeated="6"/>
          <table:table-cell table:style-name="Default"/>
          <table:table-cell table:number-columns-repeated="9"/>
        </table:table-row>
        <table:table-row table:style-name="ro2" table:number-rows-repeated="2">
          <table:table-cell table:style-name="Default"/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5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number-columns-repeated="8"/>
        </table:table-row>
        <table:table-row table:style-name="ro2">
          <table:table-cell table:style-name="ce5"/>
          <table:table-cell table:style-name="ce14" table:number-columns-repeated="10"/>
          <table:table-cell/>
          <table:table-cell table:style-name="ce14"/>
          <table:table-cell table:number-columns-repeated="8"/>
        </table:table-row>
        <table:table-row table:style-name="ro2" table:number-rows-repeated="3">
          <table:table-cell/>
          <table:table-cell table:style-name="ce47" table:number-columns-repeated="12"/>
          <table:table-cell table:number-columns-repeated="8"/>
        </table:table-row>
        <table:table-row table:style-name="ro2">
          <table:table-cell/>
          <table:table-cell table:style-name="ce47" table:number-columns-repeated="2"/>
          <table:table-cell table:style-name="ce35"/>
          <table:table-cell table:style-name="ce47" table:number-columns-repeated="9"/>
          <table:table-cell table:number-columns-repeated="8"/>
        </table:table-row>
        <table:table-row table:style-name="ro2" table:number-rows-repeated="5">
          <table:table-cell/>
          <table:table-cell table:style-name="ce47" table:number-columns-repeated="12"/>
          <table:table-cell table:number-columns-repeated="8"/>
        </table:table-row>
        <table:table-row table:style-name="ro2">
          <table:table-cell/>
          <table:table-cell table:style-name="ce47" table:number-columns-repeated="12"/>
          <table:table-cell table:number-columns-repeated="8"/>
        </table:table-row>
      </table:table>
      <table:table table:name="MLJDISCR" table:style-name="ta1">
        <table:shapes>
          <draw:frame draw:z-index="0" draw:style-name="gr1" draw:text-style-name="P1" svg:width="15.999cm" svg:height="8.999cm" svg:x="24.149cm" svg:y="1.151cm">
            <draw:object draw:notify-on-update-of-ranges="MLJDISCR.A3:MLJDISCR.A12 MLJDISCR.A3:MLJDISCR.A12 MLJDISCR.A27:MLJDISCR.A27 MLJDISCR.F29:MLJDISCR.F38 MLJDISCR.A3:MLJDISCR.A12 MLJDISCR.A1:MLJDISCR.A1 MLJDISCR.F3:MLJDISCR.F12 MLJDISCR.A3:MLJDISCR.A12 MLJDISCR.A14:MLJDISCR.A14 MLJDISCR.F16:MLJDISCR.F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15.999cm" svg:height="8.999cm" svg:x="41.504cm" svg:y="1.219cm">
            <draw:object draw:notify-on-update-of-ranges="MLJDISCR.A3:MLJDISCR.A12 MLJDISCR.A3:MLJDISCR.A12 MLJDISCR.A27:MLJDISCR.A27 MLJDISCR.G29:MLJDISCR.G38 MLJDISCR.A3:MLJDISCR.A12 MLJDISCR.A1:MLJDISCR.A1 MLJDISCR.G3:MLJDISCR.G12 MLJDISCR.A3:MLJDISCR.A12 MLJDISCR.A14:MLJDISCR.A14 MLJDISCR.G16:MLJDISCR.G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15.999cm" svg:height="8.999cm" svg:x="58.532cm" svg:y="1.095cm">
            <draw:object draw:notify-on-update-of-ranges="MLJDISCR.A3:MLJDISCR.A12 MLJDISCR.A3:MLJDISCR.A12 MLJDISCR.A27:MLJDISCR.A27 MLJDISCR.H29:MLJDISCR.H38 MLJDISCR.A3:MLJDISCR.A12 MLJDISCR.A1:MLJDISCR.A1 MLJDISCR.H3:MLJDISCR.H12 MLJDISCR.A3:MLJDISCR.A12 MLJDISCR.A14:MLJDISCR.A14 MLJDISCR.H16:MLJDISCR.H25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15.999cm" svg:height="8.999cm" svg:x="24.049cm" svg:y="11.026cm">
            <draw:object draw:notify-on-update-of-ranges="MLJDISCR.A3:MLJDISCR.A12 MLJDISCR.A3:MLJDISCR.A12 MLJDISCR.A27:MLJDISCR.A27 MLJDISCR.I29:MLJDISCR.I38 MLJDISCR.A3:MLJDISCR.A12 MLJDISCR.A1:MLJDISCR.A1 MLJDISCR.I3:MLJDISCR.I12 MLJDISCR.A3:MLJDISCR.A12 MLJDISCR.A14:MLJDISCR.A14 MLJDISCR.I16:MLJDISCR.I2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15.999cm" svg:height="8.999cm" svg:x="41.631cm" svg:y="10.944cm">
            <draw:object draw:notify-on-update-of-ranges="MLJDISCR.A3:MLJDISCR.A12 MLJDISCR.A3:MLJDISCR.A12 MLJDISCR.A27:MLJDISCR.A27 MLJDISCR.J29:MLJDISCR.J38 MLJDISCR.A3:MLJDISCR.A12 MLJDISCR.A1:MLJDISCR.A1 MLJDISCR.J3:MLJDISCR.J12 MLJDISCR.A3:MLJDISCR.A12 MLJDISCR.A14:MLJDISCR.A14 MLJDISCR.J16:MLJDISCR.J25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4"/>
        <table:table-column table:style-name="co1" table:number-columns-repeated="2" table:default-cell-style-name="ce30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4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/([.B3]+[.D3])" office:value-type="float" office:value="0.923076923076923" calcext:value-type="float">
            <text:p>0.923</text:p>
          </table:table-cell>
          <table:table-cell table:formula="of:=[.B3]/([.B3]+[.E3])" office:value-type="float" office:value="1" calcext:value-type="float">
            <text:p>1.000</text:p>
          </table:table-cell>
          <table:table-cell table:style-name="ce30" table:formula="of:=2*([.F3]*[.G3])/([.F3]+[.G3])" office:value-type="float" office:value="0.96" calcext:value-type="float">
            <text:p>0.960</text:p>
          </table:table-cell>
          <table:table-cell table:style-name="ce30" table:formula="of:=([.B3]+[.C3])/SUM([.B3:.E3])" office:value-type="float" office:value="0.971428571428571" calcext:value-type="float">
            <text:p>0.971</text:p>
          </table:table-cell>
          <table:table-cell table:style-name="ce30" table:formula="of:=1-[.I3]" office:value-type="float" office:value="0.0285714285714286" calcext:value-type="float">
            <text:p>0.029</text:p>
          </table:table-cell>
          <table:table-cell table:number-columns-repeated="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4]/([.B4]+[.D4])" office:value-type="float" office:value="0.916666666666667" calcext:value-type="float">
            <text:p>0.917</text:p>
          </table:table-cell>
          <table:table-cell table:formula="of:=[.B4]/([.B4]+[.E4])" office:value-type="float" office:value="0.916666666666667" calcext:value-type="float">
            <text:p>0.917</text:p>
          </table:table-cell>
          <table:table-cell table:style-name="ce30" table:formula="of:=2*([.F4]*[.G4])/([.F4]+[.G4])" office:value-type="float" office:value="0.916666666666667" calcext:value-type="float">
            <text:p>0.917</text:p>
          </table:table-cell>
          <table:table-cell table:style-name="ce30" table:formula="of:=([.B4]+[.C4])/SUM([.B4:.E4])" office:value-type="float" office:value="0.942857142857143" calcext:value-type="float">
            <text:p>0.943</text:p>
          </table:table-cell>
          <table:table-cell table:style-name="ce30" table:formula="of:=1-[.I4]" office:value-type="float" office:value="0.0571428571428572" calcext:value-type="float">
            <text:p>0.057</text:p>
          </table:table-cell>
          <table:table-cell table:number-columns-repeated="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B5]/([.B5]+[.D5])" office:value-type="float" office:value="0.769230769230769" calcext:value-type="float">
            <text:p>0.769</text:p>
          </table:table-cell>
          <table:table-cell table:formula="of:=[.B5]/([.B5]+[.E5])" office:value-type="float" office:value="0.833333333333333" calcext:value-type="float">
            <text:p>0.833</text:p>
          </table:table-cell>
          <table:table-cell table:style-name="ce30" table:formula="of:=2*([.F5]*[.G5])/([.F5]+[.G5])" office:value-type="float" office:value="0.8" calcext:value-type="float">
            <text:p>0.800</text:p>
          </table:table-cell>
          <table:table-cell table:style-name="ce30" table:formula="of:=([.B5]+[.C5])/SUM([.B5:.E5])" office:value-type="float" office:value="0.857142857142857" calcext:value-type="float">
            <text:p>0.857</text:p>
          </table:table-cell>
          <table:table-cell table:style-name="ce30" table:formula="of:=1-[.I5]" office:value-type="float" office:value="0.142857142857143" calcext:value-type="float">
            <text:p>0.143</text:p>
          </table:table-cell>
          <table:table-cell table:number-columns-repeated="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6]/([.B6]+[.D6])" office:value-type="float" office:value="0.916666666666667" calcext:value-type="float">
            <text:p>0.917</text:p>
          </table:table-cell>
          <table:table-cell table:formula="of:=[.B6]/([.B6]+[.E6])" office:value-type="float" office:value="0.916666666666667" calcext:value-type="float">
            <text:p>0.917</text:p>
          </table:table-cell>
          <table:table-cell table:style-name="ce30" table:formula="of:=2*([.F6]*[.G6])/([.F6]+[.G6])" office:value-type="float" office:value="0.916666666666667" calcext:value-type="float">
            <text:p>0.917</text:p>
          </table:table-cell>
          <table:table-cell table:style-name="ce30" table:formula="of:=([.B6]+[.C6])/SUM([.B6:.E6])" office:value-type="float" office:value="0.942857142857143" calcext:value-type="float">
            <text:p>0.943</text:p>
          </table:table-cell>
          <table:table-cell table:style-name="ce30" table:formula="of:=1-[.I6]" office:value-type="float" office:value="0.0571428571428572" calcext:value-type="float">
            <text:p>0.057</text:p>
          </table:table-cell>
          <table:table-cell table:number-columns-repeated="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7]/([.B7]+[.D7])" office:value-type="float" office:value="0.9" calcext:value-type="float">
            <text:p>0.900</text:p>
          </table:table-cell>
          <table:table-cell table:formula="of:=[.B7]/([.B7]+[.E7])" office:value-type="float" office:value="0.75" calcext:value-type="float">
            <text:p>0.750</text:p>
          </table:table-cell>
          <table:table-cell table:style-name="ce30" table:formula="of:=2*([.F7]*[.G7])/([.F7]+[.G7])" office:value-type="float" office:value="0.818181818181818" calcext:value-type="float">
            <text:p>0.818</text:p>
          </table:table-cell>
          <table:table-cell table:style-name="ce30" table:formula="of:=([.B7]+[.C7])/SUM([.B7:.E7])" office:value-type="float" office:value="0.885714285714286" calcext:value-type="float">
            <text:p>0.886</text:p>
          </table:table-cell>
          <table:table-cell table:style-name="ce30" table:formula="of:=1-[.I7]" office:value-type="float" office:value="0.114285714285714" calcext:value-type="float">
            <text:p>0.114</text:p>
          </table:table-cell>
          <table:table-cell table:number-columns-repeated="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/([.B8]+[.D8])" office:value-type="float" office:value="0.909090909090909" calcext:value-type="float">
            <text:p>0.909</text:p>
          </table:table-cell>
          <table:table-cell table:formula="of:=[.B8]/([.B8]+[.E8])" office:value-type="float" office:value="0.833333333333333" calcext:value-type="float">
            <text:p>0.833</text:p>
          </table:table-cell>
          <table:table-cell table:style-name="ce30" table:formula="of:=2*([.F8]*[.G8])/([.F8]+[.G8])" office:value-type="float" office:value="0.869565217391304" calcext:value-type="float">
            <text:p>0.870</text:p>
          </table:table-cell>
          <table:table-cell table:style-name="ce30" table:formula="of:=([.B8]+[.C8])/SUM([.B8:.E8])" office:value-type="float" office:value="0.914285714285714" calcext:value-type="float">
            <text:p>0.914</text:p>
          </table:table-cell>
          <table:table-cell table:style-name="ce30" table:formula="of:=1-[.I8]" office:value-type="float" office:value="0.0857142857142858" calcext:value-type="float">
            <text:p>0.086</text:p>
          </table:table-cell>
          <table:table-cell table:number-columns-repeated="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9]/([.B9]+[.D9])" office:value-type="float" office:value="0.9" calcext:value-type="float">
            <text:p>0.900</text:p>
          </table:table-cell>
          <table:table-cell table:formula="of:=[.B9]/([.B9]+[.E9])" office:value-type="float" office:value="0.75" calcext:value-type="float">
            <text:p>0.750</text:p>
          </table:table-cell>
          <table:table-cell table:style-name="ce30" table:formula="of:=2*([.F9]*[.G9])/([.F9]+[.G9])" office:value-type="float" office:value="0.818181818181818" calcext:value-type="float">
            <text:p>0.818</text:p>
          </table:table-cell>
          <table:table-cell table:style-name="ce30" table:formula="of:=([.B9]+[.C9])/SUM([.B9:.E9])" office:value-type="float" office:value="0.885714285714286" calcext:value-type="float">
            <text:p>0.886</text:p>
          </table:table-cell>
          <table:table-cell table:style-name="ce30" table:formula="of:=1-[.I9]" office:value-type="float" office:value="0.114285714285714" calcext:value-type="float">
            <text:p>0.114</text:p>
          </table:table-cell>
          <table:table-cell table:number-columns-repeated="4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10]/([.B10]+[.D10])" office:value-type="float" office:value="1" calcext:value-type="float">
            <text:p>1.000</text:p>
          </table:table-cell>
          <table:table-cell table:formula="of:=[.B10]/([.B10]+[.E10])" office:value-type="float" office:value="0.916666666666667" calcext:value-type="float">
            <text:p>0.917</text:p>
          </table:table-cell>
          <table:table-cell table:style-name="ce30" table:formula="of:=2*([.F10]*[.G10])/([.F10]+[.G10])" office:value-type="float" office:value="0.956521739130435" calcext:value-type="float">
            <text:p>0.957</text:p>
          </table:table-cell>
          <table:table-cell table:style-name="ce30" table:formula="of:=([.B10]+[.C10])/SUM([.B10:.E10])" office:value-type="float" office:value="0.972222222222222" calcext:value-type="float">
            <text:p>0.972</text:p>
          </table:table-cell>
          <table:table-cell table:style-name="ce30" table:formula="of:=1-[.I10]" office:value-type="float" office:value="0.0277777777777778" calcext:value-type="float">
            <text:p>0.028</text:p>
          </table:table-cell>
          <table:table-cell table:number-columns-repeated="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1]/([.B11]+[.D11])" office:value-type="float" office:value="0.888888888888889" calcext:value-type="float">
            <text:p>0.889</text:p>
          </table:table-cell>
          <table:table-cell table:formula="of:=[.B11]/([.B11]+[.E11])" office:value-type="float" office:value="0.615384615384615" calcext:value-type="float">
            <text:p>0.615</text:p>
          </table:table-cell>
          <table:table-cell table:style-name="ce30" table:formula="of:=2*([.F11]*[.G11])/([.F11]+[.G11])" office:value-type="float" office:value="0.727272727272727" calcext:value-type="float">
            <text:p>0.727</text:p>
          </table:table-cell>
          <table:table-cell table:style-name="ce30" table:formula="of:=([.B11]+[.C11])/SUM([.B11:.E11])" office:value-type="float" office:value="0.833333333333333" calcext:value-type="float">
            <text:p>0.833</text:p>
          </table:table-cell>
          <table:table-cell table:style-name="ce30" table:formula="of:=1-[.I11]" office:value-type="float" office:value="0.166666666666667" calcext:value-type="float">
            <text:p>0.167</text:p>
          </table:table-cell>
          <table:table-cell table:number-columns-repeated="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2]/([.B12]+[.D12])" office:value-type="float" office:value="0.818181818181818" calcext:value-type="float">
            <text:p>0.818</text:p>
          </table:table-cell>
          <table:table-cell table:formula="of:=[.B12]/([.B12]+[.E12])" office:value-type="float" office:value="0.692307692307692" calcext:value-type="float">
            <text:p>0.692</text:p>
          </table:table-cell>
          <table:table-cell table:style-name="ce30" table:formula="of:=2*([.F12]*[.G12])/([.F12]+[.G12])" office:value-type="float" office:value="0.75" calcext:value-type="float">
            <text:p>0.750</text:p>
          </table:table-cell>
          <table:table-cell table:style-name="ce30" table:formula="of:=([.B12]+[.C12])/SUM([.B12:.E12])" office:value-type="float" office:value="0.833333333333333" calcext:value-type="float">
            <text:p>0.833</text:p>
          </table:table-cell>
          <table:table-cell table:style-name="ce30" table:formula="of:=1-[.I12]" office:value-type="float" office:value="0.166666666666667" calcext:value-type="float">
            <text:p>0.167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4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/([.B16]+[.D16])" office:value-type="float" office:value="1" calcext:value-type="float">
            <text:p>1.000</text:p>
          </table:table-cell>
          <table:table-cell table:formula="of:=[.B16]/([.B16]+[.E16])" office:value-type="float" office:value="1" calcext:value-type="float">
            <text:p>1.000</text:p>
          </table:table-cell>
          <table:table-cell table:style-name="ce30"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7]/([.B17]+[.D17])" office:value-type="float" office:value="0.916666666666667" calcext:value-type="float">
            <text:p>0.917</text:p>
          </table:table-cell>
          <table:table-cell table:formula="of:=[.B17]/([.B17]+[.E17])" office:value-type="float" office:value="0.916666666666667" calcext:value-type="float">
            <text:p>0.917</text:p>
          </table:table-cell>
          <table:table-cell table:style-name="ce30" table:formula="of:=2*([.F17]*[.G17])/([.F17]+[.G17])" office:value-type="float" office:value="0.916666666666667" calcext:value-type="float">
            <text:p>0.917</text:p>
          </table:table-cell>
          <table:table-cell table:style-name="ce30" table:formula="of:=([.B17]+[.C17])/SUM([.B17:.E17])" office:value-type="float" office:value="0.942857142857143" calcext:value-type="float">
            <text:p>0.943</text:p>
          </table:table-cell>
          <table:table-cell table:style-name="ce30" table:formula="of:=1-[.I17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8]/([.B18]+[.D18])" office:value-type="float" office:value="0.785714285714286" calcext:value-type="float">
            <text:p>0.786</text:p>
          </table:table-cell>
          <table:table-cell table:formula="of:=[.B18]/([.B18]+[.E18])" office:value-type="float" office:value="0.916666666666667" calcext:value-type="float">
            <text:p>0.917</text:p>
          </table:table-cell>
          <table:table-cell table:style-name="ce30" table:formula="of:=2*([.F18]*[.G18])/([.F18]+[.G18])" office:value-type="float" office:value="0.846153846153846" calcext:value-type="float">
            <text:p>0.846</text:p>
          </table:table-cell>
          <table:table-cell table:style-name="ce30" table:formula="of:=([.B18]+[.C18])/SUM([.B18:.E18])" office:value-type="float" office:value="0.885714285714286" calcext:value-type="float">
            <text:p>0.886</text:p>
          </table:table-cell>
          <table:table-cell table:style-name="ce30" table:formula="of:=1-[.I18]" office:value-type="float" office:value="0.114285714285714" calcext:value-type="float">
            <text:p>0.114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19]/([.B19]+[.D19])" office:value-type="float" office:value="0.916666666666667" calcext:value-type="float">
            <text:p>0.917</text:p>
          </table:table-cell>
          <table:table-cell table:formula="of:=[.B19]/([.B19]+[.E19])" office:value-type="float" office:value="0.916666666666667" calcext:value-type="float">
            <text:p>0.917</text:p>
          </table:table-cell>
          <table:table-cell table:style-name="ce30" table:formula="of:=2*([.F19]*[.G19])/([.F19]+[.G19])" office:value-type="float" office:value="0.916666666666667" calcext:value-type="float">
            <text:p>0.917</text:p>
          </table:table-cell>
          <table:table-cell table:style-name="ce30" table:formula="of:=([.B19]+[.C19])/SUM([.B19:.E19])" office:value-type="float" office:value="0.942857142857143" calcext:value-type="float">
            <text:p>0.943</text:p>
          </table:table-cell>
          <table:table-cell table:style-name="ce30" table:formula="of:=1-[.I19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B20]/([.B20]+[.D20])" office:value-type="float" office:value="0.833333333333333" calcext:value-type="float">
            <text:p>0.833</text:p>
          </table:table-cell>
          <table:table-cell table:formula="of:=[.B20]/([.B20]+[.E20])" office:value-type="float" office:value="0.833333333333333" calcext:value-type="float">
            <text:p>0.833</text:p>
          </table:table-cell>
          <table:table-cell table:style-name="ce30" table:formula="of:=2*([.F20]*[.G20])/([.F20]+[.G20])" office:value-type="float" office:value="0.833333333333333" calcext:value-type="float">
            <text:p>0.833</text:p>
          </table:table-cell>
          <table:table-cell table:style-name="ce30" table:formula="of:=([.B20]+[.C20])/SUM([.B20:.E20])" office:value-type="float" office:value="0.885714285714286" calcext:value-type="float">
            <text:p>0.886</text:p>
          </table:table-cell>
          <table:table-cell table:style-name="ce30" table:formula="of:=1-[.I20]" office:value-type="float" office:value="0.114285714285714" calcext:value-type="float">
            <text:p>0.114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21]/([.B21]+[.D21])" office:value-type="float" office:value="0.916666666666667" calcext:value-type="float">
            <text:p>0.917</text:p>
          </table:table-cell>
          <table:table-cell table:formula="of:=[.B21]/([.B21]+[.E21])" office:value-type="float" office:value="0.916666666666667" calcext:value-type="float">
            <text:p>0.917</text:p>
          </table:table-cell>
          <table:table-cell table:style-name="ce30" table:formula="of:=2*([.F21]*[.G21])/([.F21]+[.G21])" office:value-type="float" office:value="0.916666666666667" calcext:value-type="float">
            <text:p>0.917</text:p>
          </table:table-cell>
          <table:table-cell table:style-name="ce30" table:formula="of:=([.B21]+[.C21])/SUM([.B21:.E21])" office:value-type="float" office:value="0.942857142857143" calcext:value-type="float">
            <text:p>0.943</text:p>
          </table:table-cell>
          <table:table-cell table:style-name="ce30" table:formula="of:=1-[.I21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2]/([.B22]+[.D22])" office:value-type="float" office:value="0.9" calcext:value-type="float">
            <text:p>0.900</text:p>
          </table:table-cell>
          <table:table-cell table:formula="of:=[.B22]/([.B22]+[.E22])" office:value-type="float" office:value="0.75" calcext:value-type="float">
            <text:p>0.750</text:p>
          </table:table-cell>
          <table:table-cell table:style-name="ce30" table:formula="of:=2*([.F22]*[.G22])/([.F22]+[.G22])" office:value-type="float" office:value="0.818181818181818" calcext:value-type="float">
            <text:p>0.818</text:p>
          </table:table-cell>
          <table:table-cell table:style-name="ce30" table:formula="of:=([.B22]+[.C22])/SUM([.B22:.E22])" office:value-type="float" office:value="0.885714285714286" calcext:value-type="float">
            <text:p>0.886</text:p>
          </table:table-cell>
          <table:table-cell table:style-name="ce30" table:formula="of:=1-[.I22]" office:value-type="float" office:value="0.114285714285714" calcext:value-type="float">
            <text:p>0.114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3]/([.B23]+[.D23])" office:value-type="float" office:value="1" calcext:value-type="float">
            <text:p>1.000</text:p>
          </table:table-cell>
          <table:table-cell table:formula="of:=[.B23]/([.B23]+[.E23])" office:value-type="float" office:value="0.916666666666667" calcext:value-type="float">
            <text:p>0.917</text:p>
          </table:table-cell>
          <table:table-cell table:style-name="ce30" table:formula="of:=2*([.F23]*[.G23])/([.F23]+[.G23])" office:value-type="float" office:value="0.956521739130435" calcext:value-type="float">
            <text:p>0.957</text:p>
          </table:table-cell>
          <table:table-cell table:style-name="ce30" table:formula="of:=([.B23]+[.C23])/SUM([.B23:.E23])" office:value-type="float" office:value="0.972222222222222" calcext:value-type="float">
            <text:p>0.972</text:p>
          </table:table-cell>
          <table:table-cell table:style-name="ce30" table:formula="of:=1-[.I23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24]/([.B24]+[.D24])" office:value-type="float" office:value="1" calcext:value-type="float">
            <text:p>1.000</text:p>
          </table:table-cell>
          <table:table-cell table:formula="of:=[.B24]/([.B24]+[.E24])" office:value-type="float" office:value="0.538461538461538" calcext:value-type="float">
            <text:p>0.538</text:p>
          </table:table-cell>
          <table:table-cell table:style-name="ce30" table:formula="of:=2*([.F24]*[.G24])/([.F24]+[.G24])" office:value-type="float" office:value="0.7" calcext:value-type="float">
            <text:p>0.700</text:p>
          </table:table-cell>
          <table:table-cell table:style-name="ce30" table:formula="of:=([.B24]+[.C24])/SUM([.B24:.E24])" office:value-type="float" office:value="0.833333333333333" calcext:value-type="float">
            <text:p>0.833</text:p>
          </table:table-cell>
          <table:table-cell table:style-name="ce30" table:formula="of:=1-[.I24]" office:value-type="float" office:value="0.166666666666667" calcext:value-type="float">
            <text:p>0.16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5]/([.B25]+[.D25])" office:value-type="float" office:value="0.888888888888889" calcext:value-type="float">
            <text:p>0.889</text:p>
          </table:table-cell>
          <table:table-cell table:formula="of:=[.B25]/([.B25]+[.E25])" office:value-type="float" office:value="0.615384615384615" calcext:value-type="float">
            <text:p>0.615</text:p>
          </table:table-cell>
          <table:table-cell table:style-name="ce30" table:formula="of:=2*([.F25]*[.G25])/([.F25]+[.G25])" office:value-type="float" office:value="0.727272727272727" calcext:value-type="float">
            <text:p>0.727</text:p>
          </table:table-cell>
          <table:table-cell table:style-name="ce30" table:formula="of:=([.B25]+[.C25])/SUM([.B25:.E25])" office:value-type="float" office:value="0.833333333333333" calcext:value-type="float">
            <text:p>0.833</text:p>
          </table:table-cell>
          <table:table-cell table:style-name="ce30" table:formula="of:=1-[.I25]" office:value-type="float" office:value="0.166666666666667" calcext:value-type="float">
            <text:p>0.16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6" table:number-columns-repeated="3"/>
          <table:table-cell/>
          <table:table-cell table:style-name="Default" table:number-columns-repeated="3"/>
          <table:table-cell table:number-columns-repeated="4"/>
          <table:table-cell table:style-name="ce14" table:number-columns-repeated="2"/>
          <table:table-cell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ce14" table:number-columns-repeated="2"/>
          <table:table-cell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29]/([.B29]+[.D29])" office:value-type="float" office:value="0.857142857142857" calcext:value-type="float">
            <text:p>0.857</text:p>
          </table:table-cell>
          <table:table-cell table:formula="of:=[.B29]/([.B29]+[.E29])" office:value-type="float" office:value="1" calcext:value-type="float">
            <text:p>1.000</text:p>
          </table:table-cell>
          <table:table-cell table:style-name="ce30" table:formula="of:=2*([.F29]*[.G29])/([.F29]+[.G29])" office:value-type="float" office:value="0.923076923076923" calcext:value-type="float">
            <text:p>0.923</text:p>
          </table:table-cell>
          <table:table-cell table:style-name="ce30" table:formula="of:=([.B29]+[.C29])/SUM([.B29:.E29])" office:value-type="float" office:value="0.942857142857143" calcext:value-type="float">
            <text:p>0.943</text:p>
          </table:table-cell>
          <table:table-cell table:style-name="ce30" table:formula="of:=1-[.I29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0]/([.B30]+[.D30])" office:value-type="float" office:value="1" calcext:value-type="float">
            <text:p>1.000</text:p>
          </table:table-cell>
          <table:table-cell table:formula="of:=[.B30]/([.B30]+[.E30])" office:value-type="float" office:value="1" calcext:value-type="float">
            <text:p>1.000</text:p>
          </table:table-cell>
          <table:table-cell table:style-name="ce30" table:formula="of:=2*([.F30]*[.G30])/([.F30]+[.G30])" office:value-type="float" office:value="1" calcext:value-type="float">
            <text:p>1.000</text:p>
          </table:table-cell>
          <table:table-cell table:style-name="ce30" table:formula="of:=([.B30]+[.C30])/SUM([.B30:.E30])" office:value-type="float" office:value="1" calcext:value-type="float">
            <text:p>1.000</text:p>
          </table:table-cell>
          <table:table-cell table:style-name="ce30" table:formula="of:=1-[.I30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31]/([.B31]+[.D31])" office:value-type="float" office:value="0.846153846153846" calcext:value-type="float">
            <text:p>0.846</text:p>
          </table:table-cell>
          <table:table-cell table:formula="of:=[.B31]/([.B31]+[.E31])" office:value-type="float" office:value="1" calcext:value-type="float">
            <text:p>1.000</text:p>
          </table:table-cell>
          <table:table-cell table:style-name="ce30" table:formula="of:=2*([.F31]*[.G31])/([.F31]+[.G31])" office:value-type="float" office:value="0.916666666666667" calcext:value-type="float">
            <text:p>0.917</text:p>
          </table:table-cell>
          <table:table-cell table:style-name="ce30" table:formula="of:=([.B31]+[.C31])/SUM([.B31:.E31])" office:value-type="float" office:value="0.941176470588235" calcext:value-type="float">
            <text:p>0.941</text:p>
          </table:table-cell>
          <table:table-cell table:style-name="ce30" table:formula="of:=1-[.I31]" office:value-type="float" office:value="0.0588235294117647" calcext:value-type="float">
            <text:p>0.059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2]/([.B32]+[.D32])" office:value-type="float" office:value="1" calcext:value-type="float">
            <text:p>1.000</text:p>
          </table:table-cell>
          <table:table-cell table:formula="of:=[.B32]/([.B32]+[.E32])" office:value-type="float" office:value="0.916666666666667" calcext:value-type="float">
            <text:p>0.917</text:p>
          </table:table-cell>
          <table:table-cell table:style-name="ce30" table:formula="of:=2*([.F32]*[.G32])/([.F32]+[.G32])" office:value-type="float" office:value="0.956521739130435" calcext:value-type="float">
            <text:p>0.957</text:p>
          </table:table-cell>
          <table:table-cell table:style-name="ce30" table:formula="of:=([.B32]+[.C32])/SUM([.B32:.E32])" office:value-type="float" office:value="0.971428571428571" calcext:value-type="float">
            <text:p>0.971</text:p>
          </table:table-cell>
          <table:table-cell table:style-name="ce30" table:formula="of:=1-[.I32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3]/([.B33]+[.D33])" office:value-type="float" office:value="1" calcext:value-type="float">
            <text:p>1.000</text:p>
          </table:table-cell>
          <table:table-cell table:formula="of:=[.B33]/([.B33]+[.E33])" office:value-type="float" office:value="1" calcext:value-type="float">
            <text:p>1.000</text:p>
          </table:table-cell>
          <table:table-cell table:style-name="ce30" table:formula="of:=2*([.F33]*[.G33])/([.F33]+[.G33])" office:value-type="float" office:value="1" calcext:value-type="float">
            <text:p>1.000</text:p>
          </table:table-cell>
          <table:table-cell table:style-name="ce30" table:formula="of:=([.B33]+[.C33])/SUM([.B33:.E33])" office:value-type="float" office:value="1" calcext:value-type="float">
            <text:p>1.000</text:p>
          </table:table-cell>
          <table:table-cell table:style-name="ce30" table:formula="of:=1-[.I33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12" calcext:value-type="float">
            <text:p>12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4]/([.B34]+[.D34])" office:value-type="float" office:value="0.8" calcext:value-type="float">
            <text:p>0.800</text:p>
          </table:table-cell>
          <table:table-cell table:formula="of:=[.B34]/([.B34]+[.E34])" office:value-type="float" office:value="1" calcext:value-type="float">
            <text:p>1.000</text:p>
          </table:table-cell>
          <table:table-cell table:style-name="ce30" table:formula="of:=2*([.F34]*[.G34])/([.F34]+[.G34])" office:value-type="float" office:value="0.888888888888889" calcext:value-type="float">
            <text:p>0.889</text:p>
          </table:table-cell>
          <table:table-cell table:style-name="ce30" table:formula="of:=([.B34]+[.C34])/SUM([.B34:.E34])" office:value-type="float" office:value="0.914285714285714" calcext:value-type="float">
            <text:p>0.914</text:p>
          </table:table-cell>
          <table:table-cell table:style-name="ce30" table:formula="of:=1-[.I34]" office:value-type="float" office:value="0.0857142857142858" calcext:value-type="float">
            <text:p>0.086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5]/([.B35]+[.D35])" office:value-type="float" office:value="1" calcext:value-type="float">
            <text:p>1.000</text:p>
          </table:table-cell>
          <table:table-cell table:formula="of:=[.B35]/([.B35]+[.E35])" office:value-type="float" office:value="0.75" calcext:value-type="float">
            <text:p>0.750</text:p>
          </table:table-cell>
          <table:table-cell table:style-name="ce30" table:formula="of:=2*([.F35]*[.G35])/([.F35]+[.G35])" office:value-type="float" office:value="0.857142857142857" calcext:value-type="float">
            <text:p>0.857</text:p>
          </table:table-cell>
          <table:table-cell table:style-name="ce30" table:formula="of:=([.B35]+[.C35])/SUM([.B35:.E35])" office:value-type="float" office:value="0.90625" calcext:value-type="float">
            <text:p>0.906</text:p>
          </table:table-cell>
          <table:table-cell table:style-name="ce30" table:formula="of:=1-[.I35]" office:value-type="float" office:value="0.09375" calcext:value-type="float">
            <text:p>0.094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6]/([.B36]+[.D36])" office:value-type="float" office:value="1" calcext:value-type="float">
            <text:p>1.000</text:p>
          </table:table-cell>
          <table:table-cell table:formula="of:=[.B36]/([.B36]+[.E36])" office:value-type="float" office:value="0.916666666666667" calcext:value-type="float">
            <text:p>0.917</text:p>
          </table:table-cell>
          <table:table-cell table:style-name="ce30" table:formula="of:=2*([.F36]*[.G36])/([.F36]+[.G36])" office:value-type="float" office:value="0.956521739130435" calcext:value-type="float">
            <text:p>0.957</text:p>
          </table:table-cell>
          <table:table-cell table:style-name="ce30" table:formula="of:=([.B36]+[.C36])/SUM([.B36:.E36])" office:value-type="float" office:value="0.972222222222222" calcext:value-type="float">
            <text:p>0.972</text:p>
          </table:table-cell>
          <table:table-cell table:style-name="ce30" table:formula="of:=1-[.I36]" office:value-type="float" office:value="0.0277777777777778" calcext:value-type="float">
            <text:p>0.028</text:p>
          </table:table-cell>
          <table:table-cell/>
          <table:table-cell table:style-name="ce14"/>
          <table:table-cell table:style-name="ce40"/>
          <table:table-cell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B37]/([.B37]+[.D37])" office:value-type="float" office:value="0.923076923076923" calcext:value-type="float">
            <text:p>0.923</text:p>
          </table:table-cell>
          <table:table-cell table:formula="of:=[.B37]/([.B37]+[.E37])" office:value-type="float" office:value="0.923076923076923" calcext:value-type="float">
            <text:p>0.923</text:p>
          </table:table-cell>
          <table:table-cell table:style-name="ce30" table:formula="of:=2*([.F37]*[.G37])/([.F37]+[.G37])" office:value-type="float" office:value="0.923076923076923" calcext:value-type="float">
            <text:p>0.923</text:p>
          </table:table-cell>
          <table:table-cell table:style-name="ce30" table:formula="of:=([.B37]+[.C37])/SUM([.B37:.E37])" office:value-type="float" office:value="0.944444444444444" calcext:value-type="float">
            <text:p>0.944</text:p>
          </table:table-cell>
          <table:table-cell table:style-name="ce30" table:formula="of:=1-[.I37]" office:value-type="float" office:value="0.0555555555555556" calcext:value-type="float">
            <text:p>0.056</text:p>
          </table:table-cell>
          <table:table-cell/>
          <table:table-cell table:style-name="ce14" table:number-columns-repeated="2"/>
          <table:table-cell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38]/([.B38]+[.D38])" office:value-type="float" office:value="0.916666666666667" calcext:value-type="float">
            <text:p>0.917</text:p>
          </table:table-cell>
          <table:table-cell table:formula="of:=[.B38]/([.B38]+[.E38])" office:value-type="float" office:value="0.846153846153846" calcext:value-type="float">
            <text:p>0.846</text:p>
          </table:table-cell>
          <table:table-cell table:style-name="ce30" table:formula="of:=2*([.F38]*[.G38])/([.F38]+[.G38])" office:value-type="float" office:value="0.88" calcext:value-type="float">
            <text:p>0.880</text:p>
          </table:table-cell>
          <table:table-cell table:style-name="ce30" table:formula="of:=([.B38]+[.C38])/SUM([.B38:.E38])" office:value-type="float" office:value="0.916666666666667" calcext:value-type="float">
            <text:p>0.917</text:p>
          </table:table-cell>
          <table:table-cell table:style-name="ce30" table:formula="of:=1-[.I38]" office:value-type="float" office:value="0.0833333333333334" calcext:value-type="float">
            <text:p>0.083</text:p>
          </table:table-cell>
          <table:table-cell table:number-columns-repeated="4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23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5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1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36"/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2" table:number-rows-repeated="13"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13" table:number-columns-spanned="6" table:number-rows-spanned="1"/>
          <table:covered-table-cell table:number-columns-repeated="3" table:style-name="ce41"/>
          <table:covered-table-cell table:style-name="ce19"/>
          <table:covered-table-cell table:style-name="ce41"/>
          <table:table-cell table:style-name="ce41"/>
          <table:table-cell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14" table:number-columns-repeated="4"/>
          <table:table-cell/>
          <table:table-cell table:style-name="ce14" table:number-columns-repeated="2"/>
          <table:table-cell/>
          <table:table-cell table:style-name="ce14" table:number-columns-repeated="6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4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38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38"/>
          <table:table-cell table:style-name="ce38"/>
          <table:table-cell table:number-columns-repeated="3"/>
          <table:table-cell table:style-name="ce23"/>
          <table:table-cell table:style-name="ce42"/>
          <table:table-cell table:style-name="ce38" table:number-columns-repeated="2"/>
        </table:table-row>
        <table:table-row table:style-name="ro2">
          <table:table-cell table:number-columns-repeat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31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6" table:number-columns-spanned="1" table:number-rows-spanned="2"/>
          <table:table-cell table:style-name="ce38" table:number-columns-spanned="1" table:number-rows-spanned="2"/>
          <table:table-cell table:style-name="ce26" table:number-columns-spanned="1" table:number-rows-spanned="2"/>
          <table:table-cell table:style-name="ce26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3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23"/>
          <table:table-cell table:style-name="ce31"/>
          <table:table-cell table:style-name="ce38" table:number-columns-repeated="2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  <table:table-row table:style-name="ro2">
          <table:table-cell table:number-columns-repeated="2"/>
          <table:table-cell table:style-name="ce31" table:number-columns-spanned="1" table:number-rows-spanned="2"/>
          <table:table-cell table:style-name="ce23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number-columns-repeated="2"/>
          <table:covered-table-cell table:style-name="ce23"/>
          <table:covered-table-cell table:style-name="ce5"/>
          <table:covered-table-cell table:style-name="ce45"/>
          <table:covered-table-cell table:style-name="ce5"/>
          <table:table-cell table:style-name="ce5"/>
          <table:table-cell table:number-columns-repeated="3"/>
          <table:table-cell table:style-name="ce23"/>
          <table:table-cell table:style-name="ce42"/>
          <table:table-cell table:style-name="ce38"/>
          <table:table-cell table:style-name="ce42"/>
        </table:table-row>
      </table:table>
      <table:table table:name="SVLN" table:style-name="ta1">
        <table:shapes>
          <draw:frame draw:z-index="0" draw:style-name="gr1" draw:text-style-name="P1" svg:width="15.999cm" svg:height="8.999cm" svg:x="28.751cm" svg:y="1.151cm">
            <draw:object draw:notify-on-update-of-ranges="SVLN.A3:SVLN.A12 SVLN.A27:SVLN.A27 SVLN.F29:SVLN.F38 SVLN.A1:SVLN.A1 SVLN.F3:SVLN.F12 SVLN.A14:SVLN.A14 SVLN.F16:SVLN.F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1" draw:style-name="gr1" draw:text-style-name="P1" svg:width="15.999cm" svg:height="8.999cm" svg:x="46.106cm" svg:y="1.219cm">
            <draw:object draw:notify-on-update-of-ranges="SVLN.A3:SVLN.A12 SVLN.A27:SVLN.A27 SVLN.G29:SVLN.G38 SVLN.A1:SVLN.A1 SVLN.G3:SVLN.G12 SVLN.A14:SVLN.A14 SVLN.G16:SVLN.G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" draw:style-name="gr1" draw:text-style-name="P1" svg:width="15.999cm" svg:height="8.999cm" svg:x="63.134cm" svg:y="1.095cm">
            <draw:object draw:notify-on-update-of-ranges="SVLN.A3:SVLN.A12 SVLN.A27:SVLN.A27 SVLN.H29:SVLN.H38 SVLN.A1:SVLN.A1 SVLN.H3:SVLN.H12 SVLN.A14:SVLN.A14 SVLN.H16:SVLN.H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3" draw:style-name="gr1" draw:text-style-name="P1" svg:width="15.999cm" svg:height="8.999cm" svg:x="28.651cm" svg:y="11.026cm">
            <draw:object draw:notify-on-update-of-ranges="SVLN.A3:SVLN.A12 SVLN.A27:SVLN.A27 SVLN.I29:SVLN.I38 SVLN.A1:SVLN.A1 SVLN.I3:SVLN.I12 SVLN.A14:SVLN.A14 SVLN.I16:SVLN.I2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4" draw:style-name="gr1" draw:text-style-name="P1" svg:width="15.999cm" svg:height="8.999cm" svg:x="46.233cm" svg:y="10.944cm">
            <draw:object draw:notify-on-update-of-ranges="SVLN.A3:SVLN.A12 SVLN.A27:SVLN.A27 SVLN.J29:SVLN.J38 SVLN.A1:SVLN.A1 SVLN.J3:SVLN.J12 SVLN.A14:SVLN.A14 MLJNODISCR.J16:MLJNODISCR.J25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row table:style-name="ro1">
          <table:table-cell table:style-name="ce43" office:value-type="string" calcext:value-type="string" table:number-columns-spanned="10" table:number-rows-spanned="1">
            <text:p>ALEPH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 table:number-columns-repeated="11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 table:number-columns-repeated="1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3]/([.B3]+[.D3])" office:value-type="float" office:value="1" calcext:value-type="float">
            <text:p>1.000</text:p>
          </table:table-cell>
          <table:table-cell table:style-name="ce30" table:formula="of:=[.B3]/([.B3]+[.E3])" office:value-type="float" office:value="1" calcext:value-type="float">
            <text:p>1.000</text:p>
          </table:table-cell>
          <table:table-cell table:style-name="ce30" table:formula="of:=2*([.F3]*[.G3])/([.F3]+[.G3])" office:value-type="float" office:value="1" calcext:value-type="float">
            <text:p>1.000</text:p>
          </table:table-cell>
          <table:table-cell table:style-name="ce30" table:formula="of:=([.B3]+[.C3])/SUM([.B3:.E3])" office:value-type="float" office:value="1" calcext:value-type="float">
            <text:p>1.000</text:p>
          </table:table-cell>
          <table:table-cell table:style-name="ce30" table:formula="of:=1-[.I3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4]/([.B4]+[.D4])" office:value-type="float" office:value="1" calcext:value-type="float">
            <text:p>1.000</text:p>
          </table:table-cell>
          <table:table-cell table:style-name="ce30" table:formula="of:=[.B4]/([.B4]+[.E4])" office:value-type="float" office:value="0.857142857142857" calcext:value-type="float">
            <text:p>0.857</text:p>
          </table:table-cell>
          <table:table-cell table:style-name="ce30" table:formula="of:=2*([.F4]*[.G4])/([.F4]+[.G4])" office:value-type="float" office:value="0.923076923076923" calcext:value-type="float">
            <text:p>0.923</text:p>
          </table:table-cell>
          <table:table-cell table:style-name="ce30" table:formula="of:=([.B4]+[.C4])/SUM([.B4:.E4])" office:value-type="float" office:value="0.971428571428571" calcext:value-type="float">
            <text:p>0.971</text:p>
          </table:table-cell>
          <table:table-cell table:style-name="ce30" table:formula="of:=1-[.I4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5]/([.B5]+[.D5])" office:value-type="float" office:value="1" calcext:value-type="float">
            <text:p>1.000</text:p>
          </table:table-cell>
          <table:table-cell table:style-name="ce30" table:formula="of:=[.B5]/([.B5]+[.E5])" office:value-type="float" office:value="1" calcext:value-type="float">
            <text:p>1.000</text:p>
          </table:table-cell>
          <table:table-cell table:style-name="ce30" table:formula="of:=2*([.F5]*[.G5])/([.F5]+[.G5])" office:value-type="float" office:value="1" calcext:value-type="float">
            <text:p>1.000</text:p>
          </table:table-cell>
          <table:table-cell table:style-name="ce30" table:formula="of:=([.B5]+[.C5])/SUM([.B5:.E5])" office:value-type="float" office:value="1" calcext:value-type="float">
            <text:p>1.000</text:p>
          </table:table-cell>
          <table:table-cell table:style-name="ce30" table:formula="of:=1-[.I5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6]/([.B6]+[.D6])" office:value-type="float" office:value="1" calcext:value-type="float">
            <text:p>1.000</text:p>
          </table:table-cell>
          <table:table-cell table:style-name="ce30" table:formula="of:=[.B6]/([.B6]+[.E6])" office:value-type="float" office:value="1" calcext:value-type="float">
            <text:p>1.000</text:p>
          </table:table-cell>
          <table:table-cell table:style-name="ce30" table:formula="of:=2*([.F6]*[.G6])/([.F6]+[.G6])" office:value-type="float" office:value="1" calcext:value-type="float">
            <text:p>1.000</text:p>
          </table:table-cell>
          <table:table-cell table:style-name="ce30" table:formula="of:=([.B6]+[.C6])/SUM([.B6:.E6])" office:value-type="float" office:value="1" calcext:value-type="float">
            <text:p>1.000</text:p>
          </table:table-cell>
          <table:table-cell table:style-name="ce30" table:formula="of:=1-[.I6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7]/([.B7]+[.D7])" office:value-type="float" office:value="1" calcext:value-type="float">
            <text:p>1.000</text:p>
          </table:table-cell>
          <table:table-cell table:style-name="ce30" table:formula="of:=[.B7]/([.B7]+[.E7])" office:value-type="float" office:value="0.857142857142857" calcext:value-type="float">
            <text:p>0.857</text:p>
          </table:table-cell>
          <table:table-cell table:style-name="ce30" table:formula="of:=2*([.F7]*[.G7])/([.F7]+[.G7])" office:value-type="float" office:value="0.923076923076923" calcext:value-type="float">
            <text:p>0.923</text:p>
          </table:table-cell>
          <table:table-cell table:style-name="ce30" table:formula="of:=([.B7]+[.C7])/SUM([.B7:.E7])" office:value-type="float" office:value="0.971428571428571" calcext:value-type="float">
            <text:p>0.971</text:p>
          </table:table-cell>
          <table:table-cell table:style-name="ce30" table:formula="of:=1-[.I7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8]/([.B8]+[.D8])" office:value-type="float" office:value="1" calcext:value-type="float">
            <text:p>1.000</text:p>
          </table:table-cell>
          <table:table-cell table:style-name="ce30" table:formula="of:=[.B8]/([.B8]+[.E8])" office:value-type="float" office:value="0.857142857142857" calcext:value-type="float">
            <text:p>0.857</text:p>
          </table:table-cell>
          <table:table-cell table:style-name="ce30" table:formula="of:=2*([.F8]*[.G8])/([.F8]+[.G8])" office:value-type="float" office:value="0.923076923076923" calcext:value-type="float">
            <text:p>0.923</text:p>
          </table:table-cell>
          <table:table-cell table:style-name="ce30" table:formula="of:=([.B8]+[.C8])/SUM([.B8:.E8])" office:value-type="float" office:value="0.971428571428571" calcext:value-type="float">
            <text:p>0.971</text:p>
          </table:table-cell>
          <table:table-cell table:style-name="ce30" table:formula="of:=1-[.I8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9]/([.B9]+[.D9])" office:value-type="float" office:value="0.875" calcext:value-type="float">
            <text:p>0.875</text:p>
          </table:table-cell>
          <table:table-cell table:style-name="ce30" table:formula="of:=[.B9]/([.B9]+[.E9])" office:value-type="float" office:value="1" calcext:value-type="float">
            <text:p>1.000</text:p>
          </table:table-cell>
          <table:table-cell table:style-name="ce30" table:formula="of:=2*([.F9]*[.G9])/([.F9]+[.G9])" office:value-type="float" office:value="0.933333333333333" calcext:value-type="float">
            <text:p>0.933</text:p>
          </table:table-cell>
          <table:table-cell table:style-name="ce30" table:formula="of:=([.B9]+[.C9])/SUM([.B9:.E9])" office:value-type="float" office:value="0.971428571428571" calcext:value-type="float">
            <text:p>0.971</text:p>
          </table:table-cell>
          <table:table-cell table:style-name="ce30" table:formula="of:=1-[.I9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10]/([.B10]+[.D10])" office:value-type="float" office:value="0.833333333333333" calcext:value-type="float">
            <text:p>0.833</text:p>
          </table:table-cell>
          <table:table-cell table:style-name="ce30" table:formula="of:=[.B10]/([.B10]+[.E10])" office:value-type="float" office:value="0.714285714285714" calcext:value-type="float">
            <text:p>0.714</text:p>
          </table:table-cell>
          <table:table-cell table:style-name="ce30" table:formula="of:=2*([.F10]*[.G10])/([.F10]+[.G10])" office:value-type="float" office:value="0.769230769230769" calcext:value-type="float">
            <text:p>0.769</text:p>
          </table:table-cell>
          <table:table-cell table:style-name="ce30" table:formula="of:=([.B10]+[.C10])/SUM([.B10:.E10])" office:value-type="float" office:value="0.916666666666667" calcext:value-type="float">
            <text:p>0.917</text:p>
          </table:table-cell>
          <table:table-cell table:style-name="ce30" table:formula="of:=1-[.I10]" office:value-type="float" office:value="0.0833333333333334" calcext:value-type="float">
            <text:p>0.083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11]/([.B11]+[.D11])" office:value-type="float" office:value="1" calcext:value-type="float">
            <text:p>1.000</text:p>
          </table:table-cell>
          <table:table-cell table:style-name="ce30" table:formula="of:=[.B11]/([.B11]+[.E11])" office:value-type="float" office:value="0.857142857142857" calcext:value-type="float">
            <text:p>0.857</text:p>
          </table:table-cell>
          <table:table-cell table:style-name="ce30" table:formula="of:=2*([.F11]*[.G11])/([.F11]+[.G11])" office:value-type="float" office:value="0.923076923076923" calcext:value-type="float">
            <text:p>0.923</text:p>
          </table:table-cell>
          <table:table-cell table:style-name="ce30" table:formula="of:=([.B11]+[.C11])/SUM([.B11:.E11])" office:value-type="float" office:value="0.972222222222222" calcext:value-type="float">
            <text:p>0.972</text:p>
          </table:table-cell>
          <table:table-cell table:style-name="ce30" table:formula="of:=1-[.I11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12]/([.B12]+[.D12])" office:value-type="float" office:value="0.875" calcext:value-type="float">
            <text:p>0.875</text:p>
          </table:table-cell>
          <table:table-cell table:style-name="ce30" table:formula="of:=[.B12]/([.B12]+[.E12])" office:value-type="float" office:value="1" calcext:value-type="float">
            <text:p>1.000</text:p>
          </table:table-cell>
          <table:table-cell table:style-name="ce30" table:formula="of:=2*([.F12]*[.G12])/([.F12]+[.G12])" office:value-type="float" office:value="0.933333333333333" calcext:value-type="float">
            <text:p>0.933</text:p>
          </table:table-cell>
          <table:table-cell table:style-name="ce30" table:formula="of:=([.B12]+[.C12])/SUM([.B12:.E12])" office:value-type="float" office:value="0.972222222222222" calcext:value-type="float">
            <text:p>0.972</text:p>
          </table:table-cell>
          <table:table-cell table:style-name="ce30" table:formula="of:=1-[.I12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4"/>
          <table:table-cell table:style-name="ce40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PROGO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16]/([.B16]+[.D16])" office:value-type="float" office:value="1" calcext:value-type="float">
            <text:p>1.000</text:p>
          </table:table-cell>
          <table:table-cell table:style-name="ce30" table:formula="of:=[.B16]/([.B16]+[.E16])" office:value-type="float" office:value="1" calcext:value-type="float">
            <text:p>1.000</text:p>
          </table:table-cell>
          <table:table-cell table:style-name="ce30" table:formula="of:=2*([.F16]*[.G16])/([.F16]+[.G16])" office:value-type="float" office:value="1" calcext:value-type="float">
            <text:p>1.000</text:p>
          </table:table-cell>
          <table:table-cell table:style-name="ce30" table:formula="of:=([.B16]+[.C16])/SUM([.B16:.E16])" office:value-type="float" office:value="1" calcext:value-type="float">
            <text:p>1.000</text:p>
          </table:table-cell>
          <table:table-cell table:style-name="ce30" table:formula="of:=1-[.I16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30" table:formula="of:=[.B17]/([.B17]+[.D17])" office:value-type="float" office:value="1" calcext:value-type="float">
            <text:p>1.000</text:p>
          </table:table-cell>
          <table:table-cell table:style-name="ce30" table:formula="of:=[.B17]/([.B17]+[.E17])" office:value-type="float" office:value="0.571428571428571" calcext:value-type="float">
            <text:p>0.571</text:p>
          </table:table-cell>
          <table:table-cell table:style-name="ce30" table:formula="of:=2*([.F17]*[.G17])/([.F17]+[.G17])" office:value-type="float" office:value="0.727272727272727" calcext:value-type="float">
            <text:p>0.727</text:p>
          </table:table-cell>
          <table:table-cell table:style-name="ce30" table:formula="of:=([.B17]+[.C17])/SUM([.B17:.E17])" office:value-type="float" office:value="0.914285714285714" calcext:value-type="float">
            <text:p>0.914</text:p>
          </table:table-cell>
          <table:table-cell table:style-name="ce30" table:formula="of:=1-[.I17]" office:value-type="float" office:value="0.0857142857142858" calcext:value-type="float">
            <text:p>0.086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18]/([.B18]+[.D18])" office:value-type="float" office:value="1" calcext:value-type="float">
            <text:p>1.000</text:p>
          </table:table-cell>
          <table:table-cell table:style-name="ce30" table:formula="of:=[.B18]/([.B18]+[.E18])" office:value-type="float" office:value="1" calcext:value-type="float">
            <text:p>1.000</text:p>
          </table:table-cell>
          <table:table-cell table:style-name="ce30" table:formula="of:=2*([.F18]*[.G18])/([.F18]+[.G18])" office:value-type="float" office:value="1" calcext:value-type="float">
            <text:p>1.000</text:p>
          </table:table-cell>
          <table:table-cell table:style-name="ce30" table:formula="of:=([.B18]+[.C18])/SUM([.B18:.E18])" office:value-type="float" office:value="1" calcext:value-type="float">
            <text:p>1.000</text:p>
          </table:table-cell>
          <table:table-cell table:style-name="ce30" table:formula="of:=1-[.I18]" office:value-type="float" office:value="0" calcext:value-type="float">
            <text:p>0.000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19]/([.B19]+[.D19])" office:value-type="float" office:value="1" calcext:value-type="float">
            <text:p>1.000</text:p>
          </table:table-cell>
          <table:table-cell table:style-name="ce30" table:formula="of:=[.B19]/([.B19]+[.E19])" office:value-type="float" office:value="1" calcext:value-type="float">
            <text:p>1.000</text:p>
          </table:table-cell>
          <table:table-cell table:style-name="ce30" table:formula="of:=2*([.F19]*[.G19])/([.F19]+[.G19])" office:value-type="float" office:value="1" calcext:value-type="float">
            <text:p>1.000</text:p>
          </table:table-cell>
          <table:table-cell table:style-name="ce30" table:formula="of:=([.B19]+[.C19])/SUM([.B19:.E19])" office:value-type="float" office:value="1" calcext:value-type="float">
            <text:p>1.000</text:p>
          </table:table-cell>
          <table:table-cell table:style-name="ce30" table:formula="of:=1-[.I19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8" calcext:value-type="float">
            <text:p>2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0" table:formula="of:=[.B20]/([.B20]+[.D20])" office:value-type="float" office:value="1" calcext:value-type="float">
            <text:p>1.000</text:p>
          </table:table-cell>
          <table:table-cell table:style-name="ce30" table:formula="of:=[.B20]/([.B20]+[.E20])" office:value-type="float" office:value="1" calcext:value-type="float">
            <text:p>1.000</text:p>
          </table:table-cell>
          <table:table-cell table:style-name="ce30" table:formula="of:=2*([.F20]*[.G20])/([.F20]+[.G20])" office:value-type="float" office:value="1" calcext:value-type="float">
            <text:p>1.000</text:p>
          </table:table-cell>
          <table:table-cell table:style-name="ce30" table:formula="of:=([.B20]+[.C20])/SUM([.B20:.E20])" office:value-type="float" office:value="1" calcext:value-type="float">
            <text:p>1.000</text:p>
          </table:table-cell>
          <table:table-cell table:style-name="ce30" table:formula="of:=1-[.I20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1]/([.B21]+[.D21])" office:value-type="float" office:value="1" calcext:value-type="float">
            <text:p>1.000</text:p>
          </table:table-cell>
          <table:table-cell table:style-name="ce30" table:formula="of:=[.B21]/([.B21]+[.E21])" office:value-type="float" office:value="0.857142857142857" calcext:value-type="float">
            <text:p>0.857</text:p>
          </table:table-cell>
          <table:table-cell table:style-name="ce30" table:formula="of:=2*([.F21]*[.G21])/([.F21]+[.G21])" office:value-type="float" office:value="0.923076923076923" calcext:value-type="float">
            <text:p>0.923</text:p>
          </table:table-cell>
          <table:table-cell table:style-name="ce30" table:formula="of:=([.B21]+[.C21])/SUM([.B21:.E21])" office:value-type="float" office:value="0.971428571428571" calcext:value-type="float">
            <text:p>0.971</text:p>
          </table:table-cell>
          <table:table-cell table:style-name="ce30" table:formula="of:=1-[.I21]" office:value-type="float" office:value="0.0285714285714286" calcext:value-type="float">
            <text:p>0.029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2]/([.B22]+[.D22])" office:value-type="float" office:value="1" calcext:value-type="float">
            <text:p>1.000</text:p>
          </table:table-cell>
          <table:table-cell table:style-name="ce30" table:formula="of:=[.B22]/([.B22]+[.E22])" office:value-type="float" office:value="0.857142857142857" calcext:value-type="float">
            <text:p>0.857</text:p>
          </table:table-cell>
          <table:table-cell table:style-name="ce30" table:formula="of:=2*([.F22]*[.G22])/([.F22]+[.G22])" office:value-type="float" office:value="0.923076923076923" calcext:value-type="float">
            <text:p>0.923</text:p>
          </table:table-cell>
          <table:table-cell table:style-name="ce30" table:formula="of:=([.B22]+[.C22])/SUM([.B22:.E22])" office:value-type="float" office:value="0.971428571428571" calcext:value-type="float">
            <text:p>0.971</text:p>
          </table:table-cell>
          <table:table-cell table:style-name="ce30" table:formula="of:=1-[.I22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23]/([.B23]+[.D23])" office:value-type="float" office:value="0.857142857142857" calcext:value-type="float">
            <text:p>0.857</text:p>
          </table:table-cell>
          <table:table-cell table:style-name="ce30" table:formula="of:=[.B23]/([.B23]+[.E23])" office:value-type="float" office:value="0.857142857142857" calcext:value-type="float">
            <text:p>0.857</text:p>
          </table:table-cell>
          <table:table-cell table:style-name="ce30" table:formula="of:=2*([.F23]*[.G23])/([.F23]+[.G23])" office:value-type="float" office:value="0.857142857142857" calcext:value-type="float">
            <text:p>0.857</text:p>
          </table:table-cell>
          <table:table-cell table:style-name="ce30" table:formula="of:=([.B23]+[.C23])/SUM([.B23:.E23])" office:value-type="float" office:value="0.944444444444444" calcext:value-type="float">
            <text:p>0.944</text:p>
          </table:table-cell>
          <table:table-cell table:style-name="ce30" table:formula="of:=1-[.I23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24]/([.B24]+[.D24])" office:value-type="float" office:value="1" calcext:value-type="float">
            <text:p>1.000</text:p>
          </table:table-cell>
          <table:table-cell table:style-name="ce30" table:formula="of:=[.B24]/([.B24]+[.E24])" office:value-type="float" office:value="0.714285714285714" calcext:value-type="float">
            <text:p>0.714</text:p>
          </table:table-cell>
          <table:table-cell table:style-name="ce30" table:formula="of:=2*([.F24]*[.G24])/([.F24]+[.G24])" office:value-type="float" office:value="0.833333333333333" calcext:value-type="float">
            <text:p>0.833</text:p>
          </table:table-cell>
          <table:table-cell table:style-name="ce30" table:formula="of:=([.B24]+[.C24])/SUM([.B24:.E24])" office:value-type="float" office:value="0.944444444444444" calcext:value-type="float">
            <text:p>0.944</text:p>
          </table:table-cell>
          <table:table-cell table:style-name="ce30" table:formula="of:=1-[.I24]" office:value-type="float" office:value="0.0555555555555556" calcext:value-type="float">
            <text:p>0.056</text:p>
          </table:table-cell>
          <table:table-cell table:number-columns-repeated="1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5]/([.B25]+[.D25])" office:value-type="float" office:value="1" calcext:value-type="float">
            <text:p>1.000</text:p>
          </table:table-cell>
          <table:table-cell table:style-name="ce30" table:formula="of:=[.B25]/([.B25]+[.E25])" office:value-type="float" office:value="1" calcext:value-type="float">
            <text:p>1.000</text:p>
          </table:table-cell>
          <table:table-cell table:style-name="ce30" table:formula="of:=2*([.F25]*[.G25])/([.F25]+[.G25])" office:value-type="float" office:value="1" calcext:value-type="float">
            <text:p>1.000</text:p>
          </table:table-cell>
          <table:table-cell table:style-name="ce30" table:formula="of:=([.B25]+[.C25])/SUM([.B25:.E25])" office:value-type="float" office:value="1" calcext:value-type="float">
            <text:p>1.000</text:p>
          </table:table-cell>
          <table:table-cell table:style-name="ce30" table:formula="of:=1-[.I25]" office:value-type="float" office:value="0" calcext:value-type="float">
            <text:p>0.000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6" table:number-columns-repeated="3"/>
          <table:table-cell table:number-columns-repeated="8"/>
          <table:table-cell table:style-name="ce14" table:number-columns-repeated="2"/>
          <table:table-cell table:number-columns-repeated="8"/>
        </table:table-row>
        <table:table-row table:style-name="ro1">
          <table:table-cell table:style-name="ce43" office:value-type="string" calcext:value-type="string" table:number-columns-spanned="10" table:number-rows-spanned="1">
            <text:p>FOIL</text:p>
          </table:table-cell>
          <table:covered-table-cell table:number-columns-repeated="2"/>
          <table:covered-table-cell table:style-name="ce13"/>
          <table:covered-table-cell table:number-columns-repeated="6" table:style-name="ce41"/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2" office:value-type="string" calcext:value-type="string">
            <text:p>FOLD</text:p>
          </table:table-cell>
          <table:table-cell table:style-name="ce14" office:value-type="string" calcext:value-type="string">
            <text:p>TP</text:p>
          </table:table-cell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FP</text:p>
          </table:table-cell>
          <table:table-cell table:style-name="ce40" office:value-type="string" calcext:value-type="string">
            <text:p>FN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14" office:value-type="string" calcext:value-type="string">
            <text:p>F-Measure</text:p>
          </table:table-cell>
          <table:table-cell table:style-name="ce14" office:value-type="string" calcext:value-type="string">
            <text:p>Acc</text:p>
          </table:table-cell>
          <table:table-cell table:style-name="ce14" office:value-type="string" calcext:value-type="string">
            <text:p>Err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29]/([.B29]+[.D29])" office:value-type="float" office:value="0.777777777777778" calcext:value-type="float">
            <text:p>0.778</text:p>
          </table:table-cell>
          <table:table-cell table:style-name="ce30" table:formula="of:=[.B29]/([.B29]+[.E29])" office:value-type="float" office:value="1" calcext:value-type="float">
            <text:p>1.000</text:p>
          </table:table-cell>
          <table:table-cell table:style-name="ce30" table:formula="of:=2*([.F29]*[.G29])/([.F29]+[.G29])" office:value-type="float" office:value="0.875" calcext:value-type="float">
            <text:p>0.875</text:p>
          </table:table-cell>
          <table:table-cell table:style-name="ce30" table:formula="of:=([.B29]+[.C29])/SUM([.B29:.E29])" office:value-type="float" office:value="0.942857142857143" calcext:value-type="float">
            <text:p>0.943</text:p>
          </table:table-cell>
          <table:table-cell table:style-name="ce30" table:formula="of:=1-[.I29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30]/([.B30]+[.D30])" office:value-type="float" office:value="0.833333333333333" calcext:value-type="float">
            <text:p>0.833</text:p>
          </table:table-cell>
          <table:table-cell table:style-name="ce30" table:formula="of:=[.B30]/([.B30]+[.E30])" office:value-type="float" office:value="0.714285714285714" calcext:value-type="float">
            <text:p>0.714</text:p>
          </table:table-cell>
          <table:table-cell table:style-name="ce30" table:formula="of:=2*([.F30]*[.G30])/([.F30]+[.G30])" office:value-type="float" office:value="0.769230769230769" calcext:value-type="float">
            <text:p>0.769</text:p>
          </table:table-cell>
          <table:table-cell table:style-name="ce30" table:formula="of:=([.B30]+[.C30])/SUM([.B30:.E30])" office:value-type="float" office:value="0.914285714285714" calcext:value-type="float">
            <text:p>0.914</text:p>
          </table:table-cell>
          <table:table-cell table:style-name="ce30" table:formula="of:=1-[.I30]" office:value-type="float" office:value="0.0857142857142858" calcext:value-type="float">
            <text:p>0.086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30" table:formula="of:=[.B31]/([.B31]+[.D31])" office:value-type="float" office:value="0.8" calcext:value-type="float">
            <text:p>0.800</text:p>
          </table:table-cell>
          <table:table-cell table:style-name="ce30" table:formula="of:=[.B31]/([.B31]+[.E31])" office:value-type="float" office:value="0.571428571428571" calcext:value-type="float">
            <text:p>0.571</text:p>
          </table:table-cell>
          <table:table-cell table:style-name="ce30" table:formula="of:=2*([.F31]*[.G31])/([.F31]+[.G31])" office:value-type="float" office:value="0.666666666666667" calcext:value-type="float">
            <text:p>0.667</text:p>
          </table:table-cell>
          <table:table-cell table:style-name="ce30" table:formula="of:=([.B31]+[.C31])/SUM([.B31:.E31])" office:value-type="float" office:value="0.733333333333333" calcext:value-type="float">
            <text:p>0.733</text:p>
          </table:table-cell>
          <table:table-cell table:style-name="ce30" table:formula="of:=1-[.I31]" office:value-type="float" office:value="0.266666666666667" calcext:value-type="float">
            <text:p>0.26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style-name="ce30" table:formula="of:=[.B32]/([.B32]+[.D32])" office:value-type="float" office:value="1" calcext:value-type="float">
            <text:p>1.000</text:p>
          </table:table-cell>
          <table:table-cell table:style-name="ce30" table:formula="of:=[.B32]/([.B32]+[.E32])" office:value-type="float" office:value="0.571428571428571" calcext:value-type="float">
            <text:p>0.571</text:p>
          </table:table-cell>
          <table:table-cell table:style-name="ce30" table:formula="of:=2*([.F32]*[.G32])/([.F32]+[.G32])" office:value-type="float" office:value="0.727272727272727" calcext:value-type="float">
            <text:p>0.727</text:p>
          </table:table-cell>
          <table:table-cell table:style-name="ce30" table:formula="of:=([.B32]+[.C32])/SUM([.B32:.E32])" office:value-type="float" office:value="0.914285714285714" calcext:value-type="float">
            <text:p>0.914</text:p>
          </table:table-cell>
          <table:table-cell table:style-name="ce30" table:formula="of:=1-[.I32]" office:value-type="float" office:value="0.0857142857142858" calcext:value-type="float">
            <text:p>0.086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7" calcext:value-type="float">
            <text:p>27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30" table:formula="of:=[.B33]/([.B33]+[.D33])" office:value-type="float" office:value="0.857142857142857" calcext:value-type="float">
            <text:p>0.857</text:p>
          </table:table-cell>
          <table:table-cell table:style-name="ce30" table:formula="of:=[.B33]/([.B33]+[.E33])" office:value-type="float" office:value="0.857142857142857" calcext:value-type="float">
            <text:p>0.857</text:p>
          </table:table-cell>
          <table:table-cell table:style-name="ce30" table:formula="of:=2*([.F33]*[.G33])/([.F33]+[.G33])" office:value-type="float" office:value="0.857142857142857" calcext:value-type="float">
            <text:p>0.857</text:p>
          </table:table-cell>
          <table:table-cell table:style-name="ce30" table:formula="of:=([.B33]+[.C33])/SUM([.B33:.E33])" office:value-type="float" office:value="0.942857142857143" calcext:value-type="float">
            <text:p>0.943</text:p>
          </table:table-cell>
          <table:table-cell table:style-name="ce30" table:formula="of:=1-[.I33]" office:value-type="float" office:value="0.0571428571428572" calcext:value-type="float">
            <text:p>0.057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4]/([.B34]+[.D34])" office:value-type="float" office:value="1" calcext:value-type="float">
            <text:p>1.000</text:p>
          </table:table-cell>
          <table:table-cell table:style-name="ce30" table:formula="of:=[.B34]/([.B34]+[.E34])" office:value-type="float" office:value="0.857142857142857" calcext:value-type="float">
            <text:p>0.857</text:p>
          </table:table-cell>
          <table:table-cell table:style-name="ce30" table:formula="of:=2*([.F34]*[.G34])/([.F34]+[.G34])" office:value-type="float" office:value="0.923076923076923" calcext:value-type="float">
            <text:p>0.923</text:p>
          </table:table-cell>
          <table:table-cell table:style-name="ce30" table:formula="of:=([.B34]+[.C34])/SUM([.B34:.E34])" office:value-type="float" office:value="0.971428571428571" calcext:value-type="float">
            <text:p>0.971</text:p>
          </table:table-cell>
          <table:table-cell table:style-name="ce30" table:formula="of:=1-[.I34]" office:value-type="float" office:value="0.0285714285714286" calcext:value-type="float">
            <text:p>0.029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30" table:formula="of:=[.B35]/([.B35]+[.D35])" office:value-type="float" office:value="0.777777777777778" calcext:value-type="float">
            <text:p>0.778</text:p>
          </table:table-cell>
          <table:table-cell table:style-name="ce30" table:formula="of:=[.B35]/([.B35]+[.E35])" office:value-type="float" office:value="1" calcext:value-type="float">
            <text:p>1.000</text:p>
          </table:table-cell>
          <table:table-cell table:style-name="ce30" table:formula="of:=2*([.F35]*[.G35])/([.F35]+[.G35])" office:value-type="float" office:value="0.875" calcext:value-type="float">
            <text:p>0.875</text:p>
          </table:table-cell>
          <table:table-cell table:style-name="ce30" table:formula="of:=([.B35]+[.C35])/SUM([.B35:.E35])" office:value-type="float" office:value="0.942857142857143" calcext:value-type="float">
            <text:p>0.943</text:p>
          </table:table-cell>
          <table:table-cell table:style-name="ce30" table:formula="of:=1-[.I35]" office:value-type="float" office:value="0.0571428571428572" calcext:value-type="float">
            <text:p>0.057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6]/([.B36]+[.D36])" office:value-type="float" office:value="0.857142857142857" calcext:value-type="float">
            <text:p>0.857</text:p>
          </table:table-cell>
          <table:table-cell table:style-name="ce30" table:formula="of:=[.B36]/([.B36]+[.E36])" office:value-type="float" office:value="0.857142857142857" calcext:value-type="float">
            <text:p>0.857</text:p>
          </table:table-cell>
          <table:table-cell table:style-name="ce30" table:formula="of:=2*([.F36]*[.G36])/([.F36]+[.G36])" office:value-type="float" office:value="0.857142857142857" calcext:value-type="float">
            <text:p>0.857</text:p>
          </table:table-cell>
          <table:table-cell table:style-name="ce30" table:formula="of:=([.B36]+[.C36])/SUM([.B36:.E36])" office:value-type="float" office:value="0.944444444444444" calcext:value-type="float">
            <text:p>0.944</text:p>
          </table:table-cell>
          <table:table-cell table:style-name="ce30" table:formula="of:=1-[.I36]" office:value-type="float" office:value="0.0555555555555556" calcext:value-type="float">
            <text:p>0.056</text:p>
          </table:table-cell>
          <table:table-cell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30" table:formula="of:=[.B37]/([.B37]+[.D37])" office:value-type="float" office:value="1" calcext:value-type="float">
            <text:p>1.000</text:p>
          </table:table-cell>
          <table:table-cell table:style-name="ce30" table:formula="of:=[.B37]/([.B37]+[.E37])" office:value-type="float" office:value="0.714285714285714" calcext:value-type="float">
            <text:p>0.714</text:p>
          </table:table-cell>
          <table:table-cell table:style-name="ce30" table:formula="of:=2*([.F37]*[.G37])/([.F37]+[.G37])" office:value-type="float" office:value="0.833333333333333" calcext:value-type="float">
            <text:p>0.833</text:p>
          </table:table-cell>
          <table:table-cell table:style-name="ce30" table:formula="of:=([.B37]+[.C37])/SUM([.B37:.E37])" office:value-type="float" office:value="0.944444444444444" calcext:value-type="float">
            <text:p>0.944</text:p>
          </table:table-cell>
          <table:table-cell table:style-name="ce30" table:formula="of:=1-[.I37]" office:value-type="float" office:value="0.0555555555555556" calcext:value-type="float">
            <text:p>0.056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0" table:formula="of:=[.B38]/([.B38]+[.D38])" office:value-type="float" office:value="1" calcext:value-type="float">
            <text:p>1.000</text:p>
          </table:table-cell>
          <table:table-cell table:style-name="ce30" table:formula="of:=[.B38]/([.B38]+[.E38])" office:value-type="float" office:value="0.857142857142857" calcext:value-type="float">
            <text:p>0.857</text:p>
          </table:table-cell>
          <table:table-cell table:style-name="ce30" table:formula="of:=2*([.F38]*[.G38])/([.F38]+[.G38])" office:value-type="float" office:value="0.923076923076923" calcext:value-type="float">
            <text:p>0.923</text:p>
          </table:table-cell>
          <table:table-cell table:style-name="ce30" table:formula="of:=([.B38]+[.C38])/SUM([.B38:.E38])" office:value-type="float" office:value="0.972222222222222" calcext:value-type="float">
            <text:p>0.972</text:p>
          </table:table-cell>
          <table:table-cell table:style-name="ce30" table:formula="of:=1-[.I38]" office:value-type="float" office:value="0.0277777777777778" calcext:value-type="float">
            <text:p>0.028</text:p>
          </table:table-cell>
          <table:table-cell/>
          <table:table-cell table:style-name="ce14" table:number-columns-repeated="2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4"/>
          <table:table-cell table:style-name="ce40"/>
          <table:table-cell table:number-columns-repeated="8"/>
        </table:table-row>
        <table:table-row table:style-name="ro2" table:number-rows-repeated="2">
          <table:table-cell table:number-columns-repeated="11"/>
          <table:table-cell table:style-name="ce14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14"/>
          <table:table-cell table:style-name="ce40"/>
          <table:table-cell table:number-columns-repeated="8"/>
        </table:table-row>
        <table:table-row table:style-name="ro2">
          <table:table-cell table:number-columns-repeated="11"/>
          <table:table-cell table:style-name="ce14" table:number-columns-repeated="2"/>
          <table:table-cell table:number-columns-repeated="8"/>
        </table:table-row>
        <table:table-row table:style-name="ro2" table:number-rows-repeated="3">
          <table:table-cell table:number-columns-repeated="21"/>
        </table:table-row>
        <table:table-row table:style-name="ro1">
          <table:table-cell/>
          <table:table-cell table:style-name="ce13"/>
          <table:table-cell table:style-name="ce19" table:number-columns-repeated="6"/>
          <table:table-cell table:style-name="ce39"/>
          <table:table-cell table:style-name="ce19" table:number-columns-repeated="4"/>
          <table:table-cell table:style-name="ce41"/>
          <table:table-cell/>
          <table:table-cell table:style-name="ce39"/>
          <table:table-cell table:style-name="ce19" table:number-columns-repeated="4"/>
          <table:table-cell table:style-name="ce41"/>
        </table:table-row>
        <table:table-row table:style-name="ro2">
          <table:table-cell table:style-name="ce5"/>
          <table:table-cell table:style-name="ce14" table:number-columns-repeated="13"/>
          <table:table-cell/>
          <table:table-cell table:style-name="ce14" table:number-columns-repeated="6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26"/>
          <table:table-cell table:style-name="ce31"/>
          <table:table-cell table:style-name="ce38" table:number-columns-repeated="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38"/>
          <table:table-cell table:style-name="ce48"/>
          <table:table-cell table:style-name="ce31" table:number-columns-repeated="2"/>
          <table:table-cell table:number-columns-repeated="2"/>
          <table:table-cell table:style-name="ce23"/>
          <table:table-cell table:style-name="ce38" table:number-columns-repeated="2"/>
          <table:table-cell table:style-name="ce31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5"/>
          <table:table-cell table:style-name="ce32"/>
          <table:table-cell table:style-name="ce31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38"/>
          <table:table-cell table:number-columns-repeated="3"/>
          <table:table-cell table:style-name="ce23"/>
          <table:table-cell table:style-name="ce5"/>
          <table:table-cell table:style-name="ce31"/>
          <table:table-cell table:style-name="ce38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1" table:number-columns-repeated="3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2"/>
          <table:table-cell table:style-name="ce36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4"/>
          <table:table-cell table:style-name="ce31"/>
          <table:table-cell table:style-name="ce38"/>
          <table:table-cell table:number-columns-repeated="2"/>
          <table:table-cell table:style-name="ce23"/>
          <table:table-cell table:style-name="ce31" table:number-columns-repeated="3"/>
          <table:table-cell table:number-columns-repeated="3"/>
          <table:table-cell table:style-name="ce31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26"/>
          <table:table-cell table:style-name="ce34"/>
          <table:table-cell table:style-name="ce38" table:number-columns-repeated="2"/>
          <table:table-cell table:number-columns-repeated="2"/>
          <table:table-cell table:style-name="ce23"/>
          <table:table-cell table:style-name="ce31" table:number-columns-repeated="3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5"/>
          <table:table-cell table:style-name="ce5" table:number-columns-repeated="2"/>
          <table:table-cell table:number-columns-repeated="2"/>
          <table:table-cell table:style-name="ce23"/>
          <table:table-cell table:style-name="ce5"/>
          <table:table-cell table:style-name="ce3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 table:number-columns-repeated="3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8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23" table:number-columns-repeated="2"/>
          <table:table-cell table:style-name="ce38" table:number-columns-repeated="2"/>
          <table:table-cell table:style-name="ce31"/>
          <table:table-cell table:number-columns-repeated="2"/>
          <table:table-cell table:style-name="ce23"/>
          <table:table-cell table:style-name="ce38" table:number-columns-repeated="3"/>
          <table:table-cell table:number-columns-repeated="3"/>
          <table:table-cell table:style-name="ce26"/>
          <table:table-cell table:style-name="ce31"/>
          <table:table-cell table:style-name="ce38" table:number-columns-repeated="2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6"/>
          <table:table-cell table:number-columns-repeated="2"/>
          <table:table-cell table:style-name="ce38" table:number-columns-repeated="4"/>
          <table:table-cell table:style-name="ce23"/>
          <table:table-cell table:number-columns-repeated="2"/>
          <table:table-cell table:style-name="ce38" table:number-columns-repeated="4"/>
          <table:table-cell table:number-columns-repeated="3"/>
          <table:table-cell table:style-name="ce26"/>
          <table:table-cell table:style-name="ce38" table:number-columns-repeated="3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42"/>
          <table:table-cell table:style-name="ce36"/>
          <table:table-cell table:style-name="ce5" table:number-columns-repeated="2"/>
          <table:table-cell table:number-columns-repeated="2"/>
          <table:table-cell table:style-name="ce23"/>
          <table:table-cell table:style-name="ce42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/>
          <table:table-cell table:style-name="ce38" table:number-columns-repeated="3"/>
          <table:table-cell table:style-name="ce31"/>
          <table:table-cell table:number-columns-repeated="2"/>
          <table:table-cell table:style-name="ce23"/>
          <table:table-cell table:style-name="ce38" table:number-columns-repeated="3"/>
          <table:table-cell table:number-columns-repeated="3"/>
          <table:table-cell table:style-name="ce23"/>
          <table:table-cell table:style-name="ce38" table:number-columns-repeated="3"/>
        </table:table-row>
        <table:table-row table:style-name="ro2">
          <table:table-cell table:style-name="ce6"/>
          <table:table-cell table:number-columns-repeated="2"/>
          <table:table-cell table:style-name="ce23"/>
          <table:table-cell table:style-name="ce42"/>
          <table:table-cell table:style-name="ce36" table:number-columns-repeated="3"/>
          <table:table-cell table:number-columns-repeated="2"/>
          <table:table-cell table:style-name="ce23"/>
          <table:table-cell table:style-name="ce42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8"/>
          <table:table-cell table:style-name="ce42"/>
        </table:table-row>
        <table:table-row table:style-name="ro2">
          <table:table-cell table:style-name="ce8"/>
          <table:table-cell table:number-columns-repeated="2"/>
          <table:table-cell table:style-name="ce23" table:number-columns-repeated="2"/>
          <table:table-cell table:style-name="ce38" table:number-columns-repeated="2"/>
          <table:table-cell table:style-name="ce31"/>
          <table:table-cell table:number-columns-repeated="2"/>
          <table:table-cell table:style-name="ce23" table:number-columns-repeated="2"/>
          <table:table-cell table:style-name="ce31" table:number-columns-repeated="2"/>
          <table:table-cell table:number-columns-repeated="3"/>
          <table:table-cell table:style-name="ce38" table:number-columns-repeated="4"/>
        </table:table-row>
        <table:table-row table:style-name="ro2">
          <table:table-cell table:style-name="ce7"/>
          <table:table-cell table:number-columns-repeated="2"/>
          <table:table-cell table:style-name="ce23"/>
          <table:table-cell table:style-name="ce5"/>
          <table:table-cell table:style-name="ce36" table:number-columns-repeated="3"/>
          <table:table-cell table:number-columns-repeated="2"/>
          <table:table-cell table:style-name="ce23"/>
          <table:table-cell table:style-name="ce5"/>
          <table:table-cell table:style-name="ce45"/>
          <table:table-cell table:style-name="ce5"/>
          <table:table-cell table:number-columns-repeated="3"/>
          <table:table-cell table:style-name="ce23"/>
          <table:table-cell table:style-name="ce5"/>
          <table:table-cell table:style-name="ce31"/>
          <table:table-cell table:style-name="ce42"/>
        </table:table-row>
        <table:table-row table:style-name="ro2" table:number-rows-repeated="4">
          <table:table-cell table:number-columns-repeated="21"/>
        </table:table-row>
        <table:table-row table:style-name="ro2" table:number-rows-repeated="10">
          <table:table-cell table:style-name="ce6"/>
          <table:table-cell table:number-columns-repeated="20"/>
        </table:table-row>
        <table:table-row table:style-name="ro2" table:number-rows-repeated="4">
          <table:table-cell table:number-columns-repeated="21"/>
        </table:table-row>
        <table:table-row table:style-name="ro1">
          <table:table-cell table:style-name="ce5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style-name="ce13"/>
          <table:table-cell table:style-name="ce19" table:number-columns-repeated="3"/>
          <table:table-cell table:number-columns-repeated="8"/>
        </table:table-row>
        <table:table-row table:style-name="ro2">
          <table:table-cell table:style-name="ce5"/>
          <table:table-cell table:style-name="ce14" table:number-columns-repeated="12"/>
          <table:table-cell table:number-columns-repeated="8"/>
        </table:table-row>
        <table:table-row table:style-name="ro2" table:number-rows-repeated="3">
          <table:table-cell table:style-name="ce6"/>
          <table:table-cell table:style-name="ce47" table:number-columns-repeated="12"/>
          <table:table-cell table:number-columns-repeated="8"/>
        </table:table-row>
        <table:table-row table:style-name="ro2">
          <table:table-cell table:style-name="ce6"/>
          <table:table-cell table:style-name="ce47" table:number-columns-repeated="2"/>
          <table:table-cell table:style-name="ce35"/>
          <table:table-cell table:style-name="ce47" table:number-columns-repeated="9"/>
          <table:table-cell table:number-columns-repeated="8"/>
        </table:table-row>
        <table:table-row table:style-name="ro2" table:number-rows-repeated="6">
          <table:table-cell table:style-name="ce6"/>
          <table:table-cell table:style-name="ce47" table:number-columns-repeated="12"/>
          <table:table-cell table:number-columns-repeated="8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0">
          <table:table-cell/>
          <table:table-cell table:style-name="ce47" table:number-columns-repeated="3"/>
          <table:table-cell table:number-columns-repeated="17"/>
        </table:table-row>
        <table:table-row table:style-name="ro2" table:number-rows-repeated="2">
          <table:table-cell table:number-columns-repeated="21"/>
        </table:table-row>
        <table:table-row table:style-name="ro2" table:number-rows-repeated="14">
          <table:table-cell/>
          <table:table-cell table:style-name="ce40" table:number-columns-repeated="3"/>
          <table:table-cell table:number-columns-repeated="17"/>
        </table:table-row>
        <table:table-row table:style-name="ro2" table:number-rows-repeated="10">
          <table:table-cell/>
          <table:table-cell table:style-name="ce49" table:number-columns-repeated="2"/>
          <table:table-cell table:style-name="ce50"/>
          <table:table-cell table:number-columns-repeated="17"/>
        </table:table-row>
        <table:table-row table:style-name="ro2">
          <table:table-cell/>
          <table:table-cell table:style-name="ce49" table:number-columns-repeated="2"/>
          <table:table-cell table:style-name="ce50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currency-style style:name="N114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number:number-style style:name="N123">
      <number:number number:decimal-places="16" number:min-integer-digits="1"/>
    </number:number-style>
    <number:number-style style:name="N124">
      <number:number number:decimal-places="17" number:min-integer-digits="1"/>
    </number:number-style>
    <number:number-style style:name="N125">
      <number:number number:decimal-places="18" number:min-integer-digits="1"/>
    </number:number-style>
    <number:number-style style:name="N126">
      <number:number number:decimal-places="19" number:min-integer-digits="1"/>
    </number:number-style>
    <number:number-style style:name="N127">
      <number:number number:decimal-places="20"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7:39:51.57601615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 </meta:initial-creator>
    <meta:creation-date>2014-08-16T11:58:32.433749974</meta:creation-date>
    <dc:date>2014-08-20T18:00:30.434616155</dc:date>
    <dc:creator>Simo </dc:creator>
    <meta:editing-duration>PT6H39M55S</meta:editing-duration>
    <meta:editing-cycles>48</meta:editing-cycles>
    <meta:generator>LibreOffice/4.2.4.2$Linux_X86_64 LibreOffice_project/420m0$Build-2</meta:generator>
    <meta:document-statistic meta:table-count="5" meta:cell-count="1665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F29:Elsevier.F38 Elsevier.A1:Elsevier.A1 Elsevier.F3:Elsevier.F12 Elsevier.A14:Elsevier.A14 Elsevier.F16:Elsevie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F29:Elsevier.F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2" chart:values-cell-range-address="Elsevier.F3:Elsevier.F12" chart:label-cell-address="Elsevier.A1:Elsevier.A1" chart:class="chart:scatter">
            <chart:data-point chart:repeated="10"/>
          </chart:series>
          <chart:series chart:style-name="ch13" chart:values-cell-range-address="Elsevier.F16:Elsevier.F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1">
                <text:p>1</text:p>
                <draw:g>
                  <svg:desc>Elsevier.F29:Elsevier.F38</svg:desc>
                </draw:g>
              </table:table-cell>
              <table:table-cell office:value-type="float" office:value="1">
                <text:p>1</text:p>
                <draw:g>
                  <svg:desc>Elsevier.F3:Elsevier.F12</svg:desc>
                </draw:g>
              </table:table-cell>
              <table:table-cell office:value-type="float" office:value="1">
                <text:p>1</text:p>
                <draw:g>
                  <svg:desc>Elsevier.F16:Elsevie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J29:JMLR.J38 JMLR.A1:JMLR.A1 JMLR.J3:JMLR.J12 JMLR.A14:JMLR.A14 JMLR.J16:JML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J29:JMLR.J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J3:JMLR.J12" chart:label-cell-address="JMLR.A1:JMLR.A1" chart:class="chart:scatter">
            <chart:data-point chart:repeated="10"/>
          </chart:series>
          <chart:series chart:style-name="ch13" chart:values-cell-range-address="JMLR.J16:JMLR.J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J29:JMLR.J38</svg:desc>
                </draw:g>
              </table:table-cell>
              <table:table-cell office:value-type="float" office:value="0.0285714285714286">
                <text:p>0.0285714285714286</text:p>
                <draw:g>
                  <svg:desc>JMLR.J3:JMLR.J12</svg:desc>
                </draw:g>
              </table:table-cell>
              <table:table-cell office:value-type="float" office:value="0">
                <text:p>0</text:p>
                <draw:g>
                  <svg:desc>JMLR.J16:JML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F29:MLJNODISCR.F38 MLJNODISCR.A1:MLJNODISCR.A1 MLJNODISCR.F3:MLJNODISCR.F12 MLJNODISCR.A14:MLJNODISCR.A14 MLJNODISCR.F16:MLJNODISC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F29:MLJNODISCR.F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F3:MLJNODISCR.F12" chart:label-cell-address="MLJNODISCR.A1:MLJNODISCR.A1" chart:class="chart:scatter">
            <chart:data-point chart:repeated="10"/>
          </chart:series>
          <chart:series chart:style-name="ch13" chart:values-cell-range-address="MLJNODISCR.F16:MLJNODISCR.F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5">
                <text:p>0.5</text:p>
                <draw:g>
                  <svg:desc>MLJNODISCR.F29:MLJNODISCR.F38</svg:desc>
                </draw:g>
              </table:table-cell>
              <table:table-cell office:value-type="float" office:value="1">
                <text:p>1</text:p>
                <draw:g>
                  <svg:desc>MLJNODISCR.F3:MLJNODISCR.F12</svg:desc>
                </draw:g>
              </table:table-cell>
              <table:table-cell office:value-type="float" office:value="1">
                <text:p>1</text:p>
                <draw:g>
                  <svg:desc>MLJNODISCR.F16:MLJNO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0.866666666666667">
                <text:p>0.8666666666666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G29:MLJNODISCR.G38 MLJNODISCR.A1:MLJNODISCR.A1 MLJNODISCR.G3:MLJNODISCR.G12 MLJNODISCR.A14:MLJNODISCR.A14 MLJNODISCR.G16:MLJNODISC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G29:MLJNODISCR.G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G3:MLJNODISCR.G12" chart:label-cell-address="MLJNODISCR.A1:MLJNODISCR.A1" chart:class="chart:scatter">
            <chart:data-point chart:repeated="10"/>
          </chart:series>
          <chart:series chart:style-name="ch13" chart:values-cell-range-address="MLJNODISCR.G16:MLJNODISCR.G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0833333333333333">
                <text:p>0.0833333333333333</text:p>
                <draw:g>
                  <svg:desc>MLJNODISCR.G29:MLJNODISCR.G38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3:MLJNODISCR.G12</svg:desc>
                </draw:g>
              </table:table-cell>
              <table:table-cell office:value-type="float" office:value="0.916666666666667">
                <text:p>0.916666666666667</text:p>
                <draw:g>
                  <svg:desc>MLJNODISCR.G16:MLJNO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H29:MLJNODISCR.H38 MLJNODISCR.A1:MLJNODISCR.A1 MLJNODISCR.H3:MLJNODISCR.H12 MLJNODISCR.A14:MLJNODISCR.A14 MLJNODISCR.H16:MLJNODISC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H29:MLJNODISCR.H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H3:MLJNODISCR.H12" chart:label-cell-address="MLJNODISCR.A1:MLJNODISCR.A1" chart:class="chart:scatter">
            <chart:data-point chart:repeated="10"/>
          </chart:series>
          <chart:series chart:style-name="ch13" chart:values-cell-range-address="MLJNODISCR.H16:MLJNODISCR.H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142857142857143">
                <text:p>0.142857142857143</text:p>
                <draw:g>
                  <svg:desc>MLJNODISCR.H29:MLJNODISCR.H38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3:MLJNODISCR.H12</svg:desc>
                </draw:g>
              </table:table-cell>
              <table:table-cell office:value-type="float" office:value="0.956521739130435">
                <text:p>0.956521739130435</text:p>
                <draw:g>
                  <svg:desc>MLJNODISCR.H16:MLJNO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962962962962963">
                <text:p>0.96296296296296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28571428571429">
                <text:p>0.928571428571429</text:p>
              </table:table-cell>
              <table:table-cell office:value-type="float" office:value="0.928571428571429">
                <text:p>0.92857142857142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I29:MLJNODISCR.I38 MLJNODISCR.A1:MLJNODISCR.A1 MLJNODISCR.I3:MLJNODISCR.I12 MLJNODISCR.A14:MLJNODISCR.A14 MLJNODISCR.I16:MLJNODISC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I29:MLJNODISCR.I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I3:MLJNODISCR.I12" chart:label-cell-address="MLJNODISCR.A1:MLJNODISCR.A1" chart:class="chart:scatter">
            <chart:data-point chart:repeated="10"/>
          </chart:series>
          <chart:series chart:style-name="ch13" chart:values-cell-range-address="MLJNODISCR.I16:MLJNODISCR.I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657142857142857">
                <text:p>0.657142857142857</text:p>
                <draw:g>
                  <svg:desc>MLJNODISCR.I29:MLJNO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3:MLJNODISCR.I12</svg:desc>
                </draw:g>
              </table:table-cell>
              <table:table-cell office:value-type="float" office:value="0.971428571428571">
                <text:p>0.971428571428571</text:p>
                <draw:g>
                  <svg:desc>MLJNODISCR.I16:MLJNO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735294117647059">
                <text:p>0.73529411764705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694444444444444">
                <text:p>0.69444444444444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NODISCR.A3:MLJNODISCR.A12 MLJNODISCR.A27:MLJNODISCR.A27 MLJNODISCR.J29:MLJNODISCR.J38 MLJNODISCR.A1:MLJNODISCR.A1 MLJNODISCR.J3:MLJNODISCR.J12 MLJNODISCR.A14:MLJNODISCR.A14 MLJNODISCR.J16:MLJNO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NODISCR.A3:MLJNO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NODISCR.J29:MLJNODISCR.J38" chart:label-cell-address="MLJNODISCR.A27:MLJNODISCR.A27" chart:class="chart:scatter">
            <chart:domain table:cell-range-address="MLJNODISCR.A3:MLJNODISCR.A12"/>
            <chart:data-point chart:repeated="10"/>
          </chart:series>
          <chart:series chart:style-name="ch12" chart:values-cell-range-address="MLJNODISCR.J3:MLJNODISCR.J12" chart:label-cell-address="MLJNODISCR.A1:MLJNODISCR.A1" chart:class="chart:scatter">
            <chart:data-point chart:repeated="10"/>
          </chart:series>
          <chart:series chart:style-name="ch13" chart:values-cell-range-address="MLJNODISCR.J16:MLJNODISCR.J25" chart:label-cell-address="MLJNODISCR.A14:MLJNO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NODISCR.A27:MLJNODISCR.A27</svg:desc>
                </draw:g>
              </table:table-cell>
              <table:table-cell office:value-type="string">
                <text:p>ALEPH</text:p>
                <draw:g>
                  <svg:desc>MLJNODISCR.A1:MLJNODISCR.A1</svg:desc>
                </draw:g>
              </table:table-cell>
              <table:table-cell office:value-type="string">
                <text:p>PROGOL</text:p>
                <draw:g>
                  <svg:desc>MLJNODISCR.A14:MLJNO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NODISCR.A3:MLJNODISCR.A12</svg:desc>
                </draw:g>
              </table:table-cell>
              <table:table-cell office:value-type="float" office:value="0">
                <text:p>0</text:p>
                <draw:g>
                  <svg:desc>MLJNODISCR.A3:MLJNODISCR.A12</svg:desc>
                </draw:g>
              </table:table-cell>
              <table:table-cell office:value-type="float" office:value="0.342857142857143">
                <text:p>0.342857142857143</text:p>
                <draw:g>
                  <svg:desc>MLJNODISCR.J29:MLJNO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3:MLJNODISCR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264705882352941">
                <text:p>0.26470588235294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314285714285714">
                <text:p>0.314285714285714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361111111111111">
                <text:p>0.36111111111111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05555555555556">
                <text:p>0.305555555555556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F29:MLJDISCR.F38 MLJDISCR.A1:MLJDISCR.A1 MLJDISCR.F3:MLJDISCR.F12 MLJDISCR.A14:MLJDISCR.A14 MLJDISCR.F16:MLJDISC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F29:MLJDISCR.F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F3:MLJDISCR.F12" chart:label-cell-address="MLJDISCR.A1:MLJDISCR.A1" chart:class="chart:scatter">
            <chart:data-point chart:repeated="10"/>
          </chart:series>
          <chart:series chart:style-name="ch13" chart:values-cell-range-address="MLJDISCR.F16:MLJDISCR.F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857142857142857">
                <text:p>0.857142857142857</text:p>
                <draw:g>
                  <svg:desc>MLJDISCR.F29:MLJDISCR.F38</svg:desc>
                </draw:g>
              </table:table-cell>
              <table:table-cell office:value-type="float" office:value="0.923076923076923">
                <text:p>0.923076923076923</text:p>
                <draw:g>
                  <svg:desc>MLJDISCR.F3:MLJDISCR.F12</svg:desc>
                </draw:g>
              </table:table-cell>
              <table:table-cell office:value-type="float" office:value="1">
                <text:p>1</text:p>
                <draw:g>
                  <svg:desc>MLJDISCR.F16:MLJDISC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88888888888889">
                <text:p>0.88888888888888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G29:MLJDISCR.G38 MLJDISCR.A1:MLJDISCR.A1 MLJDISCR.G3:MLJDISCR.G12 MLJDISCR.A14:MLJDISCR.A14 MLJDISCR.G16:MLJDISC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G29:MLJDISCR.G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G3:MLJDISCR.G12" chart:label-cell-address="MLJDISCR.A1:MLJDISCR.A1" chart:class="chart:scatter">
            <chart:data-point chart:repeated="10"/>
          </chart:series>
          <chart:series chart:style-name="ch13" chart:values-cell-range-address="MLJDISCR.G16:MLJDISCR.G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1">
                <text:p>1</text:p>
                <draw:g>
                  <svg:desc>MLJDISCR.G29:MLJDISCR.G38</svg:desc>
                </draw:g>
              </table:table-cell>
              <table:table-cell office:value-type="float" office:value="1">
                <text:p>1</text:p>
                <draw:g>
                  <svg:desc>MLJDISCR.G3:MLJDISCR.G12</svg:desc>
                </draw:g>
              </table:table-cell>
              <table:table-cell office:value-type="float" office:value="1">
                <text:p>1</text:p>
                <draw:g>
                  <svg:desc>MLJDISCR.G16:MLJDISC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615384615384615">
                <text:p>0.61538461538461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H29:MLJDISCR.H38 MLJDISCR.A1:MLJDISCR.A1 MLJDISCR.H3:MLJDISCR.H12 MLJDISCR.A14:MLJDISCR.A14 MLJDISCR.H16:MLJDISC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H29:MLJDISCR.H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H3:MLJDISCR.H12" chart:label-cell-address="MLJDISCR.A1:MLJDISCR.A1" chart:class="chart:scatter">
            <chart:data-point chart:repeated="10"/>
          </chart:series>
          <chart:series chart:style-name="ch13" chart:values-cell-range-address="MLJDISCR.H16:MLJDISCR.H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23076923076923">
                <text:p>0.923076923076923</text:p>
                <draw:g>
                  <svg:desc>MLJDISCR.H29:MLJDISCR.H38</svg:desc>
                </draw:g>
              </table:table-cell>
              <table:table-cell office:value-type="float" office:value="0.96">
                <text:p>0.96</text:p>
                <draw:g>
                  <svg:desc>MLJDISCR.H3:MLJDISCR.H12</svg:desc>
                </draw:g>
              </table:table-cell>
              <table:table-cell office:value-type="float" office:value="1">
                <text:p>1</text:p>
                <draw:g>
                  <svg:desc>MLJDISCR.H16:MLJDISC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">
                <text:p>0.8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  <table:table-cell office:value-type="float" office:value="0.956521739130435">
                <text:p>0.95652173913043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8">
                <text:p>0.88</text:p>
              </table:table-cell>
              <table:table-cell office:value-type="float" office:value="0.75">
                <text:p>0.75</text:p>
              </table:table-cell>
              <table:table-cell office:value-type="float" office:value="0.727272727272727">
                <text:p>0.7272727272727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I29:MLJDISCR.I38 MLJDISCR.A1:MLJDISCR.A1 MLJDISCR.I3:MLJDISCR.I12 MLJDISCR.A14:MLJDISCR.A14 MLJDISCR.I16:MLJDISC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I29:MLJDISCR.I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I3:MLJDISCR.I12" chart:label-cell-address="MLJDISCR.A1:MLJDISCR.A1" chart:class="chart:scatter">
            <chart:data-point chart:repeated="10"/>
          </chart:series>
          <chart:series chart:style-name="ch13" chart:values-cell-range-address="MLJDISCR.I16:MLJDISCR.I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942857142857143">
                <text:p>0.942857142857143</text:p>
                <draw:g>
                  <svg:desc>MLJDISCR.I29:MLJDISCR.I38</svg:desc>
                </draw:g>
              </table:table-cell>
              <table:table-cell office:value-type="float" office:value="0.971428571428571">
                <text:p>0.971428571428571</text:p>
                <draw:g>
                  <svg:desc>MLJDISCR.I3:MLJDISCR.I12</svg:desc>
                </draw:g>
              </table:table-cell>
              <table:table-cell office:value-type="float" office:value="1">
                <text:p>1</text:p>
                <draw:g>
                  <svg:desc>MLJDISCR.I16:MLJDISC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0625">
                <text:p>0.90625</text:p>
              </table:table-cell>
              <table:table-cell office:value-type="float" office:value="0.885714285714286">
                <text:p>0.885714285714286</text:p>
              </table:table-cell>
              <table:table-cell office:value-type="float" office:value="0.885714285714286">
                <text:p>0.88571428571428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G29:Elsevier.G38 Elsevier.A1:Elsevier.A1 Elsevier.G3:Elsevier.G12 Elsevier.A14:Elsevier.A14 Elsevier.G16:Elsevie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G29:Elsevier.G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2" chart:values-cell-range-address="Elsevier.G3:Elsevier.G12" chart:label-cell-address="Elsevier.A1:Elsevier.A1" chart:class="chart:scatter">
            <chart:data-point chart:repeated="10"/>
          </chart:series>
          <chart:series chart:style-name="ch13" chart:values-cell-range-address="Elsevier.G16:Elsevier.G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833333333333333">
                <text:p>0.833333333333333</text:p>
                <draw:g>
                  <svg:desc>Elsevier.G29:Elsevier.G38</svg:desc>
                </draw:g>
              </table:table-cell>
              <table:table-cell office:value-type="float" office:value="1">
                <text:p>1</text:p>
                <draw:g>
                  <svg:desc>Elsevier.G3:Elsevier.G12</svg:desc>
                </draw:g>
              </table:table-cell>
              <table:table-cell office:value-type="float" office:value="1">
                <text:p>1</text:p>
                <draw:g>
                  <svg:desc>Elsevier.G16:Elsevie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MLJDISCR.A3:MLJDISCR.A12 MLJDISCR.A27:MLJDISCR.A27 MLJDISCR.J29:MLJDISCR.J38 MLJDISCR.A1:MLJDISCR.A1 MLJDISCR.J3:MLJDISCR.J12 MLJDISCR.A14:MLJDISCR.A14 MLJDISCR.J16:MLJ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MLJDISCR.A3:MLJDISC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MLJDISCR.J29:MLJDISCR.J38" chart:label-cell-address="MLJDISCR.A27:MLJDISCR.A27" chart:class="chart:scatter">
            <chart:domain table:cell-range-address="MLJDISCR.A3:MLJDISCR.A12"/>
            <chart:data-point chart:repeated="10"/>
          </chart:series>
          <chart:series chart:style-name="ch12" chart:values-cell-range-address="MLJDISCR.J3:MLJDISCR.J12" chart:label-cell-address="MLJDISCR.A1:MLJDISCR.A1" chart:class="chart:scatter">
            <chart:data-point chart:repeated="10"/>
          </chart:series>
          <chart:series chart:style-name="ch13" chart:values-cell-range-address="MLJDISCR.J16:MLJDISCR.J25" chart:label-cell-address="MLJDISCR.A14:MLJDISC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MLJDISCR.A27:MLJDISCR.A27</svg:desc>
                </draw:g>
              </table:table-cell>
              <table:table-cell office:value-type="string">
                <text:p>ALEPH</text:p>
                <draw:g>
                  <svg:desc>MLJDISCR.A1:MLJDISCR.A1</svg:desc>
                </draw:g>
              </table:table-cell>
              <table:table-cell office:value-type="string">
                <text:p>PROGOL</text:p>
                <draw:g>
                  <svg:desc>MLJDISCR.A14:MLJDISC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LJDISCR.A3:MLJDISCR.A12</svg:desc>
                </draw:g>
              </table:table-cell>
              <table:table-cell office:value-type="float" office:value="0">
                <text:p>0</text:p>
                <draw:g>
                  <svg:desc>MLJDISCR.A3:MLJDISCR.A12</svg:desc>
                </draw:g>
              </table:table-cell>
              <table:table-cell office:value-type="float" office:value="0.0571428571428572">
                <text:p>0.0571428571428572</text:p>
                <draw:g>
                  <svg:desc>MLJDISCR.J29:MLJDISCR.J38</svg:desc>
                </draw:g>
              </table:table-cell>
              <table:table-cell office:value-type="float" office:value="0.0285714285714286">
                <text:p>0.0285714285714286</text:p>
                <draw:g>
                  <svg:desc>MLJDISCR.J3:MLJDISCR.J12</svg:desc>
                </draw:g>
              </table:table-cell>
              <table:table-cell office:value-type="float" office:value="0">
                <text:p>0</text:p>
                <draw:g>
                  <svg:desc>MLJDISCR.J16:MLJ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9375">
                <text:p>0.09375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F29:SVLN.F38 SVLN.A1:SVLN.A1 SVLN.F3:SVLN.F12 SVLN.A14:SVLN.A14 SVLN.F16:SVLN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F29:SVLN.F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F3:SVLN.F12" chart:label-cell-address="SVLN.A1:SVLN.A1" chart:class="chart:scatter">
            <chart:data-point chart:repeated="10"/>
          </chart:series>
          <chart:series chart:style-name="ch13" chart:values-cell-range-address="SVLN.F16:SVLN.F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.777777777777778">
                <text:p>0.777777777777778</text:p>
                <draw:g>
                  <svg:desc>SVLN.F29:SVLN.F38</svg:desc>
                </draw:g>
              </table:table-cell>
              <table:table-cell office:value-type="float" office:value="1">
                <text:p>1</text:p>
                <draw:g>
                  <svg:desc>SVLN.F3:SVLN.F12</svg:desc>
                </draw:g>
              </table:table-cell>
              <table:table-cell office:value-type="float" office:value="1">
                <text:p>1</text:p>
                <draw:g>
                  <svg:desc>SVLN.F16:SVLN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G29:SVLN.G38 SVLN.A1:SVLN.A1 SVLN.G3:SVLN.G12 SVLN.A14:SVLN.A14 SVLN.G16:SVLN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G29:SVLN.G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G3:SVLN.G12" chart:label-cell-address="SVLN.A1:SVLN.A1" chart:class="chart:scatter">
            <chart:data-point chart:repeated="10"/>
          </chart:series>
          <chart:series chart:style-name="ch13" chart:values-cell-range-address="SVLN.G16:SVLN.G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1">
                <text:p>1</text:p>
                <draw:g>
                  <svg:desc>SVLN.G29:SVLN.G38</svg:desc>
                </draw:g>
              </table:table-cell>
              <table:table-cell office:value-type="float" office:value="1">
                <text:p>1</text:p>
                <draw:g>
                  <svg:desc>SVLN.G3:SVLN.G12</svg:desc>
                </draw:g>
              </table:table-cell>
              <table:table-cell office:value-type="float" office:value="1">
                <text:p>1</text:p>
                <draw:g>
                  <svg:desc>SVLN.G16:SVLN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H29:SVLN.H38 SVLN.A1:SVLN.A1 SVLN.H3:SVLN.H12 SVLN.A14:SVLN.A14 SVLN.H16:SVLN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H29:SVLN.H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H3:SVLN.H12" chart:label-cell-address="SVLN.A1:SVLN.A1" chart:class="chart:scatter">
            <chart:data-point chart:repeated="10"/>
          </chart:series>
          <chart:series chart:style-name="ch13" chart:values-cell-range-address="SVLN.H16:SVLN.H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.875">
                <text:p>0.875</text:p>
                <draw:g>
                  <svg:desc>SVLN.H29:SVLN.H38</svg:desc>
                </draw:g>
              </table:table-cell>
              <table:table-cell office:value-type="float" office:value="1">
                <text:p>1</text:p>
                <draw:g>
                  <svg:desc>SVLN.H3:SVLN.H12</svg:desc>
                </draw:g>
              </table:table-cell>
              <table:table-cell office:value-type="float" office:value="1">
                <text:p>1</text:p>
                <draw:g>
                  <svg:desc>SVLN.H16:SVLN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75">
                <text:p>0.87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I29:SVLN.I38 SVLN.A1:SVLN.A1 SVLN.I3:SVLN.I12 SVLN.A14:SVLN.A14 SVLN.I16:SVLN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I29:SVLN.I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I3:SVLN.I12" chart:label-cell-address="SVLN.A1:SVLN.A1" chart:class="chart:scatter">
            <chart:data-point chart:repeated="10"/>
          </chart:series>
          <chart:series chart:style-name="ch13" chart:values-cell-range-address="SVLN.I16:SVLN.I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.942857142857143">
                <text:p>0.942857142857143</text:p>
                <draw:g>
                  <svg:desc>SVLN.I29:SVLN.I38</svg:desc>
                </draw:g>
              </table:table-cell>
              <table:table-cell office:value-type="float" office:value="1">
                <text:p>1</text:p>
                <draw:g>
                  <svg:desc>SVLN.I3:SVLN.I12</svg:desc>
                </draw:g>
              </table:table-cell>
              <table:table-cell office:value-type="float" office:value="1">
                <text:p>1</text:p>
                <draw:g>
                  <svg:desc>SVLN.I16:SVLN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14285714285714">
                <text:p>0.91428571428571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SVLN.A3:SVLN.A12 SVLN.A27:SVLN.A27 SVLN.J29:SVLN.J38 SVLN.A1:SVLN.A1 SVLN.J3:SVLN.J12 SVLN.A14:SVLN.A14 MLJNODISCR.J16:MLJNODISC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SVLN.A3:SVLN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SVLN.J29:SVLN.J38" chart:label-cell-address="SVLN.A27:SVLN.A27" chart:class="chart:scatter">
            <chart:domain table:cell-range-address="SVLN.A3:SVLN.A12"/>
            <chart:data-point chart:repeated="10"/>
          </chart:series>
          <chart:series chart:style-name="ch12" chart:values-cell-range-address="SVLN.J3:SVLN.J12" chart:label-cell-address="SVLN.A1:SVLN.A1" chart:class="chart:scatter">
            <chart:data-point chart:repeated="10"/>
          </chart:series>
          <chart:series chart:style-name="ch13" chart:values-cell-range-address="MLJNODISCR.J16:MLJNODISCR.J25" chart:label-cell-address="SVLN.A14:SVLN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IL</text:p>
                <draw:g>
                  <svg:desc>SVLN.A27:SVLN.A27</svg:desc>
                </draw:g>
              </table:table-cell>
              <table:table-cell office:value-type="string">
                <text:p>ALEPH</text:p>
                <draw:g>
                  <svg:desc>SVLN.A1:SVLN.A1</svg:desc>
                </draw:g>
              </table:table-cell>
              <table:table-cell office:value-type="string">
                <text:p>PROGOL</text:p>
                <draw:g>
                  <svg:desc>SVLN.A14:SVLN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VLN.A3:SVLN.A12</svg:desc>
                </draw:g>
              </table:table-cell>
              <table:table-cell office:value-type="float" office:value="0.0571428571428572">
                <text:p>0.0571428571428572</text:p>
                <draw:g>
                  <svg:desc>SVLN.J29:SVLN.J38</svg:desc>
                </draw:g>
              </table:table-cell>
              <table:table-cell office:value-type="float" office:value="0">
                <text:p>0</text:p>
                <draw:g>
                  <svg:desc>SVLN.J3:SVLN.J12</svg:desc>
                </draw:g>
              </table:table-cell>
              <table:table-cell office:value-type="float" office:value="0.0285714285714286">
                <text:p>0.0285714285714286</text:p>
                <draw:g>
                  <svg:desc>MLJNODISCR.J16:MLJNODISC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857142857142858">
                <text:p>0.0857142857142858</text:p>
              </table:table-cell>
              <table:table-cell office:value-type="float" office:value="0">
                <text:p>0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833333333333334">
                <text:p>0.0833333333333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0555555555555556">
                <text:p>0.0555555555555556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H29:Elsevier.H38 Elsevier.A1:Elsevier.A1 Elsevier.H3:Elsevier.H12 Elsevier.A14:Elsevier.A14 Elsevier.H16:Elsevie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H29:Elsevier.H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2" chart:values-cell-range-address="Elsevier.H3:Elsevier.H12" chart:label-cell-address="Elsevier.A1:Elsevier.A1" chart:class="chart:scatter">
            <chart:data-point chart:repeated="10"/>
          </chart:series>
          <chart:series chart:style-name="ch13" chart:values-cell-range-address="Elsevier.H16:Elsevier.H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09090909090909">
                <text:p>0.909090909090909</text:p>
                <draw:g>
                  <svg:desc>Elsevier.H29:Elsevier.H38</svg:desc>
                </draw:g>
              </table:table-cell>
              <table:table-cell office:value-type="float" office:value="1">
                <text:p>1</text:p>
                <draw:g>
                  <svg:desc>Elsevier.H3:Elsevier.H12</svg:desc>
                </draw:g>
              </table:table-cell>
              <table:table-cell office:value-type="float" office:value="1">
                <text:p>1</text:p>
                <draw:g>
                  <svg:desc>Elsevier.H16:Elsevie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23076923076923">
                <text:p>0.92307692307692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I29:Elsevier.I38 Elsevier.A1:Elsevier.A1 Elsevier.I3:Elsevier.I12 Elsevier.A14:Elsevier.A14 Elsevier.I16:Elsevie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I29:Elsevier.I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2" chart:values-cell-range-address="Elsevier.I3:Elsevier.I12" chart:label-cell-address="Elsevier.A1:Elsevier.A1" chart:class="chart:scatter">
            <chart:data-point chart:repeated="10"/>
          </chart:series>
          <chart:series chart:style-name="ch13" chart:values-cell-range-address="Elsevier.I16:Elsevier.I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971428571428571">
                <text:p>0.971428571428571</text:p>
                <draw:g>
                  <svg:desc>Elsevier.I29:Elsevier.I38</svg:desc>
                </draw:g>
              </table:table-cell>
              <table:table-cell office:value-type="float" office:value="1">
                <text:p>1</text:p>
                <draw:g>
                  <svg:desc>Elsevier.I3:Elsevier.I12</svg:desc>
                </draw:g>
              </table:table-cell>
              <table:table-cell office:value-type="float" office:value="1">
                <text:p>1</text:p>
                <draw:g>
                  <svg:desc>Elsevier.I16:Elsevie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14cm" svg:y="0.316cm" chart:style-name="ch2">
          <text:p>Error</text:p>
        </chart:title>
        <chart:legend chart:legend-position="end" svg:x="13.79cm" svg:y="3.703cm" style:legend-expansion="high" chart:style-name="ch3"/>
        <chart:plot-area chart:style-name="ch4" table:cell-range-address="Elsevier.A3:Elsevier.A12 Elsevier.A27:Elsevier.A27 Elsevier.J29:Elsevier.J38 Elsevier.A1:Elsevier.A1 Elsevier.J3:Elsevier.J12 Elsevier.A14:Elsevier.A14 Elsevier.J16:Elsevier.J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Elsevier.A3:Elsevie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Elsevier.J29:Elsevier.J38" chart:label-cell-address="Elsevier.A27:Elsevier.A27" chart:class="chart:scatter">
            <chart:domain table:cell-range-address="Elsevier.A3:Elsevier.A12"/>
            <chart:data-point chart:repeated="10"/>
          </chart:series>
          <chart:series chart:style-name="ch12" chart:values-cell-range-address="Elsevier.J3:Elsevier.J12" chart:label-cell-address="Elsevier.A1:Elsevier.A1" chart:class="chart:scatter">
            <chart:data-point chart:repeated="10"/>
          </chart:series>
          <chart:series chart:style-name="ch13" chart:values-cell-range-address="Elsevier.J16:Elsevier.J25" chart:label-cell-address="Elsevier.A14:Elsevie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Elsevier.A27:Elsevier.A27</svg:desc>
                </draw:g>
              </table:table-cell>
              <table:table-cell office:value-type="string">
                <text:p>ALEPH</text:p>
                <draw:g>
                  <svg:desc>Elsevier.A1:Elsevier.A1</svg:desc>
                </draw:g>
              </table:table-cell>
              <table:table-cell office:value-type="string">
                <text:p>PROGOL</text:p>
                <draw:g>
                  <svg:desc>Elsevier.A14:Elsevie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Elsevier.A3:Elsevier.A12</svg:desc>
                </draw:g>
              </table:table-cell>
              <table:table-cell office:value-type="float" office:value="0">
                <text:p>0</text:p>
                <draw:g>
                  <svg:desc>Elsevier.A3:Elsevier.A12</svg:desc>
                </draw:g>
              </table:table-cell>
              <table:table-cell office:value-type="float" office:value="0.0285714285714286">
                <text:p>0.0285714285714286</text:p>
                <draw:g>
                  <svg:desc>Elsevier.J29:Elsevier.J38</svg:desc>
                </draw:g>
              </table:table-cell>
              <table:table-cell office:value-type="float" office:value="0">
                <text:p>0</text:p>
                <draw:g>
                  <svg:desc>Elsevier.J3:Elsevier.J12</svg:desc>
                </draw:g>
              </table:table-cell>
              <table:table-cell office:value-type="float" office:value="0">
                <text:p>0</text:p>
                <draw:g>
                  <svg:desc>Elsevier.J16:Elsevier.J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.0571428571428572">
                <text:p>0.057142857142857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0285714285714286">
                <text:p>0.0285714285714286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0571428571428572">
                <text:p>0.0571428571428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Precision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F29:JMLR.F38 JMLR.A1:JMLR.A1 JMLR.F3:JMLR.F12 JMLR.A14:JMLR.A14 JMLR.F16:JMLR.F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F29:JMLR.F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F3:JMLR.F12" chart:label-cell-address="JMLR.A1:JMLR.A1" chart:class="chart:scatter">
            <chart:data-point chart:repeated="10"/>
          </chart:series>
          <chart:series chart:style-name="ch13" chart:values-cell-range-address="JMLR.F16:JMLR.F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F29:JMLR.F38</svg:desc>
                </draw:g>
              </table:table-cell>
              <table:table-cell office:value-type="float" office:value="0.909090909090909">
                <text:p>0.909090909090909</text:p>
                <draw:g>
                  <svg:desc>JMLR.F3:JMLR.F12</svg:desc>
                </draw:g>
              </table:table-cell>
              <table:table-cell office:value-type="float" office:value="1">
                <text:p>1</text:p>
                <draw:g>
                  <svg:desc>JMLR.F16:JMLR.F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95cm" svg:y="0.316cm" chart:style-name="ch2">
          <text:p>Recall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G29:JMLR.G38 JMLR.A1:JMLR.A1 JMLR.G3:JMLR.G12 JMLR.A14:JMLR.A14 JMLR.G16:JMLR.G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G29:JMLR.G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G3:JMLR.G12" chart:label-cell-address="JMLR.A1:JMLR.A1" chart:class="chart:scatter">
            <chart:data-point chart:repeated="10"/>
          </chart:series>
          <chart:series chart:style-name="ch13" chart:values-cell-range-address="JMLR.G16:JMLR.G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G29:JMLR.G38</svg:desc>
                </draw:g>
              </table:table-cell>
              <table:table-cell office:value-type="float" office:value="1">
                <text:p>1</text:p>
                <draw:g>
                  <svg:desc>JMLR.G3:JMLR.G12</svg:desc>
                </draw:g>
              </table:table-cell>
              <table:table-cell office:value-type="float" office:value="1">
                <text:p>1</text:p>
                <draw:g>
                  <svg:desc>JMLR.G16:JMLR.G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">
                <text:p>0.9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58cm" svg:y="0.316cm" chart:style-name="ch2">
          <text:p>F Measure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H29:JMLR.H38 JMLR.A1:JMLR.A1 JMLR.H3:JMLR.H12 JMLR.A14:JMLR.A14 JMLR.H16:JMLR.H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H29:JMLR.H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H3:JMLR.H12" chart:label-cell-address="JMLR.A1:JMLR.A1" chart:class="chart:scatter">
            <chart:data-point chart:repeated="10"/>
          </chart:series>
          <chart:series chart:style-name="ch13" chart:values-cell-range-address="JMLR.H16:JMLR.H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H29:JMLR.H38</svg:desc>
                </draw:g>
              </table:table-cell>
              <table:table-cell office:value-type="float" office:value="0.952380952380952">
                <text:p>0.952380952380952</text:p>
                <draw:g>
                  <svg:desc>JMLR.H3:JMLR.H12</svg:desc>
                </draw:g>
              </table:table-cell>
              <table:table-cell office:value-type="float" office:value="1">
                <text:p>1</text:p>
                <draw:g>
                  <svg:desc>JMLR.H16:JMLR.H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09090909090909">
                <text:p>0.9090909090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0.952380952380952">
                <text:p>0.9523809523809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0000" number:language="en" number:country="GB">
      <number:number number:min-integer-digits="1"/>
    </number:number-style>
    <number:number-style style:name="N40110" number:language="en" number:country="GB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ignore" chart:right-angled-axes="true"/>
    </style:style>
    <style:style style:name="ch5" style:family="chart" style:data-style-name="N4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0110">
      <style:chart-properties chart:display-label="true" chart:logarithmic="false" chart:minimum="0.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011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11" style:family="chart" style:data-style-name="N40110">
      <style:chart-properties chart:symbol-type="non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40110">
      <style:chart-properties chart:symbol-type="non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40110">
      <style:chart-properties chart:symbol-type="non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Accuracy</text:p>
        </chart:title>
        <chart:legend chart:legend-position="end" svg:x="13.79cm" svg:y="3.703cm" style:legend-expansion="high" chart:style-name="ch3"/>
        <chart:plot-area chart:style-name="ch4" table:cell-range-address="JMLR.A3:JMLR.A12 JMLR.A27:JMLR.A27 JMLR.I29:JMLR.I38 JMLR.A1:JMLR.A1 JMLR.I3:JMLR.I12 JMLR.A14:JMLR.A14 JMLR.I16:JMLR.I25" chart:data-source-has-labels="both" svg:x="1.331cm" svg:y="1.481cm" svg:width="11.819cm" svg:height="6.3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445cm" svg:y="1.481cm" svg:width="10.689cm" svg:height="5.711cm"/>
          <dr3d:light dr3d:diffuse-color="#808080" dr3d:direction="(0 0 1)" dr3d:enabled="false" dr3d:specular="true"/>
          <dr3d:light dr3d:diffuse-color="#666666" dr3d:direction="(0.9 0.5 0.0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:title svg:x="6.865cm" svg:y="8.019cm" chart:style-name="ch6">
              <text:p>Fold</text:p>
            </chart:title>
            <chart:categories table:cell-range-address="JMLR.A3:JMLR.A12"/>
            <chart:grid chart:style-name="ch7" chart:class="major"/>
          </chart:axis>
          <chart:axis chart:dimension="y" chart:name="primary-y" chart:style-name="ch8">
            <chart:title svg:x="0.451cm" svg:y="4.863cm" chart:style-name="ch9">
              <text:p>%</text:p>
            </chart:title>
          </chart:axis>
          <chart:axis chart:dimension="z" chart:name="primary-z" chart:style-name="ch10"/>
          <chart:series chart:style-name="ch11" chart:values-cell-range-address="JMLR.I29:JMLR.I38" chart:label-cell-address="JMLR.A27:JMLR.A27" chart:class="chart:scatter">
            <chart:domain table:cell-range-address="JMLR.A3:JMLR.A12"/>
            <chart:data-point chart:repeated="10"/>
          </chart:series>
          <chart:series chart:style-name="ch12" chart:values-cell-range-address="JMLR.I3:JMLR.I12" chart:label-cell-address="JMLR.A1:JMLR.A1" chart:class="chart:scatter">
            <chart:data-point chart:repeated="10"/>
          </chart:series>
          <chart:series chart:style-name="ch13" chart:values-cell-range-address="JMLR.I16:JMLR.I25" chart:label-cell-address="JMLR.A14:JMLR.A14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FOIL</text:p>
                <draw:g>
                  <svg:desc>JMLR.A27:JMLR.A27</svg:desc>
                </draw:g>
              </table:table-cell>
              <table:table-cell office:value-type="string">
                <text:p>ALEPH</text:p>
                <draw:g>
                  <svg:desc>JMLR.A1:JMLR.A1</svg:desc>
                </draw:g>
              </table:table-cell>
              <table:table-cell office:value-type="string">
                <text:p>PROGOL</text:p>
                <draw:g>
                  <svg:desc>JMLR.A14:JMLR.A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JMLR.A3:JMLR.A12</svg:desc>
                </draw:g>
              </table:table-cell>
              <table:table-cell office:value-type="float" office:value="0">
                <text:p>0</text:p>
                <draw:g>
                  <svg:desc>JMLR.A3:JMLR.A12</svg:desc>
                </draw:g>
              </table:table-cell>
              <table:table-cell office:value-type="float" office:value="1">
                <text:p>1</text:p>
                <draw:g>
                  <svg:desc>JMLR.I29:JMLR.I38</svg:desc>
                </draw:g>
              </table:table-cell>
              <table:table-cell office:value-type="float" office:value="0.971428571428571">
                <text:p>0.971428571428571</text:p>
                <draw:g>
                  <svg:desc>JMLR.I3:JMLR.I12</svg:desc>
                </draw:g>
              </table:table-cell>
              <table:table-cell office:value-type="float" office:value="1">
                <text:p>1</text:p>
                <draw:g>
                  <svg:desc>JMLR.I16:JMLR.I2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0.942857142857143">
                <text:p>0.94285714285714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942857142857143">
                <text:p>0.942857142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971428571428571">
                <text:p>0.9714285714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0.972222222222222">
                <text:p>0.97222222222222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